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Log-sqr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og-sqrt" table:style-name="ta1">
        <office:forms form:automatic-focus="false" form:apply-design-mode="false"/>
        <table:table-column table:style-name="co1" table:number-columns-repeated="16382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repetition</text:p>
          </table:table-cell>
          <table:table-cell office:value-type="string" calcext:value-type="string">
            <text:p>solver_cost</text:p>
          </table:table-cell>
          <table:table-cell office:value-type="string" calcext:value-type="string">
            <text:p>validator_violations</text:p>
          </table:table-cell>
          <table:table-cell office:value-type="string" calcext:value-type="string">
            <text:p>validator_cost</text:p>
          </table:table-cell>
          <table:table-cell office:value-type="string" calcext:value-type="string">
            <text:p>time</text:p>
          </table:table-cell>
          <table:table-cell table:number-columns-repeated="2"/>
          <table:table-cell office:value-type="string" calcext:value-type="string">
            <text:p>instance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 time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01</text:p>
          </table:table-cell>
          <table:table-cell office:value-type="float" office:value="0" calcext:value-type="float">
            <text:p>0</text:p>
          </table:table-cell>
          <table:table-cell office:value-type="float" office:value="29314" calcext:value-type="float">
            <text:p>29314</text:p>
          </table:table-cell>
          <table:table-cell office:value-type="float" office:value="0" calcext:value-type="float">
            <text:p>0</text:p>
          </table:table-cell>
          <table:table-cell office:value-type="float" office:value="29314" calcext:value-type="float">
            <text:p>29314</text:p>
          </table:table-cell>
          <table:table-cell office:value-type="float" office:value="70.2851240839809" calcext:value-type="float">
            <text:p>70,2851240839809</text:p>
          </table:table-cell>
          <table:table-cell table:number-columns-repeated="2"/>
          <table:table-cell office:value-type="string" calcext:value-type="string">
            <text:p>wlp01</text:p>
          </table:table-cell>
          <table:table-cell table:formula="of:=COM.MICROSOFT.MINIFS([.$E$2:.$E$301];[.$A$2:.$A$301];[.$I2])" office:value-type="float" office:value="29025" calcext:value-type="float">
            <text:p>29025</text:p>
          </table:table-cell>
          <table:table-cell table:formula="of:=AVERAGEIFS([.$E$2:.$E$301];[.$A$2:.$A$301];[.$I2])" office:value-type="float" office:value="29249.7" calcext:value-type="float">
            <text:p>29249,7</text:p>
          </table:table-cell>
          <table:table-cell table:formula="of:=AVERAGEIFS([.$F$2:.$F$301];[.$A$2:.$A$301];[.$I2])" office:value-type="float" office:value="69.6481745032826" calcext:value-type="float">
            <text:p>69,64817450328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02</text:p>
          </table:table-cell>
          <table:table-cell office:value-type="float" office:value="0" calcext:value-type="float">
            <text:p>0</text:p>
          </table:table-cell>
          <table:table-cell office:value-type="float" office:value="54263" calcext:value-type="float">
            <text:p>54263</text:p>
          </table:table-cell>
          <table:table-cell office:value-type="float" office:value="0" calcext:value-type="float">
            <text:p>0</text:p>
          </table:table-cell>
          <table:table-cell office:value-type="float" office:value="54263" calcext:value-type="float">
            <text:p>54263</text:p>
          </table:table-cell>
          <table:table-cell office:value-type="float" office:value="99.4504731821362" calcext:value-type="float">
            <text:p>99,4504731821362</text:p>
          </table:table-cell>
          <table:table-cell table:number-columns-repeated="2"/>
          <table:table-cell office:value-type="string" calcext:value-type="string">
            <text:p>wlp02</text:p>
          </table:table-cell>
          <table:table-cell table:formula="of:=COM.MICROSOFT.MINIFS([.$E$2:.$E$301];[.$A$2:.$A$301];[.$I3])" office:value-type="float" office:value="54061" calcext:value-type="float">
            <text:p>54061</text:p>
          </table:table-cell>
          <table:table-cell table:formula="of:=AVERAGEIFS([.$E$2:.$E$301];[.$A$2:.$A$301];[.$I3])" office:value-type="float" office:value="54207.5" calcext:value-type="float">
            <text:p>54207,5</text:p>
          </table:table-cell>
          <table:table-cell table:formula="of:=AVERAGEIFS([.$F$2:.$F$301];[.$A$2:.$A$301];[.$I3])" office:value-type="float" office:value="99.5412213850766" calcext:value-type="float">
            <text:p>99,541221385076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03</text:p>
          </table:table-cell>
          <table:table-cell office:value-type="float" office:value="0" calcext:value-type="float">
            <text:p>0</text:p>
          </table:table-cell>
          <table:table-cell office:value-type="float" office:value="65942" calcext:value-type="float">
            <text:p>65942</text:p>
          </table:table-cell>
          <table:table-cell office:value-type="float" office:value="0" calcext:value-type="float">
            <text:p>0</text:p>
          </table:table-cell>
          <table:table-cell office:value-type="float" office:value="65942" calcext:value-type="float">
            <text:p>65942</text:p>
          </table:table-cell>
          <table:table-cell office:value-type="float" office:value="121.872583396034" calcext:value-type="float">
            <text:p>121,872583396034</text:p>
          </table:table-cell>
          <table:table-cell table:number-columns-repeated="2"/>
          <table:table-cell office:value-type="string" calcext:value-type="string">
            <text:p>wlp03</text:p>
          </table:table-cell>
          <table:table-cell table:formula="of:=COM.MICROSOFT.MINIFS([.$E$2:.$E$301];[.$A$2:.$A$301];[.$I4])" office:value-type="float" office:value="65562" calcext:value-type="float">
            <text:p>65562</text:p>
          </table:table-cell>
          <table:table-cell table:formula="of:=AVERAGEIFS([.$E$2:.$E$301];[.$A$2:.$A$301];[.$I4])" office:value-type="float" office:value="65986.2" calcext:value-type="float">
            <text:p>65986,2</text:p>
          </table:table-cell>
          <table:table-cell table:formula="of:=AVERAGEIFS([.$F$2:.$F$301];[.$A$2:.$A$301];[.$I4])" office:value-type="float" office:value="121.934323036181" calcext:value-type="float">
            <text:p>121,93432303618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04</text:p>
          </table:table-cell>
          <table:table-cell office:value-type="float" office:value="0" calcext:value-type="float">
            <text:p>0</text:p>
          </table:table-cell>
          <table:table-cell office:value-type="float" office:value="86164" calcext:value-type="float">
            <text:p>86164</text:p>
          </table:table-cell>
          <table:table-cell office:value-type="float" office:value="0" calcext:value-type="float">
            <text:p>0</text:p>
          </table:table-cell>
          <table:table-cell office:value-type="float" office:value="86164" calcext:value-type="float">
            <text:p>86164</text:p>
          </table:table-cell>
          <table:table-cell office:value-type="float" office:value="141.137477887095" calcext:value-type="float">
            <text:p>141,137477887095</text:p>
          </table:table-cell>
          <table:table-cell table:number-columns-repeated="2"/>
          <table:table-cell office:value-type="string" calcext:value-type="string">
            <text:p>wlp04</text:p>
          </table:table-cell>
          <table:table-cell table:formula="of:=COM.MICROSOFT.MINIFS([.$E$2:.$E$301];[.$A$2:.$A$301];[.$I5])" office:value-type="float" office:value="85894" calcext:value-type="float">
            <text:p>85894</text:p>
          </table:table-cell>
          <table:table-cell table:formula="of:=AVERAGEIFS([.$E$2:.$E$301];[.$A$2:.$A$301];[.$I5])" office:value-type="float" office:value="86391.7" calcext:value-type="float">
            <text:p>86391,7</text:p>
          </table:table-cell>
          <table:table-cell table:formula="of:=AVERAGEIFS([.$F$2:.$F$301];[.$A$2:.$A$301];[.$I5])" office:value-type="float" office:value="141.070721333147" calcext:value-type="float">
            <text:p>141,07072133314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05</text:p>
          </table:table-cell>
          <table:table-cell office:value-type="float" office:value="0" calcext:value-type="float">
            <text:p>0</text:p>
          </table:table-cell>
          <table:table-cell office:value-type="float" office:value="106192" calcext:value-type="float">
            <text:p>106192</text:p>
          </table:table-cell>
          <table:table-cell office:value-type="float" office:value="0" calcext:value-type="float">
            <text:p>0</text:p>
          </table:table-cell>
          <table:table-cell office:value-type="float" office:value="106192" calcext:value-type="float">
            <text:p>106192</text:p>
          </table:table-cell>
          <table:table-cell office:value-type="float" office:value="157.732765225926" calcext:value-type="float">
            <text:p>157,732765225926</text:p>
          </table:table-cell>
          <table:table-cell table:number-columns-repeated="2"/>
          <table:table-cell office:value-type="string" calcext:value-type="string">
            <text:p>wlp05</text:p>
          </table:table-cell>
          <table:table-cell table:formula="of:=COM.MICROSOFT.MINIFS([.$E$2:.$E$301];[.$A$2:.$A$301];[.$I6])" office:value-type="float" office:value="106079" calcext:value-type="float">
            <text:p>106079</text:p>
          </table:table-cell>
          <table:table-cell table:formula="of:=AVERAGEIFS([.$E$2:.$E$301];[.$A$2:.$A$301];[.$I6])" office:value-type="float" office:value="106336" calcext:value-type="float">
            <text:p>106336</text:p>
          </table:table-cell>
          <table:table-cell table:formula="of:=AVERAGEIFS([.$F$2:.$F$301];[.$A$2:.$A$301];[.$I6])" office:value-type="float" office:value="157.815411894256" calcext:value-type="float">
            <text:p>157,81541189425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06</text:p>
          </table:table-cell>
          <table:table-cell office:value-type="float" office:value="0" calcext:value-type="float">
            <text:p>0</text:p>
          </table:table-cell>
          <table:table-cell office:value-type="float" office:value="114253" calcext:value-type="float">
            <text:p>114253</text:p>
          </table:table-cell>
          <table:table-cell office:value-type="float" office:value="0" calcext:value-type="float">
            <text:p>0</text:p>
          </table:table-cell>
          <table:table-cell office:value-type="float" office:value="114253" calcext:value-type="float">
            <text:p>114253</text:p>
          </table:table-cell>
          <table:table-cell office:value-type="float" office:value="172.868540419032" calcext:value-type="float">
            <text:p>172,868540419032</text:p>
          </table:table-cell>
          <table:table-cell table:number-columns-repeated="2"/>
          <table:table-cell office:value-type="string" calcext:value-type="string">
            <text:p>wlp06</text:p>
          </table:table-cell>
          <table:table-cell table:formula="of:=COM.MICROSOFT.MINIFS([.$E$2:.$E$301];[.$A$2:.$A$301];[.$I7])" office:value-type="float" office:value="113976" calcext:value-type="float">
            <text:p>113976</text:p>
          </table:table-cell>
          <table:table-cell table:formula="of:=AVERAGEIFS([.$E$2:.$E$301];[.$A$2:.$A$301];[.$I7])" office:value-type="float" office:value="114255.3" calcext:value-type="float">
            <text:p>114255,3</text:p>
          </table:table-cell>
          <table:table-cell table:formula="of:=AVERAGEIFS([.$F$2:.$F$301];[.$A$2:.$A$301];[.$I7])" office:value-type="float" office:value="172.861821631668" calcext:value-type="float">
            <text:p>172,86182163166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07</text:p>
          </table:table-cell>
          <table:table-cell office:value-type="float" office:value="0" calcext:value-type="float">
            <text:p>0</text:p>
          </table:table-cell>
          <table:table-cell office:value-type="float" office:value="165964" calcext:value-type="float">
            <text:p>165964</text:p>
          </table:table-cell>
          <table:table-cell office:value-type="float" office:value="0" calcext:value-type="float">
            <text:p>0</text:p>
          </table:table-cell>
          <table:table-cell office:value-type="float" office:value="165964" calcext:value-type="float">
            <text:p>165964</text:p>
          </table:table-cell>
          <table:table-cell office:value-type="float" office:value="199.882509686984" calcext:value-type="float">
            <text:p>199,882509686984</text:p>
          </table:table-cell>
          <table:table-cell table:number-columns-repeated="2"/>
          <table:table-cell office:value-type="string" calcext:value-type="string">
            <text:p>wlp07</text:p>
          </table:table-cell>
          <table:table-cell table:formula="of:=COM.MICROSOFT.MINIFS([.$E$2:.$E$301];[.$A$2:.$A$301];[.$I8])" office:value-type="float" office:value="165647" calcext:value-type="float">
            <text:p>165647</text:p>
          </table:table-cell>
          <table:table-cell table:formula="of:=AVERAGEIFS([.$E$2:.$E$301];[.$A$2:.$A$301];[.$I8])" office:value-type="float" office:value="166063.1" calcext:value-type="float">
            <text:p>166063,1</text:p>
          </table:table-cell>
          <table:table-cell table:formula="of:=AVERAGEIFS([.$F$2:.$F$301];[.$A$2:.$A$301];[.$I8])" office:value-type="float" office:value="199.117535827425" calcext:value-type="float">
            <text:p>199,11753582742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08</text:p>
          </table:table-cell>
          <table:table-cell office:value-type="float" office:value="0" calcext:value-type="float">
            <text:p>0</text:p>
          </table:table-cell>
          <table:table-cell office:value-type="float" office:value="192229" calcext:value-type="float">
            <text:p>192229</text:p>
          </table:table-cell>
          <table:table-cell office:value-type="float" office:value="0" calcext:value-type="float">
            <text:p>0</text:p>
          </table:table-cell>
          <table:table-cell office:value-type="float" office:value="192229" calcext:value-type="float">
            <text:p>192229</text:p>
          </table:table-cell>
          <table:table-cell office:value-type="float" office:value="223.598104607081" calcext:value-type="float">
            <text:p>223,598104607081</text:p>
          </table:table-cell>
          <table:table-cell table:number-columns-repeated="2"/>
          <table:table-cell office:value-type="string" calcext:value-type="string">
            <text:p>wlp08</text:p>
          </table:table-cell>
          <table:table-cell table:formula="of:=COM.MICROSOFT.MINIFS([.$E$2:.$E$301];[.$A$2:.$A$301];[.$I9])" office:value-type="float" office:value="191822" calcext:value-type="float">
            <text:p>191822</text:p>
          </table:table-cell>
          <table:table-cell table:formula="of:=AVERAGEIFS([.$E$2:.$E$301];[.$A$2:.$A$301];[.$I9])" office:value-type="float" office:value="192275.7" calcext:value-type="float">
            <text:p>192275,7</text:p>
          </table:table-cell>
          <table:table-cell table:formula="of:=AVERAGEIFS([.$F$2:.$F$301];[.$A$2:.$A$301];[.$I9])" office:value-type="float" office:value="221.849159114412" calcext:value-type="float">
            <text:p>221,84915911441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09</text:p>
          </table:table-cell>
          <table:table-cell office:value-type="float" office:value="0" calcext:value-type="float">
            <text:p>0</text:p>
          </table:table-cell>
          <table:table-cell office:value-type="float" office:value="223828" calcext:value-type="float">
            <text:p>223828</text:p>
          </table:table-cell>
          <table:table-cell office:value-type="float" office:value="0" calcext:value-type="float">
            <text:p>0</text:p>
          </table:table-cell>
          <table:table-cell office:value-type="float" office:value="223828" calcext:value-type="float">
            <text:p>223828</text:p>
          </table:table-cell>
          <table:table-cell office:value-type="float" office:value="244.981075352989" calcext:value-type="float">
            <text:p>244,981075352989</text:p>
          </table:table-cell>
          <table:table-cell table:number-columns-repeated="2"/>
          <table:table-cell office:value-type="string" calcext:value-type="string">
            <text:p>wlp09</text:p>
          </table:table-cell>
          <table:table-cell table:formula="of:=COM.MICROSOFT.MINIFS([.$E$2:.$E$301];[.$A$2:.$A$301];[.$I10])" office:value-type="float" office:value="222979" calcext:value-type="float">
            <text:p>222979</text:p>
          </table:table-cell>
          <table:table-cell table:formula="of:=AVERAGEIFS([.$E$2:.$E$301];[.$A$2:.$A$301];[.$I10])" office:value-type="float" office:value="223537.7" calcext:value-type="float">
            <text:p>223537,7</text:p>
          </table:table-cell>
          <table:table-cell table:formula="of:=AVERAGEIFS([.$F$2:.$F$301];[.$A$2:.$A$301];[.$I10])" office:value-type="float" office:value="244.682109121" calcext:value-type="float">
            <text:p>244,68210912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10</text:p>
          </table:table-cell>
          <table:table-cell office:value-type="float" office:value="0" calcext:value-type="float">
            <text:p>0</text:p>
          </table:table-cell>
          <table:table-cell office:value-type="float" office:value="250461" calcext:value-type="float">
            <text:p>250461</text:p>
          </table:table-cell>
          <table:table-cell office:value-type="float" office:value="0" calcext:value-type="float">
            <text:p>0</text:p>
          </table:table-cell>
          <table:table-cell office:value-type="float" office:value="250461" calcext:value-type="float">
            <text:p>250461</text:p>
          </table:table-cell>
          <table:table-cell office:value-type="float" office:value="264.673820726107" calcext:value-type="float">
            <text:p>264,673820726107</text:p>
          </table:table-cell>
          <table:table-cell table:number-columns-repeated="2"/>
          <table:table-cell office:value-type="string" calcext:value-type="string">
            <text:p>wlp10</text:p>
          </table:table-cell>
          <table:table-cell table:formula="of:=COM.MICROSOFT.MINIFS([.$E$2:.$E$301];[.$A$2:.$A$301];[.$I11])" office:value-type="float" office:value="249762" calcext:value-type="float">
            <text:p>249762</text:p>
          </table:table-cell>
          <table:table-cell table:formula="of:=AVERAGEIFS([.$E$2:.$E$301];[.$A$2:.$A$301];[.$I11])" office:value-type="float" office:value="250453.9" calcext:value-type="float">
            <text:p>250453,9</text:p>
          </table:table-cell>
          <table:table-cell table:formula="of:=AVERAGEIFS([.$F$2:.$F$301];[.$A$2:.$A$301];[.$I11])" office:value-type="float" office:value="264.525311825447" calcext:value-type="float">
            <text:p>264,52531182544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11</text:p>
          </table:table-cell>
          <table:table-cell office:value-type="float" office:value="0" calcext:value-type="float">
            <text:p>0</text:p>
          </table:table-cell>
          <table:table-cell office:value-type="float" office:value="295663" calcext:value-type="float">
            <text:p>295663</text:p>
          </table:table-cell>
          <table:table-cell office:value-type="float" office:value="0" calcext:value-type="float">
            <text:p>0</text:p>
          </table:table-cell>
          <table:table-cell office:value-type="float" office:value="295663" calcext:value-type="float">
            <text:p>295663</text:p>
          </table:table-cell>
          <table:table-cell office:value-type="float" office:value="282.69424440898" calcext:value-type="float">
            <text:p>282,69424440898</text:p>
          </table:table-cell>
          <table:table-cell table:number-columns-repeated="2"/>
          <table:table-cell office:value-type="string" calcext:value-type="string">
            <text:p>wlp11</text:p>
          </table:table-cell>
          <table:table-cell table:formula="of:=COM.MICROSOFT.MINIFS([.$E$2:.$E$301];[.$A$2:.$A$301];[.$I12])" office:value-type="float" office:value="294315" calcext:value-type="float">
            <text:p>294315</text:p>
          </table:table-cell>
          <table:table-cell table:formula="of:=AVERAGEIFS([.$E$2:.$E$301];[.$A$2:.$A$301];[.$I12])" office:value-type="float" office:value="294877" calcext:value-type="float">
            <text:p>294877</text:p>
          </table:table-cell>
          <table:table-cell table:formula="of:=AVERAGEIFS([.$F$2:.$F$301];[.$A$2:.$A$301];[.$I12])" office:value-type="float" office:value="282.815192748932" calcext:value-type="float">
            <text:p>282,81519274893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12</text:p>
          </table:table-cell>
          <table:table-cell office:value-type="float" office:value="0" calcext:value-type="float">
            <text:p>0</text:p>
          </table:table-cell>
          <table:table-cell office:value-type="float" office:value="303289" calcext:value-type="float">
            <text:p>303289</text:p>
          </table:table-cell>
          <table:table-cell office:value-type="float" office:value="0" calcext:value-type="float">
            <text:p>0</text:p>
          </table:table-cell>
          <table:table-cell office:value-type="float" office:value="303289" calcext:value-type="float">
            <text:p>303289</text:p>
          </table:table-cell>
          <table:table-cell office:value-type="float" office:value="299.584914346924" calcext:value-type="float">
            <text:p>299,584914346924</text:p>
          </table:table-cell>
          <table:table-cell table:number-columns-repeated="2"/>
          <table:table-cell office:value-type="string" calcext:value-type="string">
            <text:p>wlp12</text:p>
          </table:table-cell>
          <table:table-cell table:formula="of:=COM.MICROSOFT.MINIFS([.$E$2:.$E$301];[.$A$2:.$A$301];[.$I13])" office:value-type="float" office:value="302834" calcext:value-type="float">
            <text:p>302834</text:p>
          </table:table-cell>
          <table:table-cell table:formula="of:=AVERAGEIFS([.$E$2:.$E$301];[.$A$2:.$A$301];[.$I13])" office:value-type="float" office:value="303594.2" calcext:value-type="float">
            <text:p>303594,2</text:p>
          </table:table-cell>
          <table:table-cell table:formula="of:=AVERAGEIFS([.$F$2:.$F$301];[.$A$2:.$A$301];[.$I13])" office:value-type="float" office:value="299.921342304581" calcext:value-type="float">
            <text:p>299,92134230458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13</text:p>
          </table:table-cell>
          <table:table-cell office:value-type="float" office:value="0" calcext:value-type="float">
            <text:p>0</text:p>
          </table:table-cell>
          <table:table-cell office:value-type="float" office:value="321263" calcext:value-type="float">
            <text:p>321263</text:p>
          </table:table-cell>
          <table:table-cell office:value-type="float" office:value="0" calcext:value-type="float">
            <text:p>0</text:p>
          </table:table-cell>
          <table:table-cell office:value-type="float" office:value="321263" calcext:value-type="float">
            <text:p>321263</text:p>
          </table:table-cell>
          <table:table-cell office:value-type="float" office:value="316.42333475314" calcext:value-type="float">
            <text:p>316,42333475314</text:p>
          </table:table-cell>
          <table:table-cell table:number-columns-repeated="2"/>
          <table:table-cell office:value-type="string" calcext:value-type="string">
            <text:p>wlp13</text:p>
          </table:table-cell>
          <table:table-cell table:formula="of:=COM.MICROSOFT.MINIFS([.$E$2:.$E$301];[.$A$2:.$A$301];[.$I14])" office:value-type="float" office:value="320652" calcext:value-type="float">
            <text:p>320652</text:p>
          </table:table-cell>
          <table:table-cell table:formula="of:=AVERAGEIFS([.$E$2:.$E$301];[.$A$2:.$A$301];[.$I14])" office:value-type="float" office:value="321310.4" calcext:value-type="float">
            <text:p>321310,4</text:p>
          </table:table-cell>
          <table:table-cell table:formula="of:=AVERAGEIFS([.$F$2:.$F$301];[.$A$2:.$A$301];[.$I14])" office:value-type="float" office:value="316.03065850737" calcext:value-type="float">
            <text:p>316,030658507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14</text:p>
          </table:table-cell>
          <table:table-cell office:value-type="float" office:value="0" calcext:value-type="float">
            <text:p>0</text:p>
          </table:table-cell>
          <table:table-cell office:value-type="float" office:value="402734" calcext:value-type="float">
            <text:p>402734</text:p>
          </table:table-cell>
          <table:table-cell office:value-type="float" office:value="0" calcext:value-type="float">
            <text:p>0</text:p>
          </table:table-cell>
          <table:table-cell office:value-type="float" office:value="402734" calcext:value-type="float">
            <text:p>402734</text:p>
          </table:table-cell>
          <table:table-cell office:value-type="float" office:value="346.224521884927" calcext:value-type="float">
            <text:p>346,224521884927</text:p>
          </table:table-cell>
          <table:table-cell table:number-columns-repeated="2"/>
          <table:table-cell office:value-type="string" calcext:value-type="string">
            <text:p>wlp14</text:p>
          </table:table-cell>
          <table:table-cell table:formula="of:=COM.MICROSOFT.MINIFS([.$E$2:.$E$301];[.$A$2:.$A$301];[.$I15])" office:value-type="float" office:value="402477" calcext:value-type="float">
            <text:p>402477</text:p>
          </table:table-cell>
          <table:table-cell table:formula="of:=AVERAGEIFS([.$E$2:.$E$301];[.$A$2:.$A$301];[.$I15])" office:value-type="float" office:value="403560" calcext:value-type="float">
            <text:p>403560</text:p>
          </table:table-cell>
          <table:table-cell table:formula="of:=AVERAGEIFS([.$F$2:.$F$301];[.$A$2:.$A$301];[.$I15])" office:value-type="float" office:value="346.373967647086" calcext:value-type="float">
            <text:p>346,37396764708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15</text:p>
          </table:table-cell>
          <table:table-cell office:value-type="float" office:value="0" calcext:value-type="float">
            <text:p>0</text:p>
          </table:table-cell>
          <table:table-cell office:value-type="float" office:value="467252" calcext:value-type="float">
            <text:p>467252</text:p>
          </table:table-cell>
          <table:table-cell office:value-type="float" office:value="0" calcext:value-type="float">
            <text:p>0</text:p>
          </table:table-cell>
          <table:table-cell office:value-type="float" office:value="467252" calcext:value-type="float">
            <text:p>467252</text:p>
          </table:table-cell>
          <table:table-cell office:value-type="float" office:value="374.489466188941" calcext:value-type="float">
            <text:p>374,489466188941</text:p>
          </table:table-cell>
          <table:table-cell table:number-columns-repeated="2"/>
          <table:table-cell office:value-type="string" calcext:value-type="string">
            <text:p>wlp15</text:p>
          </table:table-cell>
          <table:table-cell table:formula="of:=COM.MICROSOFT.MINIFS([.$E$2:.$E$301];[.$A$2:.$A$301];[.$I16])" office:value-type="float" office:value="466848" calcext:value-type="float">
            <text:p>466848</text:p>
          </table:table-cell>
          <table:table-cell table:formula="of:=AVERAGEIFS([.$E$2:.$E$301];[.$A$2:.$A$301];[.$I16])" office:value-type="float" office:value="467414.7" calcext:value-type="float">
            <text:p>467414,7</text:p>
          </table:table-cell>
          <table:table-cell table:formula="of:=AVERAGEIFS([.$F$2:.$F$301];[.$A$2:.$A$301];[.$I16])" office:value-type="float" office:value="374.353800406167" calcext:value-type="float">
            <text:p>374,35380040616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16</text:p>
          </table:table-cell>
          <table:table-cell office:value-type="float" office:value="0" calcext:value-type="float">
            <text:p>0</text:p>
          </table:table-cell>
          <table:table-cell office:value-type="float" office:value="543041" calcext:value-type="float">
            <text:p>543041</text:p>
          </table:table-cell>
          <table:table-cell office:value-type="float" office:value="0" calcext:value-type="float">
            <text:p>0</text:p>
          </table:table-cell>
          <table:table-cell office:value-type="float" office:value="543041" calcext:value-type="float">
            <text:p>543041</text:p>
          </table:table-cell>
          <table:table-cell office:value-type="float" office:value="400.572454511886" calcext:value-type="float">
            <text:p>400,572454511886</text:p>
          </table:table-cell>
          <table:table-cell table:number-columns-repeated="2"/>
          <table:table-cell office:value-type="string" calcext:value-type="string">
            <text:p>wlp16</text:p>
          </table:table-cell>
          <table:table-cell table:formula="of:=COM.MICROSOFT.MINIFS([.$E$2:.$E$301];[.$A$2:.$A$301];[.$I17])" office:value-type="float" office:value="541385" calcext:value-type="float">
            <text:p>541385</text:p>
          </table:table-cell>
          <table:table-cell table:formula="of:=AVERAGEIFS([.$E$2:.$E$301];[.$A$2:.$A$301];[.$I17])" office:value-type="float" office:value="542326.1" calcext:value-type="float">
            <text:p>542326,1</text:p>
          </table:table-cell>
          <table:table-cell table:formula="of:=AVERAGEIFS([.$F$2:.$F$301];[.$A$2:.$A$301];[.$I17])" office:value-type="float" office:value="400.418287445395" calcext:value-type="float">
            <text:p>400,4182874453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17</text:p>
          </table:table-cell>
          <table:table-cell office:value-type="float" office:value="0" calcext:value-type="float">
            <text:p>0</text:p>
          </table:table-cell>
          <table:table-cell office:value-type="float" office:value="575293" calcext:value-type="float">
            <text:p>575293</text:p>
          </table:table-cell>
          <table:table-cell office:value-type="float" office:value="0" calcext:value-type="float">
            <text:p>0</text:p>
          </table:table-cell>
          <table:table-cell office:value-type="float" office:value="575293" calcext:value-type="float">
            <text:p>575293</text:p>
          </table:table-cell>
          <table:table-cell office:value-type="float" office:value="424.854668817948" calcext:value-type="float">
            <text:p>424,854668817948</text:p>
          </table:table-cell>
          <table:table-cell table:number-columns-repeated="2"/>
          <table:table-cell office:value-type="string" calcext:value-type="string">
            <text:p>wlp17</text:p>
          </table:table-cell>
          <table:table-cell table:formula="of:=COM.MICROSOFT.MINIFS([.$E$2:.$E$301];[.$A$2:.$A$301];[.$I18])" office:value-type="float" office:value="573244" calcext:value-type="float">
            <text:p>573244</text:p>
          </table:table-cell>
          <table:table-cell table:formula="of:=AVERAGEIFS([.$E$2:.$E$301];[.$A$2:.$A$301];[.$I18])" office:value-type="float" office:value="574713" calcext:value-type="float">
            <text:p>574713</text:p>
          </table:table-cell>
          <table:table-cell table:formula="of:=AVERAGEIFS([.$F$2:.$F$301];[.$A$2:.$A$301];[.$I18])" office:value-type="float" office:value="424.844358161348" calcext:value-type="float">
            <text:p>424,84435816134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18</text:p>
          </table:table-cell>
          <table:table-cell office:value-type="float" office:value="0" calcext:value-type="float">
            <text:p>0</text:p>
          </table:table-cell>
          <table:table-cell office:value-type="float" office:value="638976" calcext:value-type="float">
            <text:p>638976</text:p>
          </table:table-cell>
          <table:table-cell office:value-type="float" office:value="0" calcext:value-type="float">
            <text:p>0</text:p>
          </table:table-cell>
          <table:table-cell office:value-type="float" office:value="638976" calcext:value-type="float">
            <text:p>638976</text:p>
          </table:table-cell>
          <table:table-cell office:value-type="float" office:value="447.701457889983" calcext:value-type="float">
            <text:p>447,701457889983</text:p>
          </table:table-cell>
          <table:table-cell table:number-columns-repeated="2"/>
          <table:table-cell office:value-type="string" calcext:value-type="string">
            <text:p>wlp18</text:p>
          </table:table-cell>
          <table:table-cell table:formula="of:=COM.MICROSOFT.MINIFS([.$E$2:.$E$301];[.$A$2:.$A$301];[.$I19])" office:value-type="float" office:value="638976" calcext:value-type="float">
            <text:p>638976</text:p>
          </table:table-cell>
          <table:table-cell table:formula="of:=AVERAGEIFS([.$E$2:.$E$301];[.$A$2:.$A$301];[.$I19])" office:value-type="float" office:value="640471.3" calcext:value-type="float">
            <text:p>640471,3</text:p>
          </table:table-cell>
          <table:table-cell table:formula="of:=AVERAGEIFS([.$F$2:.$F$301];[.$A$2:.$A$301];[.$I19])" office:value-type="float" office:value="447.974674778268" calcext:value-type="float">
            <text:p>447,97467477826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19</text:p>
          </table:table-cell>
          <table:table-cell office:value-type="float" office:value="0" calcext:value-type="float">
            <text:p>0</text:p>
          </table:table-cell>
          <table:table-cell office:value-type="float" office:value="758739" calcext:value-type="float">
            <text:p>758739</text:p>
          </table:table-cell>
          <table:table-cell office:value-type="float" office:value="0" calcext:value-type="float">
            <text:p>0</text:p>
          </table:table-cell>
          <table:table-cell office:value-type="float" office:value="758739" calcext:value-type="float">
            <text:p>758739</text:p>
          </table:table-cell>
          <table:table-cell office:value-type="float" office:value="501.531391551019" calcext:value-type="float">
            <text:p>501,531391551019</text:p>
          </table:table-cell>
          <table:table-cell table:number-columns-repeated="2"/>
          <table:table-cell office:value-type="string" calcext:value-type="string">
            <text:p>wlp19</text:p>
          </table:table-cell>
          <table:table-cell table:formula="of:=COM.MICROSOFT.MINIFS([.$E$2:.$E$301];[.$A$2:.$A$301];[.$I20])" office:value-type="float" office:value="757538" calcext:value-type="float">
            <text:p>757538</text:p>
          </table:table-cell>
          <table:table-cell table:formula="of:=AVERAGEIFS([.$E$2:.$E$301];[.$A$2:.$A$301];[.$I20])" office:value-type="float" office:value="758421.8" calcext:value-type="float">
            <text:p>758421,8</text:p>
          </table:table-cell>
          <table:table-cell table:formula="of:=AVERAGEIFS([.$F$2:.$F$301];[.$A$2:.$A$301];[.$I20])" office:value-type="float" office:value="501.392105504125" calcext:value-type="float">
            <text:p>501,39210550412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20</text:p>
          </table:table-cell>
          <table:table-cell office:value-type="float" office:value="0" calcext:value-type="float">
            <text:p>0</text:p>
          </table:table-cell>
          <table:table-cell office:value-type="float" office:value="994876" calcext:value-type="float">
            <text:p>994876</text:p>
          </table:table-cell>
          <table:table-cell office:value-type="float" office:value="0" calcext:value-type="float">
            <text:p>0</text:p>
          </table:table-cell>
          <table:table-cell office:value-type="float" office:value="994876" calcext:value-type="float">
            <text:p>994876</text:p>
          </table:table-cell>
          <table:table-cell office:value-type="float" office:value="550.231304946821" calcext:value-type="float">
            <text:p>550,231304946821</text:p>
          </table:table-cell>
          <table:table-cell table:number-columns-repeated="2"/>
          <table:table-cell office:value-type="string" calcext:value-type="string">
            <text:p>wlp20</text:p>
          </table:table-cell>
          <table:table-cell table:formula="of:=COM.MICROSOFT.MINIFS([.$E$2:.$E$301];[.$A$2:.$A$301];[.$I21])" office:value-type="float" office:value="994310" calcext:value-type="float">
            <text:p>994310</text:p>
          </table:table-cell>
          <table:table-cell table:formula="of:=AVERAGEIFS([.$E$2:.$E$301];[.$A$2:.$A$301];[.$I21])" office:value-type="float" office:value="995029.6" calcext:value-type="float">
            <text:p>995029,6</text:p>
          </table:table-cell>
          <table:table-cell table:formula="of:=AVERAGEIFS([.$F$2:.$F$301];[.$A$2:.$A$301];[.$I21])" office:value-type="float" office:value="550.229609987698" calcext:value-type="float">
            <text:p>550,2296099876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21</text:p>
          </table:table-cell>
          <table:table-cell office:value-type="float" office:value="0" calcext:value-type="float">
            <text:p>0</text:p>
          </table:table-cell>
          <table:table-cell office:value-type="float" office:value="39289" calcext:value-type="float">
            <text:p>39289</text:p>
          </table:table-cell>
          <table:table-cell office:value-type="float" office:value="0" calcext:value-type="float">
            <text:p>0</text:p>
          </table:table-cell>
          <table:table-cell office:value-type="float" office:value="39289" calcext:value-type="float">
            <text:p>39289</text:p>
          </table:table-cell>
          <table:table-cell office:value-type="float" office:value="85.9806631188839" calcext:value-type="float">
            <text:p>85,9806631188839</text:p>
          </table:table-cell>
          <table:table-cell table:number-columns-repeated="2"/>
          <table:table-cell office:value-type="string" calcext:value-type="string">
            <text:p>wlp21</text:p>
          </table:table-cell>
          <table:table-cell table:formula="of:=COM.MICROSOFT.MINIFS([.$E$2:.$E$301];[.$A$2:.$A$301];[.$I22])" office:value-type="float" office:value="38872" calcext:value-type="float">
            <text:p>38872</text:p>
          </table:table-cell>
          <table:table-cell table:formula="of:=AVERAGEIFS([.$E$2:.$E$301];[.$A$2:.$A$301];[.$I22])" office:value-type="float" office:value="39147.1" calcext:value-type="float">
            <text:p>39147,1</text:p>
          </table:table-cell>
          <table:table-cell table:formula="of:=AVERAGEIFS([.$F$2:.$F$301];[.$A$2:.$A$301];[.$I22])" office:value-type="float" office:value="85.8980116995982" calcext:value-type="float">
            <text:p>85,898011699598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22</text:p>
          </table:table-cell>
          <table:table-cell office:value-type="float" office:value="0" calcext:value-type="float">
            <text:p>0</text:p>
          </table:table-cell>
          <table:table-cell office:value-type="float" office:value="75860" calcext:value-type="float">
            <text:p>75860</text:p>
          </table:table-cell>
          <table:table-cell office:value-type="float" office:value="0" calcext:value-type="float">
            <text:p>0</text:p>
          </table:table-cell>
          <table:table-cell office:value-type="float" office:value="75860" calcext:value-type="float">
            <text:p>75860</text:p>
          </table:table-cell>
          <table:table-cell office:value-type="float" office:value="132.155587772838" calcext:value-type="float">
            <text:p>132,155587772838</text:p>
          </table:table-cell>
          <table:table-cell table:number-columns-repeated="2"/>
          <table:table-cell office:value-type="string" calcext:value-type="string">
            <text:p>wlp22</text:p>
          </table:table-cell>
          <table:table-cell table:formula="of:=COM.MICROSOFT.MINIFS([.$E$2:.$E$301];[.$A$2:.$A$301];[.$I23])" office:value-type="float" office:value="75860" calcext:value-type="float">
            <text:p>75860</text:p>
          </table:table-cell>
          <table:table-cell table:formula="of:=AVERAGEIFS([.$E$2:.$E$301];[.$A$2:.$A$301];[.$I23])" office:value-type="float" office:value="76043.7" calcext:value-type="float">
            <text:p>76043,7</text:p>
          </table:table-cell>
          <table:table-cell table:formula="of:=AVERAGEIFS([.$F$2:.$F$301];[.$A$2:.$A$301];[.$I23])" office:value-type="float" office:value="131.935134714632" calcext:value-type="float">
            <text:p>131,93513471463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23</text:p>
          </table:table-cell>
          <table:table-cell office:value-type="float" office:value="0" calcext:value-type="float">
            <text:p>0</text:p>
          </table:table-cell>
          <table:table-cell office:value-type="float" office:value="121561" calcext:value-type="float">
            <text:p>121561</text:p>
          </table:table-cell>
          <table:table-cell office:value-type="float" office:value="0" calcext:value-type="float">
            <text:p>0</text:p>
          </table:table-cell>
          <table:table-cell office:value-type="float" office:value="121561" calcext:value-type="float">
            <text:p>121561</text:p>
          </table:table-cell>
          <table:table-cell office:value-type="float" office:value="165.460391636937" calcext:value-type="float">
            <text:p>165,460391636937</text:p>
          </table:table-cell>
          <table:table-cell table:number-columns-repeated="2"/>
          <table:table-cell office:value-type="string" calcext:value-type="string">
            <text:p>wlp23</text:p>
          </table:table-cell>
          <table:table-cell table:formula="of:=COM.MICROSOFT.MINIFS([.$E$2:.$E$301];[.$A$2:.$A$301];[.$I24])" office:value-type="float" office:value="121275" calcext:value-type="float">
            <text:p>121275</text:p>
          </table:table-cell>
          <table:table-cell table:formula="of:=AVERAGEIFS([.$E$2:.$E$301];[.$A$2:.$A$301];[.$I24])" office:value-type="float" office:value="121540.2" calcext:value-type="float">
            <text:p>121540,2</text:p>
          </table:table-cell>
          <table:table-cell table:formula="of:=AVERAGEIFS([.$F$2:.$F$301];[.$A$2:.$A$301];[.$I24])" office:value-type="float" office:value="165.030572724761" calcext:value-type="float">
            <text:p>165,03057272476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24</text:p>
          </table:table-cell>
          <table:table-cell office:value-type="float" office:value="0" calcext:value-type="float">
            <text:p>0</text:p>
          </table:table-cell>
          <table:table-cell office:value-type="float" office:value="172252" calcext:value-type="float">
            <text:p>172252</text:p>
          </table:table-cell>
          <table:table-cell office:value-type="float" office:value="0" calcext:value-type="float">
            <text:p>0</text:p>
          </table:table-cell>
          <table:table-cell office:value-type="float" office:value="172252" calcext:value-type="float">
            <text:p>172252</text:p>
          </table:table-cell>
          <table:table-cell office:value-type="float" office:value="211.989065297879" calcext:value-type="float">
            <text:p>211,989065297879</text:p>
          </table:table-cell>
          <table:table-cell table:number-columns-repeated="2"/>
          <table:table-cell office:value-type="string" calcext:value-type="string">
            <text:p>wlp24</text:p>
          </table:table-cell>
          <table:table-cell table:formula="of:=COM.MICROSOFT.MINIFS([.$E$2:.$E$301];[.$A$2:.$A$301];[.$I25])" office:value-type="float" office:value="172252" calcext:value-type="float">
            <text:p>172252</text:p>
          </table:table-cell>
          <table:table-cell table:formula="of:=AVERAGEIFS([.$E$2:.$E$301];[.$A$2:.$A$301];[.$I25])" office:value-type="float" office:value="172672.6" calcext:value-type="float">
            <text:p>172672,6</text:p>
          </table:table-cell>
          <table:table-cell table:formula="of:=AVERAGEIFS([.$F$2:.$F$301];[.$A$2:.$A$301];[.$I25])" office:value-type="float" office:value="211.011572083248" calcext:value-type="float">
            <text:p>211,01157208324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25</text:p>
          </table:table-cell>
          <table:table-cell office:value-type="float" office:value="0" calcext:value-type="float">
            <text:p>0</text:p>
          </table:table-cell>
          <table:table-cell office:value-type="float" office:value="234764" calcext:value-type="float">
            <text:p>234764</text:p>
          </table:table-cell>
          <table:table-cell office:value-type="float" office:value="0" calcext:value-type="float">
            <text:p>0</text:p>
          </table:table-cell>
          <table:table-cell office:value-type="float" office:value="234764" calcext:value-type="float">
            <text:p>234764</text:p>
          </table:table-cell>
          <table:table-cell office:value-type="float" office:value="254.770062414929" calcext:value-type="float">
            <text:p>254,770062414929</text:p>
          </table:table-cell>
          <table:table-cell table:number-columns-repeated="2"/>
          <table:table-cell office:value-type="string" calcext:value-type="string">
            <text:p>wlp25</text:p>
          </table:table-cell>
          <table:table-cell table:formula="of:=COM.MICROSOFT.MINIFS([.$E$2:.$E$301];[.$A$2:.$A$301];[.$I26])" office:value-type="float" office:value="234307" calcext:value-type="float">
            <text:p>234307</text:p>
          </table:table-cell>
          <table:table-cell table:formula="of:=AVERAGEIFS([.$E$2:.$E$301];[.$A$2:.$A$301];[.$I26])" office:value-type="float" office:value="235019.8" calcext:value-type="float">
            <text:p>235019,8</text:p>
          </table:table-cell>
          <table:table-cell table:formula="of:=AVERAGEIFS([.$F$2:.$F$301];[.$A$2:.$A$301];[.$I26])" office:value-type="float" office:value="254.869843636406" calcext:value-type="float">
            <text:p>254,8698436364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26</text:p>
          </table:table-cell>
          <table:table-cell office:value-type="float" office:value="0" calcext:value-type="float">
            <text:p>0</text:p>
          </table:table-cell>
          <table:table-cell office:value-type="float" office:value="296388" calcext:value-type="float">
            <text:p>296388</text:p>
          </table:table-cell>
          <table:table-cell office:value-type="float" office:value="0" calcext:value-type="float">
            <text:p>0</text:p>
          </table:table-cell>
          <table:table-cell office:value-type="float" office:value="296388" calcext:value-type="float">
            <text:p>296388</text:p>
          </table:table-cell>
          <table:table-cell office:value-type="float" office:value="291.421608139062" calcext:value-type="float">
            <text:p>291,421608139062</text:p>
          </table:table-cell>
          <table:table-cell table:number-columns-repeated="2"/>
          <table:table-cell office:value-type="string" calcext:value-type="string">
            <text:p>wlp26</text:p>
          </table:table-cell>
          <table:table-cell table:formula="of:=COM.MICROSOFT.MINIFS([.$E$2:.$E$301];[.$A$2:.$A$301];[.$I27])" office:value-type="float" office:value="295774" calcext:value-type="float">
            <text:p>295774</text:p>
          </table:table-cell>
          <table:table-cell table:formula="of:=AVERAGEIFS([.$E$2:.$E$301];[.$A$2:.$A$301];[.$I27])" office:value-type="float" office:value="296392.6" calcext:value-type="float">
            <text:p>296392,6</text:p>
          </table:table-cell>
          <table:table-cell table:formula="of:=AVERAGEIFS([.$F$2:.$F$301];[.$A$2:.$A$301];[.$I27])" office:value-type="float" office:value="291.543404521886" calcext:value-type="float">
            <text:p>291,54340452188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27</text:p>
          </table:table-cell>
          <table:table-cell office:value-type="float" office:value="0" calcext:value-type="float">
            <text:p>0</text:p>
          </table:table-cell>
          <table:table-cell office:value-type="float" office:value="397939" calcext:value-type="float">
            <text:p>397939</text:p>
          </table:table-cell>
          <table:table-cell office:value-type="float" office:value="0" calcext:value-type="float">
            <text:p>0</text:p>
          </table:table-cell>
          <table:table-cell office:value-type="float" office:value="397939" calcext:value-type="float">
            <text:p>397939</text:p>
          </table:table-cell>
          <table:table-cell office:value-type="float" office:value="331.757638954091" calcext:value-type="float">
            <text:p>331,757638954091</text:p>
          </table:table-cell>
          <table:table-cell table:number-columns-repeated="2"/>
          <table:table-cell office:value-type="string" calcext:value-type="string">
            <text:p>wlp27</text:p>
          </table:table-cell>
          <table:table-cell table:formula="of:=COM.MICROSOFT.MINIFS([.$E$2:.$E$301];[.$A$2:.$A$301];[.$I28])" office:value-type="float" office:value="397231" calcext:value-type="float">
            <text:p>397231</text:p>
          </table:table-cell>
          <table:table-cell table:formula="of:=AVERAGEIFS([.$E$2:.$E$301];[.$A$2:.$A$301];[.$I28])" office:value-type="float" office:value="397998" calcext:value-type="float">
            <text:p>397998</text:p>
          </table:table-cell>
          <table:table-cell table:formula="of:=AVERAGEIFS([.$F$2:.$F$301];[.$A$2:.$A$301];[.$I28])" office:value-type="float" office:value="331.673225649888" calcext:value-type="float">
            <text:p>331,67322564988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28</text:p>
          </table:table-cell>
          <table:table-cell office:value-type="float" office:value="0" calcext:value-type="float">
            <text:p>0</text:p>
          </table:table-cell>
          <table:table-cell office:value-type="float" office:value="466030" calcext:value-type="float">
            <text:p>466030</text:p>
          </table:table-cell>
          <table:table-cell office:value-type="float" office:value="0" calcext:value-type="float">
            <text:p>0</text:p>
          </table:table-cell>
          <table:table-cell office:value-type="float" office:value="466030" calcext:value-type="float">
            <text:p>466030</text:p>
          </table:table-cell>
          <table:table-cell office:value-type="float" office:value="387.536808755947" calcext:value-type="float">
            <text:p>387,536808755947</text:p>
          </table:table-cell>
          <table:table-cell table:number-columns-repeated="2"/>
          <table:table-cell office:value-type="string" calcext:value-type="string">
            <text:p>wlp28</text:p>
          </table:table-cell>
          <table:table-cell table:formula="of:=COM.MICROSOFT.MINIFS([.$E$2:.$E$301];[.$A$2:.$A$301];[.$I29])" office:value-type="float" office:value="465282" calcext:value-type="float">
            <text:p>465282</text:p>
          </table:table-cell>
          <table:table-cell table:formula="of:=AVERAGEIFS([.$E$2:.$E$301];[.$A$2:.$A$301];[.$I29])" office:value-type="float" office:value="466056" calcext:value-type="float">
            <text:p>466056</text:p>
          </table:table-cell>
          <table:table-cell table:formula="of:=AVERAGEIFS([.$F$2:.$F$301];[.$A$2:.$A$301];[.$I29])" office:value-type="float" office:value="387.537533525191" calcext:value-type="float">
            <text:p>387,53753352519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29</text:p>
          </table:table-cell>
          <table:table-cell office:value-type="float" office:value="0" calcext:value-type="float">
            <text:p>0</text:p>
          </table:table-cell>
          <table:table-cell office:value-type="float" office:value="605067" calcext:value-type="float">
            <text:p>605067</text:p>
          </table:table-cell>
          <table:table-cell office:value-type="float" office:value="0" calcext:value-type="float">
            <text:p>0</text:p>
          </table:table-cell>
          <table:table-cell office:value-type="float" office:value="605067" calcext:value-type="float">
            <text:p>605067</text:p>
          </table:table-cell>
          <table:table-cell office:value-type="float" office:value="436.771990682929" calcext:value-type="float">
            <text:p>436,771990682929</text:p>
          </table:table-cell>
          <table:table-cell table:number-columns-repeated="2"/>
          <table:table-cell office:value-type="string" calcext:value-type="string">
            <text:p>wlp29</text:p>
          </table:table-cell>
          <table:table-cell table:formula="of:=COM.MICROSOFT.MINIFS([.$E$2:.$E$301];[.$A$2:.$A$301];[.$I30])" office:value-type="float" office:value="603826" calcext:value-type="float">
            <text:p>603826</text:p>
          </table:table-cell>
          <table:table-cell table:formula="of:=AVERAGEIFS([.$E$2:.$E$301];[.$A$2:.$A$301];[.$I30])" office:value-type="float" office:value="605266.3" calcext:value-type="float">
            <text:p>605266,3</text:p>
          </table:table-cell>
          <table:table-cell table:formula="of:=AVERAGEIFS([.$F$2:.$F$301];[.$A$2:.$A$301];[.$I30])" office:value-type="float" office:value="436.526241915882" calcext:value-type="float">
            <text:p>436,52624191588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30</text:p>
          </table:table-cell>
          <table:table-cell office:value-type="float" office:value="0" calcext:value-type="float">
            <text:p>0</text:p>
          </table:table-cell>
          <table:table-cell office:value-type="float" office:value="888132" calcext:value-type="float">
            <text:p>888132</text:p>
          </table:table-cell>
          <table:table-cell office:value-type="float" office:value="0" calcext:value-type="float">
            <text:p>0</text:p>
          </table:table-cell>
          <table:table-cell office:value-type="float" office:value="888132" calcext:value-type="float">
            <text:p>888132</text:p>
          </table:table-cell>
          <table:table-cell office:value-type="float" office:value="526.433463718975" calcext:value-type="float">
            <text:p>526,433463718975</text:p>
          </table:table-cell>
          <table:table-cell table:number-columns-repeated="2"/>
          <table:table-cell office:value-type="string" calcext:value-type="string">
            <text:p>wlp30</text:p>
          </table:table-cell>
          <table:table-cell table:formula="of:=COM.MICROSOFT.MINIFS([.$E$2:.$E$301];[.$A$2:.$A$301];[.$I31])" office:value-type="float" office:value="888124" calcext:value-type="float">
            <text:p>888124</text:p>
          </table:table-cell>
          <table:table-cell table:formula="of:=AVERAGEIFS([.$E$2:.$E$301];[.$A$2:.$A$301];[.$I31])" office:value-type="float" office:value="888870.3" calcext:value-type="float">
            <text:p>888870,3</text:p>
          </table:table-cell>
          <table:table-cell table:formula="of:=AVERAGEIFS([.$F$2:.$F$301];[.$A$2:.$A$301];[.$I31])" office:value-type="float" office:value="526.431386409117" calcext:value-type="float">
            <text:p>526,4313864091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01</text:p>
          </table:table-cell>
          <table:table-cell office:value-type="float" office:value="1" calcext:value-type="float">
            <text:p>1</text:p>
          </table:table-cell>
          <table:table-cell office:value-type="float" office:value="29448" calcext:value-type="float">
            <text:p>29448</text:p>
          </table:table-cell>
          <table:table-cell office:value-type="float" office:value="0" calcext:value-type="float">
            <text:p>0</text:p>
          </table:table-cell>
          <table:table-cell office:value-type="float" office:value="29448" calcext:value-type="float">
            <text:p>29448</text:p>
          </table:table-cell>
          <table:table-cell office:value-type="float" office:value="70.3158440408296" calcext:value-type="float">
            <text:p>70,3158440408296</text:p>
          </table:table-cell>
          <table:table-cell table:number-columns-repeated="3"/>
          <table:table-cell table:formula="of:=AVERAGE([.J2:.J31])" office:value-type="float" office:value="329006.3" calcext:value-type="float">
            <text:p>329006,3</text:p>
          </table:table-cell>
          <table:table-cell table:formula="of:=AVERAGE([.K2:.K31])" office:value-type="float" office:value="329649.383333333" calcext:value-type="float">
            <text:p>329649,383333333</text:p>
          </table:table-cell>
          <table:table-cell table:formula="of:=AVERAGE([.L2:.L31])" office:value-type="float" office:value="281.995223801449" calcext:value-type="float">
            <text:p>281,99522380144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lp02</text:p>
          </table:table-cell>
          <table:table-cell office:value-type="float" office:value="1" calcext:value-type="float">
            <text:p>1</text:p>
          </table:table-cell>
          <table:table-cell office:value-type="float" office:value="54122" calcext:value-type="float">
            <text:p>54122</text:p>
          </table:table-cell>
          <table:table-cell office:value-type="float" office:value="0" calcext:value-type="float">
            <text:p>0</text:p>
          </table:table-cell>
          <table:table-cell office:value-type="float" office:value="54122" calcext:value-type="float">
            <text:p>54122</text:p>
          </table:table-cell>
          <table:table-cell office:value-type="float" office:value="99.4654121669009" calcext:value-type="float">
            <text:p>99,465412166900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3</text:p>
          </table:table-cell>
          <table:table-cell office:value-type="float" office:value="1" calcext:value-type="float">
            <text:p>1</text:p>
          </table:table-cell>
          <table:table-cell office:value-type="float" office:value="66200" calcext:value-type="float">
            <text:p>66200</text:p>
          </table:table-cell>
          <table:table-cell office:value-type="float" office:value="0" calcext:value-type="float">
            <text:p>0</text:p>
          </table:table-cell>
          <table:table-cell office:value-type="float" office:value="66200" calcext:value-type="float">
            <text:p>66200</text:p>
          </table:table-cell>
          <table:table-cell office:value-type="float" office:value="121.919789809966" calcext:value-type="float">
            <text:p>121,91978980996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4</text:p>
          </table:table-cell>
          <table:table-cell office:value-type="float" office:value="1" calcext:value-type="float">
            <text:p>1</text:p>
          </table:table-cell>
          <table:table-cell office:value-type="float" office:value="86694" calcext:value-type="float">
            <text:p>86694</text:p>
          </table:table-cell>
          <table:table-cell office:value-type="float" office:value="0" calcext:value-type="float">
            <text:p>0</text:p>
          </table:table-cell>
          <table:table-cell office:value-type="float" office:value="86694" calcext:value-type="float">
            <text:p>86694</text:p>
          </table:table-cell>
          <table:table-cell office:value-type="float" office:value="141.055667141918" calcext:value-type="float">
            <text:p>141,05566714191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5</text:p>
          </table:table-cell>
          <table:table-cell office:value-type="float" office:value="1" calcext:value-type="float">
            <text:p>1</text:p>
          </table:table-cell>
          <table:table-cell office:value-type="float" office:value="106522" calcext:value-type="float">
            <text:p>106522</text:p>
          </table:table-cell>
          <table:table-cell office:value-type="float" office:value="0" calcext:value-type="float">
            <text:p>0</text:p>
          </table:table-cell>
          <table:table-cell office:value-type="float" office:value="106522" calcext:value-type="float">
            <text:p>106522</text:p>
          </table:table-cell>
          <table:table-cell office:value-type="float" office:value="157.549411026993" calcext:value-type="float">
            <text:p>157,54941102699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6</text:p>
          </table:table-cell>
          <table:table-cell office:value-type="float" office:value="1" calcext:value-type="float">
            <text:p>1</text:p>
          </table:table-cell>
          <table:table-cell office:value-type="float" office:value="114004" calcext:value-type="float">
            <text:p>114004</text:p>
          </table:table-cell>
          <table:table-cell office:value-type="float" office:value="0" calcext:value-type="float">
            <text:p>0</text:p>
          </table:table-cell>
          <table:table-cell office:value-type="float" office:value="114004" calcext:value-type="float">
            <text:p>114004</text:p>
          </table:table-cell>
          <table:table-cell office:value-type="float" office:value="172.670806731097" calcext:value-type="float">
            <text:p>172,67080673109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7</text:p>
          </table:table-cell>
          <table:table-cell office:value-type="float" office:value="1" calcext:value-type="float">
            <text:p>1</text:p>
          </table:table-cell>
          <table:table-cell office:value-type="float" office:value="165898" calcext:value-type="float">
            <text:p>165898</text:p>
          </table:table-cell>
          <table:table-cell office:value-type="float" office:value="0" calcext:value-type="float">
            <text:p>0</text:p>
          </table:table-cell>
          <table:table-cell office:value-type="float" office:value="165898" calcext:value-type="float">
            <text:p>165898</text:p>
          </table:table-cell>
          <table:table-cell office:value-type="float" office:value="199.572161189978" calcext:value-type="float">
            <text:p>199,57216118997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8</text:p>
          </table:table-cell>
          <table:table-cell office:value-type="float" office:value="1" calcext:value-type="float">
            <text:p>1</text:p>
          </table:table-cell>
          <table:table-cell office:value-type="float" office:value="192060" calcext:value-type="float">
            <text:p>192060</text:p>
          </table:table-cell>
          <table:table-cell office:value-type="float" office:value="0" calcext:value-type="float">
            <text:p>0</text:p>
          </table:table-cell>
          <table:table-cell office:value-type="float" office:value="192060" calcext:value-type="float">
            <text:p>192060</text:p>
          </table:table-cell>
          <table:table-cell office:value-type="float" office:value="223.539130361052" calcext:value-type="float">
            <text:p>223,53913036105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9</text:p>
          </table:table-cell>
          <table:table-cell office:value-type="float" office:value="1" calcext:value-type="float">
            <text:p>1</text:p>
          </table:table-cell>
          <table:table-cell office:value-type="float" office:value="223672" calcext:value-type="float">
            <text:p>223672</text:p>
          </table:table-cell>
          <table:table-cell office:value-type="float" office:value="0" calcext:value-type="float">
            <text:p>0</text:p>
          </table:table-cell>
          <table:table-cell office:value-type="float" office:value="223672" calcext:value-type="float">
            <text:p>223672</text:p>
          </table:table-cell>
          <table:table-cell office:value-type="float" office:value="244.574603470973" calcext:value-type="float">
            <text:p>244,57460347097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0</text:p>
          </table:table-cell>
          <table:table-cell office:value-type="float" office:value="1" calcext:value-type="float">
            <text:p>1</text:p>
          </table:table-cell>
          <table:table-cell office:value-type="float" office:value="250489" calcext:value-type="float">
            <text:p>250489</text:p>
          </table:table-cell>
          <table:table-cell office:value-type="float" office:value="0" calcext:value-type="float">
            <text:p>0</text:p>
          </table:table-cell>
          <table:table-cell office:value-type="float" office:value="250489" calcext:value-type="float">
            <text:p>250489</text:p>
          </table:table-cell>
          <table:table-cell office:value-type="float" office:value="264.681614222936" calcext:value-type="float">
            <text:p>264,68161422293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1</text:p>
          </table:table-cell>
          <table:table-cell office:value-type="float" office:value="1" calcext:value-type="float">
            <text:p>1</text:p>
          </table:table-cell>
          <table:table-cell office:value-type="float" office:value="295014" calcext:value-type="float">
            <text:p>295014</text:p>
          </table:table-cell>
          <table:table-cell office:value-type="float" office:value="0" calcext:value-type="float">
            <text:p>0</text:p>
          </table:table-cell>
          <table:table-cell office:value-type="float" office:value="295014" calcext:value-type="float">
            <text:p>295014</text:p>
          </table:table-cell>
          <table:table-cell office:value-type="float" office:value="282.950005358085" calcext:value-type="float">
            <text:p>282,95000535808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2</text:p>
          </table:table-cell>
          <table:table-cell office:value-type="float" office:value="1" calcext:value-type="float">
            <text:p>1</text:p>
          </table:table-cell>
          <table:table-cell office:value-type="float" office:value="303937" calcext:value-type="float">
            <text:p>303937</text:p>
          </table:table-cell>
          <table:table-cell office:value-type="float" office:value="0" calcext:value-type="float">
            <text:p>0</text:p>
          </table:table-cell>
          <table:table-cell office:value-type="float" office:value="303937" calcext:value-type="float">
            <text:p>303937</text:p>
          </table:table-cell>
          <table:table-cell office:value-type="float" office:value="300.085731178987" calcext:value-type="float">
            <text:p>300,08573117898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3</text:p>
          </table:table-cell>
          <table:table-cell office:value-type="float" office:value="1" calcext:value-type="float">
            <text:p>1</text:p>
          </table:table-cell>
          <table:table-cell office:value-type="float" office:value="321120" calcext:value-type="float">
            <text:p>321120</text:p>
          </table:table-cell>
          <table:table-cell office:value-type="float" office:value="0" calcext:value-type="float">
            <text:p>0</text:p>
          </table:table-cell>
          <table:table-cell office:value-type="float" office:value="321120" calcext:value-type="float">
            <text:p>321120</text:p>
          </table:table-cell>
          <table:table-cell office:value-type="float" office:value="316.138242488959" calcext:value-type="float">
            <text:p>316,13824248895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4</text:p>
          </table:table-cell>
          <table:table-cell office:value-type="float" office:value="1" calcext:value-type="float">
            <text:p>1</text:p>
          </table:table-cell>
          <table:table-cell office:value-type="float" office:value="403299" calcext:value-type="float">
            <text:p>403299</text:p>
          </table:table-cell>
          <table:table-cell office:value-type="float" office:value="0" calcext:value-type="float">
            <text:p>0</text:p>
          </table:table-cell>
          <table:table-cell office:value-type="float" office:value="403299" calcext:value-type="float">
            <text:p>403299</text:p>
          </table:table-cell>
          <table:table-cell office:value-type="float" office:value="346.727986542973" calcext:value-type="float">
            <text:p>346,72798654297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5</text:p>
          </table:table-cell>
          <table:table-cell office:value-type="float" office:value="1" calcext:value-type="float">
            <text:p>1</text:p>
          </table:table-cell>
          <table:table-cell office:value-type="float" office:value="467734" calcext:value-type="float">
            <text:p>467734</text:p>
          </table:table-cell>
          <table:table-cell office:value-type="float" office:value="0" calcext:value-type="float">
            <text:p>0</text:p>
          </table:table-cell>
          <table:table-cell office:value-type="float" office:value="467734" calcext:value-type="float">
            <text:p>467734</text:p>
          </table:table-cell>
          <table:table-cell office:value-type="float" office:value="374.377587789902" calcext:value-type="float">
            <text:p>374,37758778990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6</text:p>
          </table:table-cell>
          <table:table-cell office:value-type="float" office:value="1" calcext:value-type="float">
            <text:p>1</text:p>
          </table:table-cell>
          <table:table-cell office:value-type="float" office:value="542418" calcext:value-type="float">
            <text:p>542418</text:p>
          </table:table-cell>
          <table:table-cell office:value-type="float" office:value="0" calcext:value-type="float">
            <text:p>0</text:p>
          </table:table-cell>
          <table:table-cell office:value-type="float" office:value="542418" calcext:value-type="float">
            <text:p>542418</text:p>
          </table:table-cell>
          <table:table-cell office:value-type="float" office:value="400.053932152921" calcext:value-type="float">
            <text:p>400,05393215292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7</text:p>
          </table:table-cell>
          <table:table-cell office:value-type="float" office:value="1" calcext:value-type="float">
            <text:p>1</text:p>
          </table:table-cell>
          <table:table-cell office:value-type="float" office:value="575111" calcext:value-type="float">
            <text:p>575111</text:p>
          </table:table-cell>
          <table:table-cell office:value-type="float" office:value="0" calcext:value-type="float">
            <text:p>0</text:p>
          </table:table-cell>
          <table:table-cell office:value-type="float" office:value="575111" calcext:value-type="float">
            <text:p>575111</text:p>
          </table:table-cell>
          <table:table-cell office:value-type="float" office:value="424.447335141012" calcext:value-type="float">
            <text:p>424,44733514101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8</text:p>
          </table:table-cell>
          <table:table-cell office:value-type="float" office:value="1" calcext:value-type="float">
            <text:p>1</text:p>
          </table:table-cell>
          <table:table-cell office:value-type="float" office:value="640360" calcext:value-type="float">
            <text:p>640360</text:p>
          </table:table-cell>
          <table:table-cell office:value-type="float" office:value="0" calcext:value-type="float">
            <text:p>0</text:p>
          </table:table-cell>
          <table:table-cell office:value-type="float" office:value="640360" calcext:value-type="float">
            <text:p>640360</text:p>
          </table:table-cell>
          <table:table-cell office:value-type="float" office:value="447.952214812859" calcext:value-type="float">
            <text:p>447,95221481285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9</text:p>
          </table:table-cell>
          <table:table-cell office:value-type="float" office:value="1" calcext:value-type="float">
            <text:p>1</text:p>
          </table:table-cell>
          <table:table-cell office:value-type="float" office:value="757952" calcext:value-type="float">
            <text:p>757952</text:p>
          </table:table-cell>
          <table:table-cell office:value-type="float" office:value="0" calcext:value-type="float">
            <text:p>0</text:p>
          </table:table-cell>
          <table:table-cell office:value-type="float" office:value="757952" calcext:value-type="float">
            <text:p>757952</text:p>
          </table:table-cell>
          <table:table-cell office:value-type="float" office:value="501.447120312834" calcext:value-type="float">
            <text:p>501,44712031283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0</text:p>
          </table:table-cell>
          <table:table-cell office:value-type="float" office:value="1" calcext:value-type="float">
            <text:p>1</text:p>
          </table:table-cell>
          <table:table-cell office:value-type="float" office:value="995451" calcext:value-type="float">
            <text:p>995451</text:p>
          </table:table-cell>
          <table:table-cell office:value-type="float" office:value="0" calcext:value-type="float">
            <text:p>0</text:p>
          </table:table-cell>
          <table:table-cell office:value-type="float" office:value="995451" calcext:value-type="float">
            <text:p>995451</text:p>
          </table:table-cell>
          <table:table-cell office:value-type="float" office:value="550.24488521181" calcext:value-type="float">
            <text:p>550,2448852118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1</text:p>
          </table:table-cell>
          <table:table-cell office:value-type="float" office:value="1" calcext:value-type="float">
            <text:p>1</text:p>
          </table:table-cell>
          <table:table-cell office:value-type="float" office:value="39359" calcext:value-type="float">
            <text:p>39359</text:p>
          </table:table-cell>
          <table:table-cell office:value-type="float" office:value="0" calcext:value-type="float">
            <text:p>0</text:p>
          </table:table-cell>
          <table:table-cell office:value-type="float" office:value="39359" calcext:value-type="float">
            <text:p>39359</text:p>
          </table:table-cell>
          <table:table-cell office:value-type="float" office:value="85.9865927801001" calcext:value-type="float">
            <text:p>85,986592780100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2</text:p>
          </table:table-cell>
          <table:table-cell office:value-type="float" office:value="1" calcext:value-type="float">
            <text:p>1</text:p>
          </table:table-cell>
          <table:table-cell office:value-type="float" office:value="75888" calcext:value-type="float">
            <text:p>75888</text:p>
          </table:table-cell>
          <table:table-cell office:value-type="float" office:value="0" calcext:value-type="float">
            <text:p>0</text:p>
          </table:table-cell>
          <table:table-cell office:value-type="float" office:value="75888" calcext:value-type="float">
            <text:p>75888</text:p>
          </table:table-cell>
          <table:table-cell office:value-type="float" office:value="132.213650905061" calcext:value-type="float">
            <text:p>132,21365090506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3</text:p>
          </table:table-cell>
          <table:table-cell office:value-type="float" office:value="1" calcext:value-type="float">
            <text:p>1</text:p>
          </table:table-cell>
          <table:table-cell office:value-type="float" office:value="121513" calcext:value-type="float">
            <text:p>121513</text:p>
          </table:table-cell>
          <table:table-cell office:value-type="float" office:value="0" calcext:value-type="float">
            <text:p>0</text:p>
          </table:table-cell>
          <table:table-cell office:value-type="float" office:value="121513" calcext:value-type="float">
            <text:p>121513</text:p>
          </table:table-cell>
          <table:table-cell office:value-type="float" office:value="165.447307681897" calcext:value-type="float">
            <text:p>165,44730768189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4</text:p>
          </table:table-cell>
          <table:table-cell office:value-type="float" office:value="1" calcext:value-type="float">
            <text:p>1</text:p>
          </table:table-cell>
          <table:table-cell office:value-type="float" office:value="172543" calcext:value-type="float">
            <text:p>172543</text:p>
          </table:table-cell>
          <table:table-cell office:value-type="float" office:value="0" calcext:value-type="float">
            <text:p>0</text:p>
          </table:table-cell>
          <table:table-cell office:value-type="float" office:value="172543" calcext:value-type="float">
            <text:p>172543</text:p>
          </table:table-cell>
          <table:table-cell office:value-type="float" office:value="212.173281745053" calcext:value-type="float">
            <text:p>212,17328174505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5</text:p>
          </table:table-cell>
          <table:table-cell office:value-type="float" office:value="1" calcext:value-type="float">
            <text:p>1</text:p>
          </table:table-cell>
          <table:table-cell office:value-type="float" office:value="235160" calcext:value-type="float">
            <text:p>235160</text:p>
          </table:table-cell>
          <table:table-cell office:value-type="float" office:value="0" calcext:value-type="float">
            <text:p>0</text:p>
          </table:table-cell>
          <table:table-cell office:value-type="float" office:value="235160" calcext:value-type="float">
            <text:p>235160</text:p>
          </table:table-cell>
          <table:table-cell office:value-type="float" office:value="254.806741110049" calcext:value-type="float">
            <text:p>254,80674111004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6</text:p>
          </table:table-cell>
          <table:table-cell office:value-type="float" office:value="1" calcext:value-type="float">
            <text:p>1</text:p>
          </table:table-cell>
          <table:table-cell office:value-type="float" office:value="296486" calcext:value-type="float">
            <text:p>296486</text:p>
          </table:table-cell>
          <table:table-cell office:value-type="float" office:value="0" calcext:value-type="float">
            <text:p>0</text:p>
          </table:table-cell>
          <table:table-cell office:value-type="float" office:value="296486" calcext:value-type="float">
            <text:p>296486</text:p>
          </table:table-cell>
          <table:table-cell office:value-type="float" office:value="291.660108806798" calcext:value-type="float">
            <text:p>291,66010880679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7</text:p>
          </table:table-cell>
          <table:table-cell office:value-type="float" office:value="1" calcext:value-type="float">
            <text:p>1</text:p>
          </table:table-cell>
          <table:table-cell office:value-type="float" office:value="399033" calcext:value-type="float">
            <text:p>399033</text:p>
          </table:table-cell>
          <table:table-cell office:value-type="float" office:value="0" calcext:value-type="float">
            <text:p>0</text:p>
          </table:table-cell>
          <table:table-cell office:value-type="float" office:value="399033" calcext:value-type="float">
            <text:p>399033</text:p>
          </table:table-cell>
          <table:table-cell office:value-type="float" office:value="331.94040596392" calcext:value-type="float">
            <text:p>331,9404059639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8</text:p>
          </table:table-cell>
          <table:table-cell office:value-type="float" office:value="1" calcext:value-type="float">
            <text:p>1</text:p>
          </table:table-cell>
          <table:table-cell office:value-type="float" office:value="466021" calcext:value-type="float">
            <text:p>466021</text:p>
          </table:table-cell>
          <table:table-cell office:value-type="float" office:value="0" calcext:value-type="float">
            <text:p>0</text:p>
          </table:table-cell>
          <table:table-cell office:value-type="float" office:value="466021" calcext:value-type="float">
            <text:p>466021</text:p>
          </table:table-cell>
          <table:table-cell office:value-type="float" office:value="387.77810005797" calcext:value-type="float">
            <text:p>387,7781000579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9</text:p>
          </table:table-cell>
          <table:table-cell office:value-type="float" office:value="1" calcext:value-type="float">
            <text:p>1</text:p>
          </table:table-cell>
          <table:table-cell office:value-type="float" office:value="605259" calcext:value-type="float">
            <text:p>605259</text:p>
          </table:table-cell>
          <table:table-cell office:value-type="float" office:value="0" calcext:value-type="float">
            <text:p>0</text:p>
          </table:table-cell>
          <table:table-cell office:value-type="float" office:value="605259" calcext:value-type="float">
            <text:p>605259</text:p>
          </table:table-cell>
          <table:table-cell office:value-type="float" office:value="436.741113089956" calcext:value-type="float">
            <text:p>436,74111308995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30</text:p>
          </table:table-cell>
          <table:table-cell office:value-type="float" office:value="1" calcext:value-type="float">
            <text:p>1</text:p>
          </table:table-cell>
          <table:table-cell office:value-type="float" office:value="888488" calcext:value-type="float">
            <text:p>888488</text:p>
          </table:table-cell>
          <table:table-cell office:value-type="float" office:value="0" calcext:value-type="float">
            <text:p>0</text:p>
          </table:table-cell>
          <table:table-cell office:value-type="float" office:value="888488" calcext:value-type="float">
            <text:p>888488</text:p>
          </table:table-cell>
          <table:table-cell office:value-type="float" office:value="526.448910468956" calcext:value-type="float">
            <text:p>526,44891046895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1</text:p>
          </table:table-cell>
          <table:table-cell office:value-type="float" office:value="2" calcext:value-type="float">
            <text:p>2</text:p>
          </table:table-cell>
          <table:table-cell office:value-type="float" office:value="29062" calcext:value-type="float">
            <text:p>29062</text:p>
          </table:table-cell>
          <table:table-cell office:value-type="float" office:value="0" calcext:value-type="float">
            <text:p>0</text:p>
          </table:table-cell>
          <table:table-cell office:value-type="float" office:value="29062" calcext:value-type="float">
            <text:p>29062</text:p>
          </table:table-cell>
          <table:table-cell office:value-type="float" office:value="70.2643870608881" calcext:value-type="float">
            <text:p>70,264387060888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2</text:p>
          </table:table-cell>
          <table:table-cell office:value-type="float" office:value="2" calcext:value-type="float">
            <text:p>2</text:p>
          </table:table-cell>
          <table:table-cell office:value-type="float" office:value="54404" calcext:value-type="float">
            <text:p>54404</text:p>
          </table:table-cell>
          <table:table-cell office:value-type="float" office:value="0" calcext:value-type="float">
            <text:p>0</text:p>
          </table:table-cell>
          <table:table-cell office:value-type="float" office:value="54404" calcext:value-type="float">
            <text:p>54404</text:p>
          </table:table-cell>
          <table:table-cell office:value-type="float" office:value="99.9600527049042" calcext:value-type="float">
            <text:p>99,960052704904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3</text:p>
          </table:table-cell>
          <table:table-cell office:value-type="float" office:value="2" calcext:value-type="float">
            <text:p>2</text:p>
          </table:table-cell>
          <table:table-cell office:value-type="float" office:value="65991" calcext:value-type="float">
            <text:p>65991</text:p>
          </table:table-cell>
          <table:table-cell office:value-type="float" office:value="0" calcext:value-type="float">
            <text:p>0</text:p>
          </table:table-cell>
          <table:table-cell office:value-type="float" office:value="65991" calcext:value-type="float">
            <text:p>65991</text:p>
          </table:table-cell>
          <table:table-cell office:value-type="float" office:value="121.915041395928" calcext:value-type="float">
            <text:p>121,91504139592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4</text:p>
          </table:table-cell>
          <table:table-cell office:value-type="float" office:value="2" calcext:value-type="float">
            <text:p>2</text:p>
          </table:table-cell>
          <table:table-cell office:value-type="float" office:value="86716" calcext:value-type="float">
            <text:p>86716</text:p>
          </table:table-cell>
          <table:table-cell office:value-type="float" office:value="0" calcext:value-type="float">
            <text:p>0</text:p>
          </table:table-cell>
          <table:table-cell office:value-type="float" office:value="86716" calcext:value-type="float">
            <text:p>86716</text:p>
          </table:table-cell>
          <table:table-cell office:value-type="float" office:value="141.19518836704" calcext:value-type="float">
            <text:p>141,1951883670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5</text:p>
          </table:table-cell>
          <table:table-cell office:value-type="float" office:value="2" calcext:value-type="float">
            <text:p>2</text:p>
          </table:table-cell>
          <table:table-cell office:value-type="float" office:value="106079" calcext:value-type="float">
            <text:p>106079</text:p>
          </table:table-cell>
          <table:table-cell office:value-type="float" office:value="0" calcext:value-type="float">
            <text:p>0</text:p>
          </table:table-cell>
          <table:table-cell office:value-type="float" office:value="106079" calcext:value-type="float">
            <text:p>106079</text:p>
          </table:table-cell>
          <table:table-cell office:value-type="float" office:value="157.855180402053" calcext:value-type="float">
            <text:p>157,85518040205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6</text:p>
          </table:table-cell>
          <table:table-cell office:value-type="float" office:value="2" calcext:value-type="float">
            <text:p>2</text:p>
          </table:table-cell>
          <table:table-cell office:value-type="float" office:value="114235" calcext:value-type="float">
            <text:p>114235</text:p>
          </table:table-cell>
          <table:table-cell office:value-type="float" office:value="0" calcext:value-type="float">
            <text:p>0</text:p>
          </table:table-cell>
          <table:table-cell office:value-type="float" office:value="114235" calcext:value-type="float">
            <text:p>114235</text:p>
          </table:table-cell>
          <table:table-cell office:value-type="float" office:value="172.762814313871" calcext:value-type="float">
            <text:p>172,76281431387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7</text:p>
          </table:table-cell>
          <table:table-cell office:value-type="float" office:value="2" calcext:value-type="float">
            <text:p>2</text:p>
          </table:table-cell>
          <table:table-cell office:value-type="float" office:value="166165" calcext:value-type="float">
            <text:p>166165</text:p>
          </table:table-cell>
          <table:table-cell office:value-type="float" office:value="0" calcext:value-type="float">
            <text:p>0</text:p>
          </table:table-cell>
          <table:table-cell office:value-type="float" office:value="166165" calcext:value-type="float">
            <text:p>166165</text:p>
          </table:table-cell>
          <table:table-cell office:value-type="float" office:value="195.271778198191" calcext:value-type="float">
            <text:p>195,27177819819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8</text:p>
          </table:table-cell>
          <table:table-cell office:value-type="float" office:value="2" calcext:value-type="float">
            <text:p>2</text:p>
          </table:table-cell>
          <table:table-cell office:value-type="float" office:value="192683" calcext:value-type="float">
            <text:p>192683</text:p>
          </table:table-cell>
          <table:table-cell office:value-type="float" office:value="0" calcext:value-type="float">
            <text:p>0</text:p>
          </table:table-cell>
          <table:table-cell office:value-type="float" office:value="192683" calcext:value-type="float">
            <text:p>192683</text:p>
          </table:table-cell>
          <table:table-cell office:value-type="float" office:value="223.203222427051" calcext:value-type="float">
            <text:p>223,20322242705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9</text:p>
          </table:table-cell>
          <table:table-cell office:value-type="float" office:value="2" calcext:value-type="float">
            <text:p>2</text:p>
          </table:table-cell>
          <table:table-cell office:value-type="float" office:value="224366" calcext:value-type="float">
            <text:p>224366</text:p>
          </table:table-cell>
          <table:table-cell office:value-type="float" office:value="0" calcext:value-type="float">
            <text:p>0</text:p>
          </table:table-cell>
          <table:table-cell office:value-type="float" office:value="224366" calcext:value-type="float">
            <text:p>224366</text:p>
          </table:table-cell>
          <table:table-cell office:value-type="float" office:value="244.733181587886" calcext:value-type="float">
            <text:p>244,73318158788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0</text:p>
          </table:table-cell>
          <table:table-cell office:value-type="float" office:value="2" calcext:value-type="float">
            <text:p>2</text:p>
          </table:table-cell>
          <table:table-cell office:value-type="float" office:value="251111" calcext:value-type="float">
            <text:p>251111</text:p>
          </table:table-cell>
          <table:table-cell office:value-type="float" office:value="0" calcext:value-type="float">
            <text:p>0</text:p>
          </table:table-cell>
          <table:table-cell office:value-type="float" office:value="251111" calcext:value-type="float">
            <text:p>251111</text:p>
          </table:table-cell>
          <table:table-cell office:value-type="float" office:value="264.309597054962" calcext:value-type="float">
            <text:p>264,30959705496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1</text:p>
          </table:table-cell>
          <table:table-cell office:value-type="float" office:value="2" calcext:value-type="float">
            <text:p>2</text:p>
          </table:table-cell>
          <table:table-cell office:value-type="float" office:value="295242" calcext:value-type="float">
            <text:p>295242</text:p>
          </table:table-cell>
          <table:table-cell office:value-type="float" office:value="0" calcext:value-type="float">
            <text:p>0</text:p>
          </table:table-cell>
          <table:table-cell office:value-type="float" office:value="295242" calcext:value-type="float">
            <text:p>295242</text:p>
          </table:table-cell>
          <table:table-cell office:value-type="float" office:value="282.915840147063" calcext:value-type="float">
            <text:p>282,91584014706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2</text:p>
          </table:table-cell>
          <table:table-cell office:value-type="float" office:value="2" calcext:value-type="float">
            <text:p>2</text:p>
          </table:table-cell>
          <table:table-cell office:value-type="float" office:value="303628" calcext:value-type="float">
            <text:p>303628</text:p>
          </table:table-cell>
          <table:table-cell office:value-type="float" office:value="0" calcext:value-type="float">
            <text:p>0</text:p>
          </table:table-cell>
          <table:table-cell office:value-type="float" office:value="303628" calcext:value-type="float">
            <text:p>303628</text:p>
          </table:table-cell>
          <table:table-cell office:value-type="float" office:value="299.863420798908" calcext:value-type="float">
            <text:p>299,86342079890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3</text:p>
          </table:table-cell>
          <table:table-cell office:value-type="float" office:value="2" calcext:value-type="float">
            <text:p>2</text:p>
          </table:table-cell>
          <table:table-cell office:value-type="float" office:value="321047" calcext:value-type="float">
            <text:p>321047</text:p>
          </table:table-cell>
          <table:table-cell office:value-type="float" office:value="0" calcext:value-type="float">
            <text:p>0</text:p>
          </table:table-cell>
          <table:table-cell office:value-type="float" office:value="321047" calcext:value-type="float">
            <text:p>321047</text:p>
          </table:table-cell>
          <table:table-cell office:value-type="float" office:value="316.448914981912" calcext:value-type="float">
            <text:p>316,44891498191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4</text:p>
          </table:table-cell>
          <table:table-cell office:value-type="float" office:value="2" calcext:value-type="float">
            <text:p>2</text:p>
          </table:table-cell>
          <table:table-cell office:value-type="float" office:value="403732" calcext:value-type="float">
            <text:p>403732</text:p>
          </table:table-cell>
          <table:table-cell office:value-type="float" office:value="0" calcext:value-type="float">
            <text:p>0</text:p>
          </table:table-cell>
          <table:table-cell office:value-type="float" office:value="403732" calcext:value-type="float">
            <text:p>403732</text:p>
          </table:table-cell>
          <table:table-cell office:value-type="float" office:value="346.061455699149" calcext:value-type="float">
            <text:p>346,06145569914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5</text:p>
          </table:table-cell>
          <table:table-cell office:value-type="float" office:value="2" calcext:value-type="float">
            <text:p>2</text:p>
          </table:table-cell>
          <table:table-cell office:value-type="float" office:value="467772" calcext:value-type="float">
            <text:p>467772</text:p>
          </table:table-cell>
          <table:table-cell office:value-type="float" office:value="0" calcext:value-type="float">
            <text:p>0</text:p>
          </table:table-cell>
          <table:table-cell office:value-type="float" office:value="467772" calcext:value-type="float">
            <text:p>467772</text:p>
          </table:table-cell>
          <table:table-cell office:value-type="float" office:value="374.481941173085" calcext:value-type="float">
            <text:p>374,48194117308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6</text:p>
          </table:table-cell>
          <table:table-cell office:value-type="float" office:value="2" calcext:value-type="float">
            <text:p>2</text:p>
          </table:table-cell>
          <table:table-cell office:value-type="float" office:value="542750" calcext:value-type="float">
            <text:p>542750</text:p>
          </table:table-cell>
          <table:table-cell office:value-type="float" office:value="0" calcext:value-type="float">
            <text:p>0</text:p>
          </table:table-cell>
          <table:table-cell office:value-type="float" office:value="542750" calcext:value-type="float">
            <text:p>542750</text:p>
          </table:table-cell>
          <table:table-cell office:value-type="float" office:value="400.665472174994" calcext:value-type="float">
            <text:p>400,66547217499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7</text:p>
          </table:table-cell>
          <table:table-cell office:value-type="float" office:value="2" calcext:value-type="float">
            <text:p>2</text:p>
          </table:table-cell>
          <table:table-cell office:value-type="float" office:value="574659" calcext:value-type="float">
            <text:p>574659</text:p>
          </table:table-cell>
          <table:table-cell office:value-type="float" office:value="0" calcext:value-type="float">
            <text:p>0</text:p>
          </table:table-cell>
          <table:table-cell office:value-type="float" office:value="574659" calcext:value-type="float">
            <text:p>574659</text:p>
          </table:table-cell>
          <table:table-cell office:value-type="float" office:value="425.030967217171" calcext:value-type="float">
            <text:p>425,03096721717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8</text:p>
          </table:table-cell>
          <table:table-cell office:value-type="float" office:value="2" calcext:value-type="float">
            <text:p>2</text:p>
          </table:table-cell>
          <table:table-cell office:value-type="float" office:value="640087" calcext:value-type="float">
            <text:p>640087</text:p>
          </table:table-cell>
          <table:table-cell office:value-type="float" office:value="0" calcext:value-type="float">
            <text:p>0</text:p>
          </table:table-cell>
          <table:table-cell office:value-type="float" office:value="640087" calcext:value-type="float">
            <text:p>640087</text:p>
          </table:table-cell>
          <table:table-cell office:value-type="float" office:value="448.220594450831" calcext:value-type="float">
            <text:p>448,22059445083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9</text:p>
          </table:table-cell>
          <table:table-cell office:value-type="float" office:value="2" calcext:value-type="float">
            <text:p>2</text:p>
          </table:table-cell>
          <table:table-cell office:value-type="float" office:value="758074" calcext:value-type="float">
            <text:p>758074</text:p>
          </table:table-cell>
          <table:table-cell office:value-type="float" office:value="0" calcext:value-type="float">
            <text:p>0</text:p>
          </table:table-cell>
          <table:table-cell office:value-type="float" office:value="758074" calcext:value-type="float">
            <text:p>758074</text:p>
          </table:table-cell>
          <table:table-cell office:value-type="float" office:value="501.522311320994" calcext:value-type="float">
            <text:p>501,52231132099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0</text:p>
          </table:table-cell>
          <table:table-cell office:value-type="float" office:value="2" calcext:value-type="float">
            <text:p>2</text:p>
          </table:table-cell>
          <table:table-cell office:value-type="float" office:value="996504" calcext:value-type="float">
            <text:p>996504</text:p>
          </table:table-cell>
          <table:table-cell office:value-type="float" office:value="0" calcext:value-type="float">
            <text:p>0</text:p>
          </table:table-cell>
          <table:table-cell office:value-type="float" office:value="996504" calcext:value-type="float">
            <text:p>996504</text:p>
          </table:table-cell>
          <table:table-cell office:value-type="float" office:value="550.247096145059" calcext:value-type="float">
            <text:p>550,24709614505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1</text:p>
          </table:table-cell>
          <table:table-cell office:value-type="float" office:value="2" calcext:value-type="float">
            <text:p>2</text:p>
          </table:table-cell>
          <table:table-cell office:value-type="float" office:value="39197" calcext:value-type="float">
            <text:p>39197</text:p>
          </table:table-cell>
          <table:table-cell office:value-type="float" office:value="0" calcext:value-type="float">
            <text:p>0</text:p>
          </table:table-cell>
          <table:table-cell office:value-type="float" office:value="39197" calcext:value-type="float">
            <text:p>39197</text:p>
          </table:table-cell>
          <table:table-cell office:value-type="float" office:value="86.0126857501454" calcext:value-type="float">
            <text:p>86,012685750145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2</text:p>
          </table:table-cell>
          <table:table-cell office:value-type="float" office:value="2" calcext:value-type="float">
            <text:p>2</text:p>
          </table:table-cell>
          <table:table-cell office:value-type="float" office:value="76164" calcext:value-type="float">
            <text:p>76164</text:p>
          </table:table-cell>
          <table:table-cell office:value-type="float" office:value="0" calcext:value-type="float">
            <text:p>0</text:p>
          </table:table-cell>
          <table:table-cell office:value-type="float" office:value="76164" calcext:value-type="float">
            <text:p>76164</text:p>
          </table:table-cell>
          <table:table-cell office:value-type="float" office:value="131.958687994861" calcext:value-type="float">
            <text:p>131,95868799486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3</text:p>
          </table:table-cell>
          <table:table-cell office:value-type="float" office:value="2" calcext:value-type="float">
            <text:p>2</text:p>
          </table:table-cell>
          <table:table-cell office:value-type="float" office:value="121920" calcext:value-type="float">
            <text:p>121920</text:p>
          </table:table-cell>
          <table:table-cell office:value-type="float" office:value="0" calcext:value-type="float">
            <text:p>0</text:p>
          </table:table-cell>
          <table:table-cell office:value-type="float" office:value="121920" calcext:value-type="float">
            <text:p>121920</text:p>
          </table:table-cell>
          <table:table-cell office:value-type="float" office:value="165.730576497036" calcext:value-type="float">
            <text:p>165,73057649703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4</text:p>
          </table:table-cell>
          <table:table-cell office:value-type="float" office:value="2" calcext:value-type="float">
            <text:p>2</text:p>
          </table:table-cell>
          <table:table-cell office:value-type="float" office:value="173282" calcext:value-type="float">
            <text:p>173282</text:p>
          </table:table-cell>
          <table:table-cell office:value-type="float" office:value="0" calcext:value-type="float">
            <text:p>0</text:p>
          </table:table-cell>
          <table:table-cell office:value-type="float" office:value="173282" calcext:value-type="float">
            <text:p>173282</text:p>
          </table:table-cell>
          <table:table-cell office:value-type="float" office:value="205.002420456148" calcext:value-type="float">
            <text:p>205,00242045614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5</text:p>
          </table:table-cell>
          <table:table-cell office:value-type="float" office:value="2" calcext:value-type="float">
            <text:p>2</text:p>
          </table:table-cell>
          <table:table-cell office:value-type="float" office:value="235221" calcext:value-type="float">
            <text:p>235221</text:p>
          </table:table-cell>
          <table:table-cell office:value-type="float" office:value="0" calcext:value-type="float">
            <text:p>0</text:p>
          </table:table-cell>
          <table:table-cell office:value-type="float" office:value="235221" calcext:value-type="float">
            <text:p>235221</text:p>
          </table:table-cell>
          <table:table-cell office:value-type="float" office:value="254.571626764955" calcext:value-type="float">
            <text:p>254,57162676495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6</text:p>
          </table:table-cell>
          <table:table-cell office:value-type="float" office:value="2" calcext:value-type="float">
            <text:p>2</text:p>
          </table:table-cell>
          <table:table-cell office:value-type="float" office:value="296535" calcext:value-type="float">
            <text:p>296535</text:p>
          </table:table-cell>
          <table:table-cell office:value-type="float" office:value="0" calcext:value-type="float">
            <text:p>0</text:p>
          </table:table-cell>
          <table:table-cell office:value-type="float" office:value="296535" calcext:value-type="float">
            <text:p>296535</text:p>
          </table:table-cell>
          <table:table-cell office:value-type="float" office:value="291.425931230187" calcext:value-type="float">
            <text:p>291,42593123018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7</text:p>
          </table:table-cell>
          <table:table-cell office:value-type="float" office:value="2" calcext:value-type="float">
            <text:p>2</text:p>
          </table:table-cell>
          <table:table-cell office:value-type="float" office:value="398041" calcext:value-type="float">
            <text:p>398041</text:p>
          </table:table-cell>
          <table:table-cell office:value-type="float" office:value="0" calcext:value-type="float">
            <text:p>0</text:p>
          </table:table-cell>
          <table:table-cell office:value-type="float" office:value="398041" calcext:value-type="float">
            <text:p>398041</text:p>
          </table:table-cell>
          <table:table-cell office:value-type="float" office:value="331.725992826977" calcext:value-type="float">
            <text:p>331,72599282697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8</text:p>
          </table:table-cell>
          <table:table-cell office:value-type="float" office:value="2" calcext:value-type="float">
            <text:p>2</text:p>
          </table:table-cell>
          <table:table-cell office:value-type="float" office:value="466735" calcext:value-type="float">
            <text:p>466735</text:p>
          </table:table-cell>
          <table:table-cell office:value-type="float" office:value="0" calcext:value-type="float">
            <text:p>0</text:p>
          </table:table-cell>
          <table:table-cell office:value-type="float" office:value="466735" calcext:value-type="float">
            <text:p>466735</text:p>
          </table:table-cell>
          <table:table-cell office:value-type="float" office:value="387.456915375078" calcext:value-type="float">
            <text:p>387,45691537507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9</text:p>
          </table:table-cell>
          <table:table-cell office:value-type="float" office:value="2" calcext:value-type="float">
            <text:p>2</text:p>
          </table:table-cell>
          <table:table-cell office:value-type="float" office:value="605946" calcext:value-type="float">
            <text:p>605946</text:p>
          </table:table-cell>
          <table:table-cell office:value-type="float" office:value="0" calcext:value-type="float">
            <text:p>0</text:p>
          </table:table-cell>
          <table:table-cell office:value-type="float" office:value="605946" calcext:value-type="float">
            <text:p>605946</text:p>
          </table:table-cell>
          <table:table-cell office:value-type="float" office:value="436.304872020846" calcext:value-type="float">
            <text:p>436,30487202084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30</text:p>
          </table:table-cell>
          <table:table-cell office:value-type="float" office:value="2" calcext:value-type="float">
            <text:p>2</text:p>
          </table:table-cell>
          <table:table-cell office:value-type="float" office:value="888136" calcext:value-type="float">
            <text:p>888136</text:p>
          </table:table-cell>
          <table:table-cell office:value-type="float" office:value="0" calcext:value-type="float">
            <text:p>0</text:p>
          </table:table-cell>
          <table:table-cell office:value-type="float" office:value="888136" calcext:value-type="float">
            <text:p>888136</text:p>
          </table:table-cell>
          <table:table-cell office:value-type="float" office:value="526.435831735841" calcext:value-type="float">
            <text:p>526,43583173584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1</text:p>
          </table:table-cell>
          <table:table-cell office:value-type="float" office:value="3" calcext:value-type="float">
            <text:p>3</text:p>
          </table:table-cell>
          <table:table-cell office:value-type="float" office:value="29025" calcext:value-type="float">
            <text:p>29025</text:p>
          </table:table-cell>
          <table:table-cell office:value-type="float" office:value="0" calcext:value-type="float">
            <text:p>0</text:p>
          </table:table-cell>
          <table:table-cell office:value-type="float" office:value="29025" calcext:value-type="float">
            <text:p>29025</text:p>
          </table:table-cell>
          <table:table-cell office:value-type="float" office:value="70.2435928459744" calcext:value-type="float">
            <text:p>70,243592845974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2</text:p>
          </table:table-cell>
          <table:table-cell office:value-type="float" office:value="3" calcext:value-type="float">
            <text:p>3</text:p>
          </table:table-cell>
          <table:table-cell office:value-type="float" office:value="54061" calcext:value-type="float">
            <text:p>54061</text:p>
          </table:table-cell>
          <table:table-cell office:value-type="float" office:value="0" calcext:value-type="float">
            <text:p>0</text:p>
          </table:table-cell>
          <table:table-cell office:value-type="float" office:value="54061" calcext:value-type="float">
            <text:p>54061</text:p>
          </table:table-cell>
          <table:table-cell office:value-type="float" office:value="99.793764560949" calcext:value-type="float">
            <text:p>99,79376456094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3</text:p>
          </table:table-cell>
          <table:table-cell office:value-type="float" office:value="3" calcext:value-type="float">
            <text:p>3</text:p>
          </table:table-cell>
          <table:table-cell office:value-type="float" office:value="65993" calcext:value-type="float">
            <text:p>65993</text:p>
          </table:table-cell>
          <table:table-cell office:value-type="float" office:value="0" calcext:value-type="float">
            <text:p>0</text:p>
          </table:table-cell>
          <table:table-cell office:value-type="float" office:value="65993" calcext:value-type="float">
            <text:p>65993</text:p>
          </table:table-cell>
          <table:table-cell office:value-type="float" office:value="121.871722249081" calcext:value-type="float">
            <text:p>121,87172224908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4</text:p>
          </table:table-cell>
          <table:table-cell office:value-type="float" office:value="3" calcext:value-type="float">
            <text:p>3</text:p>
          </table:table-cell>
          <table:table-cell office:value-type="float" office:value="86125" calcext:value-type="float">
            <text:p>86125</text:p>
          </table:table-cell>
          <table:table-cell office:value-type="float" office:value="0" calcext:value-type="float">
            <text:p>0</text:p>
          </table:table-cell>
          <table:table-cell office:value-type="float" office:value="86125" calcext:value-type="float">
            <text:p>86125</text:p>
          </table:table-cell>
          <table:table-cell office:value-type="float" office:value="140.934781937859" calcext:value-type="float">
            <text:p>140,93478193785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5</text:p>
          </table:table-cell>
          <table:table-cell office:value-type="float" office:value="3" calcext:value-type="float">
            <text:p>3</text:p>
          </table:table-cell>
          <table:table-cell office:value-type="float" office:value="106140" calcext:value-type="float">
            <text:p>106140</text:p>
          </table:table-cell>
          <table:table-cell office:value-type="float" office:value="0" calcext:value-type="float">
            <text:p>0</text:p>
          </table:table-cell>
          <table:table-cell office:value-type="float" office:value="106140" calcext:value-type="float">
            <text:p>106140</text:p>
          </table:table-cell>
          <table:table-cell office:value-type="float" office:value="157.700280162971" calcext:value-type="float">
            <text:p>157,70028016297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6</text:p>
          </table:table-cell>
          <table:table-cell office:value-type="float" office:value="3" calcext:value-type="float">
            <text:p>3</text:p>
          </table:table-cell>
          <table:table-cell office:value-type="float" office:value="113976" calcext:value-type="float">
            <text:p>113976</text:p>
          </table:table-cell>
          <table:table-cell office:value-type="float" office:value="0" calcext:value-type="float">
            <text:p>0</text:p>
          </table:table-cell>
          <table:table-cell office:value-type="float" office:value="113976" calcext:value-type="float">
            <text:p>113976</text:p>
          </table:table-cell>
          <table:table-cell office:value-type="float" office:value="172.766400693915" calcext:value-type="float">
            <text:p>172,76640069391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7</text:p>
          </table:table-cell>
          <table:table-cell office:value-type="float" office:value="3" calcext:value-type="float">
            <text:p>3</text:p>
          </table:table-cell>
          <table:table-cell office:value-type="float" office:value="165647" calcext:value-type="float">
            <text:p>165647</text:p>
          </table:table-cell>
          <table:table-cell office:value-type="float" office:value="0" calcext:value-type="float">
            <text:p>0</text:p>
          </table:table-cell>
          <table:table-cell office:value-type="float" office:value="165647" calcext:value-type="float">
            <text:p>165647</text:p>
          </table:table-cell>
          <table:table-cell office:value-type="float" office:value="199.189956418005" calcext:value-type="float">
            <text:p>199,18995641800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8</text:p>
          </table:table-cell>
          <table:table-cell office:value-type="float" office:value="3" calcext:value-type="float">
            <text:p>3</text:p>
          </table:table-cell>
          <table:table-cell office:value-type="float" office:value="191949" calcext:value-type="float">
            <text:p>191949</text:p>
          </table:table-cell>
          <table:table-cell office:value-type="float" office:value="0" calcext:value-type="float">
            <text:p>0</text:p>
          </table:table-cell>
          <table:table-cell office:value-type="float" office:value="191949" calcext:value-type="float">
            <text:p>191949</text:p>
          </table:table-cell>
          <table:table-cell office:value-type="float" office:value="219.727150246035" calcext:value-type="float">
            <text:p>219,72715024603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9</text:p>
          </table:table-cell>
          <table:table-cell office:value-type="float" office:value="3" calcext:value-type="float">
            <text:p>3</text:p>
          </table:table-cell>
          <table:table-cell office:value-type="float" office:value="223944" calcext:value-type="float">
            <text:p>223944</text:p>
          </table:table-cell>
          <table:table-cell office:value-type="float" office:value="0" calcext:value-type="float">
            <text:p>0</text:p>
          </table:table-cell>
          <table:table-cell office:value-type="float" office:value="223944" calcext:value-type="float">
            <text:p>223944</text:p>
          </table:table-cell>
          <table:table-cell office:value-type="float" office:value="244.664710752898" calcext:value-type="float">
            <text:p>244,66471075289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0</text:p>
          </table:table-cell>
          <table:table-cell office:value-type="float" office:value="3" calcext:value-type="float">
            <text:p>3</text:p>
          </table:table-cell>
          <table:table-cell office:value-type="float" office:value="250654" calcext:value-type="float">
            <text:p>250654</text:p>
          </table:table-cell>
          <table:table-cell office:value-type="float" office:value="0" calcext:value-type="float">
            <text:p>0</text:p>
          </table:table-cell>
          <table:table-cell office:value-type="float" office:value="250654" calcext:value-type="float">
            <text:p>250654</text:p>
          </table:table-cell>
          <table:table-cell office:value-type="float" office:value="264.449216811917" calcext:value-type="float">
            <text:p>264,44921681191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1</text:p>
          </table:table-cell>
          <table:table-cell office:value-type="float" office:value="3" calcext:value-type="float">
            <text:p>3</text:p>
          </table:table-cell>
          <table:table-cell office:value-type="float" office:value="294651" calcext:value-type="float">
            <text:p>294651</text:p>
          </table:table-cell>
          <table:table-cell office:value-type="float" office:value="0" calcext:value-type="float">
            <text:p>0</text:p>
          </table:table-cell>
          <table:table-cell office:value-type="float" office:value="294651" calcext:value-type="float">
            <text:p>294651</text:p>
          </table:table-cell>
          <table:table-cell office:value-type="float" office:value="282.876656631939" calcext:value-type="float">
            <text:p>282,87665663193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2</text:p>
          </table:table-cell>
          <table:table-cell office:value-type="float" office:value="3" calcext:value-type="float">
            <text:p>3</text:p>
          </table:table-cell>
          <table:table-cell office:value-type="float" office:value="304041" calcext:value-type="float">
            <text:p>304041</text:p>
          </table:table-cell>
          <table:table-cell office:value-type="float" office:value="0" calcext:value-type="float">
            <text:p>0</text:p>
          </table:table-cell>
          <table:table-cell office:value-type="float" office:value="304041" calcext:value-type="float">
            <text:p>304041</text:p>
          </table:table-cell>
          <table:table-cell office:value-type="float" office:value="300.020157849881" calcext:value-type="float">
            <text:p>300,02015784988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3</text:p>
          </table:table-cell>
          <table:table-cell office:value-type="float" office:value="3" calcext:value-type="float">
            <text:p>3</text:p>
          </table:table-cell>
          <table:table-cell office:value-type="float" office:value="321483" calcext:value-type="float">
            <text:p>321483</text:p>
          </table:table-cell>
          <table:table-cell office:value-type="float" office:value="0" calcext:value-type="float">
            <text:p>0</text:p>
          </table:table-cell>
          <table:table-cell office:value-type="float" office:value="321483" calcext:value-type="float">
            <text:p>321483</text:p>
          </table:table-cell>
          <table:table-cell office:value-type="float" office:value="316.447068804875" calcext:value-type="float">
            <text:p>316,44706880487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4</text:p>
          </table:table-cell>
          <table:table-cell office:value-type="float" office:value="3" calcext:value-type="float">
            <text:p>3</text:p>
          </table:table-cell>
          <table:table-cell office:value-type="float" office:value="403329" calcext:value-type="float">
            <text:p>403329</text:p>
          </table:table-cell>
          <table:table-cell office:value-type="float" office:value="0" calcext:value-type="float">
            <text:p>0</text:p>
          </table:table-cell>
          <table:table-cell office:value-type="float" office:value="403329" calcext:value-type="float">
            <text:p>403329</text:p>
          </table:table-cell>
          <table:table-cell office:value-type="float" office:value="346.181560822995" calcext:value-type="float">
            <text:p>346,18156082299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5</text:p>
          </table:table-cell>
          <table:table-cell office:value-type="float" office:value="3" calcext:value-type="float">
            <text:p>3</text:p>
          </table:table-cell>
          <table:table-cell office:value-type="float" office:value="467243" calcext:value-type="float">
            <text:p>467243</text:p>
          </table:table-cell>
          <table:table-cell office:value-type="float" office:value="0" calcext:value-type="float">
            <text:p>0</text:p>
          </table:table-cell>
          <table:table-cell office:value-type="float" office:value="467243" calcext:value-type="float">
            <text:p>467243</text:p>
          </table:table-cell>
          <table:table-cell office:value-type="float" office:value="374.526205895934" calcext:value-type="float">
            <text:p>374,52620589593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6</text:p>
          </table:table-cell>
          <table:table-cell office:value-type="float" office:value="3" calcext:value-type="float">
            <text:p>3</text:p>
          </table:table-cell>
          <table:table-cell office:value-type="float" office:value="542263" calcext:value-type="float">
            <text:p>542263</text:p>
          </table:table-cell>
          <table:table-cell office:value-type="float" office:value="0" calcext:value-type="float">
            <text:p>0</text:p>
          </table:table-cell>
          <table:table-cell office:value-type="float" office:value="542263" calcext:value-type="float">
            <text:p>542263</text:p>
          </table:table-cell>
          <table:table-cell office:value-type="float" office:value="400.503067106939" calcext:value-type="float">
            <text:p>400,50306710693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7</text:p>
          </table:table-cell>
          <table:table-cell office:value-type="float" office:value="3" calcext:value-type="float">
            <text:p>3</text:p>
          </table:table-cell>
          <table:table-cell office:value-type="float" office:value="574665" calcext:value-type="float">
            <text:p>574665</text:p>
          </table:table-cell>
          <table:table-cell office:value-type="float" office:value="0" calcext:value-type="float">
            <text:p>0</text:p>
          </table:table-cell>
          <table:table-cell office:value-type="float" office:value="574665" calcext:value-type="float">
            <text:p>574665</text:p>
          </table:table-cell>
          <table:table-cell office:value-type="float" office:value="424.585956207942" calcext:value-type="float">
            <text:p>424,58595620794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8</text:p>
          </table:table-cell>
          <table:table-cell office:value-type="float" office:value="3" calcext:value-type="float">
            <text:p>3</text:p>
          </table:table-cell>
          <table:table-cell office:value-type="float" office:value="640079" calcext:value-type="float">
            <text:p>640079</text:p>
          </table:table-cell>
          <table:table-cell office:value-type="float" office:value="0" calcext:value-type="float">
            <text:p>0</text:p>
          </table:table-cell>
          <table:table-cell office:value-type="float" office:value="640079" calcext:value-type="float">
            <text:p>640079</text:p>
          </table:table-cell>
          <table:table-cell office:value-type="float" office:value="447.806414743885" calcext:value-type="float">
            <text:p>447,80641474388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9</text:p>
          </table:table-cell>
          <table:table-cell office:value-type="float" office:value="3" calcext:value-type="float">
            <text:p>3</text:p>
          </table:table-cell>
          <table:table-cell office:value-type="float" office:value="758664" calcext:value-type="float">
            <text:p>758664</text:p>
          </table:table-cell>
          <table:table-cell office:value-type="float" office:value="0" calcext:value-type="float">
            <text:p>0</text:p>
          </table:table-cell>
          <table:table-cell office:value-type="float" office:value="758664" calcext:value-type="float">
            <text:p>758664</text:p>
          </table:table-cell>
          <table:table-cell office:value-type="float" office:value="501.088337915018" calcext:value-type="float">
            <text:p>501,08833791501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0</text:p>
          </table:table-cell>
          <table:table-cell office:value-type="float" office:value="3" calcext:value-type="float">
            <text:p>3</text:p>
          </table:table-cell>
          <table:table-cell office:value-type="float" office:value="994408" calcext:value-type="float">
            <text:p>994408</text:p>
          </table:table-cell>
          <table:table-cell office:value-type="float" office:value="0" calcext:value-type="float">
            <text:p>0</text:p>
          </table:table-cell>
          <table:table-cell office:value-type="float" office:value="994408" calcext:value-type="float">
            <text:p>994408</text:p>
          </table:table-cell>
          <table:table-cell office:value-type="float" office:value="550.208388237981" calcext:value-type="float">
            <text:p>550,20838823798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1</text:p>
          </table:table-cell>
          <table:table-cell office:value-type="float" office:value="3" calcext:value-type="float">
            <text:p>3</text:p>
          </table:table-cell>
          <table:table-cell office:value-type="float" office:value="39010" calcext:value-type="float">
            <text:p>39010</text:p>
          </table:table-cell>
          <table:table-cell office:value-type="float" office:value="0" calcext:value-type="float">
            <text:p>0</text:p>
          </table:table-cell>
          <table:table-cell office:value-type="float" office:value="39010" calcext:value-type="float">
            <text:p>39010</text:p>
          </table:table-cell>
          <table:table-cell office:value-type="float" office:value="86.0124577709939" calcext:value-type="float">
            <text:p>86,012457770993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2</text:p>
          </table:table-cell>
          <table:table-cell office:value-type="float" office:value="3" calcext:value-type="float">
            <text:p>3</text:p>
          </table:table-cell>
          <table:table-cell office:value-type="float" office:value="76233" calcext:value-type="float">
            <text:p>76233</text:p>
          </table:table-cell>
          <table:table-cell office:value-type="float" office:value="0" calcext:value-type="float">
            <text:p>0</text:p>
          </table:table-cell>
          <table:table-cell office:value-type="float" office:value="76233" calcext:value-type="float">
            <text:p>76233</text:p>
          </table:table-cell>
          <table:table-cell office:value-type="float" office:value="131.615396240027" calcext:value-type="float">
            <text:p>131,61539624002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3</text:p>
          </table:table-cell>
          <table:table-cell office:value-type="float" office:value="3" calcext:value-type="float">
            <text:p>3</text:p>
          </table:table-cell>
          <table:table-cell office:value-type="float" office:value="121488" calcext:value-type="float">
            <text:p>121488</text:p>
          </table:table-cell>
          <table:table-cell office:value-type="float" office:value="0" calcext:value-type="float">
            <text:p>0</text:p>
          </table:table-cell>
          <table:table-cell office:value-type="float" office:value="121488" calcext:value-type="float">
            <text:p>121488</text:p>
          </table:table-cell>
          <table:table-cell office:value-type="float" office:value="165.696313631953" calcext:value-type="float">
            <text:p>165,69631363195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4</text:p>
          </table:table-cell>
          <table:table-cell office:value-type="float" office:value="3" calcext:value-type="float">
            <text:p>3</text:p>
          </table:table-cell>
          <table:table-cell office:value-type="float" office:value="172434" calcext:value-type="float">
            <text:p>172434</text:p>
          </table:table-cell>
          <table:table-cell office:value-type="float" office:value="0" calcext:value-type="float">
            <text:p>0</text:p>
          </table:table-cell>
          <table:table-cell office:value-type="float" office:value="172434" calcext:value-type="float">
            <text:p>172434</text:p>
          </table:table-cell>
          <table:table-cell office:value-type="float" office:value="211.685554748168" calcext:value-type="float">
            <text:p>211,68555474816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5</text:p>
          </table:table-cell>
          <table:table-cell office:value-type="float" office:value="3" calcext:value-type="float">
            <text:p>3</text:p>
          </table:table-cell>
          <table:table-cell office:value-type="float" office:value="234964" calcext:value-type="float">
            <text:p>234964</text:p>
          </table:table-cell>
          <table:table-cell office:value-type="float" office:value="0" calcext:value-type="float">
            <text:p>0</text:p>
          </table:table-cell>
          <table:table-cell office:value-type="float" office:value="234964" calcext:value-type="float">
            <text:p>234964</text:p>
          </table:table-cell>
          <table:table-cell office:value-type="float" office:value="255.021039881045" calcext:value-type="float">
            <text:p>255,02103988104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6</text:p>
          </table:table-cell>
          <table:table-cell office:value-type="float" office:value="3" calcext:value-type="float">
            <text:p>3</text:p>
          </table:table-cell>
          <table:table-cell office:value-type="float" office:value="297035" calcext:value-type="float">
            <text:p>297035</text:p>
          </table:table-cell>
          <table:table-cell office:value-type="float" office:value="0" calcext:value-type="float">
            <text:p>0</text:p>
          </table:table-cell>
          <table:table-cell office:value-type="float" office:value="297035" calcext:value-type="float">
            <text:p>297035</text:p>
          </table:table-cell>
          <table:table-cell office:value-type="float" office:value="291.704377416987" calcext:value-type="float">
            <text:p>291,70437741698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7</text:p>
          </table:table-cell>
          <table:table-cell office:value-type="float" office:value="3" calcext:value-type="float">
            <text:p>3</text:p>
          </table:table-cell>
          <table:table-cell office:value-type="float" office:value="398304" calcext:value-type="float">
            <text:p>398304</text:p>
          </table:table-cell>
          <table:table-cell office:value-type="float" office:value="0" calcext:value-type="float">
            <text:p>0</text:p>
          </table:table-cell>
          <table:table-cell office:value-type="float" office:value="398304" calcext:value-type="float">
            <text:p>398304</text:p>
          </table:table-cell>
          <table:table-cell office:value-type="float" office:value="331.332622382091" calcext:value-type="float">
            <text:p>331,33262238209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8</text:p>
          </table:table-cell>
          <table:table-cell office:value-type="float" office:value="3" calcext:value-type="float">
            <text:p>3</text:p>
          </table:table-cell>
          <table:table-cell office:value-type="float" office:value="466028" calcext:value-type="float">
            <text:p>466028</text:p>
          </table:table-cell>
          <table:table-cell office:value-type="float" office:value="0" calcext:value-type="float">
            <text:p>0</text:p>
          </table:table-cell>
          <table:table-cell office:value-type="float" office:value="466028" calcext:value-type="float">
            <text:p>466028</text:p>
          </table:table-cell>
          <table:table-cell office:value-type="float" office:value="387.688077189028" calcext:value-type="float">
            <text:p>387,68807718902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9</text:p>
          </table:table-cell>
          <table:table-cell office:value-type="float" office:value="3" calcext:value-type="float">
            <text:p>3</text:p>
          </table:table-cell>
          <table:table-cell office:value-type="float" office:value="604858" calcext:value-type="float">
            <text:p>604858</text:p>
          </table:table-cell>
          <table:table-cell office:value-type="float" office:value="0" calcext:value-type="float">
            <text:p>0</text:p>
          </table:table-cell>
          <table:table-cell office:value-type="float" office:value="604858" calcext:value-type="float">
            <text:p>604858</text:p>
          </table:table-cell>
          <table:table-cell office:value-type="float" office:value="436.352058100048" calcext:value-type="float">
            <text:p>436,35205810004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30</text:p>
          </table:table-cell>
          <table:table-cell office:value-type="float" office:value="3" calcext:value-type="float">
            <text:p>3</text:p>
          </table:table-cell>
          <table:table-cell office:value-type="float" office:value="889393" calcext:value-type="float">
            <text:p>889393</text:p>
          </table:table-cell>
          <table:table-cell office:value-type="float" office:value="0" calcext:value-type="float">
            <text:p>0</text:p>
          </table:table-cell>
          <table:table-cell office:value-type="float" office:value="889393" calcext:value-type="float">
            <text:p>889393</text:p>
          </table:table-cell>
          <table:table-cell office:value-type="float" office:value="526.418787000933" calcext:value-type="float">
            <text:p>526,41878700093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1</text:p>
          </table:table-cell>
          <table:table-cell office:value-type="float" office:value="4" calcext:value-type="float">
            <text:p>4</text:p>
          </table:table-cell>
          <table:table-cell office:value-type="float" office:value="29199" calcext:value-type="float">
            <text:p>29199</text:p>
          </table:table-cell>
          <table:table-cell office:value-type="float" office:value="0" calcext:value-type="float">
            <text:p>0</text:p>
          </table:table-cell>
          <table:table-cell office:value-type="float" office:value="29199" calcext:value-type="float">
            <text:p>29199</text:p>
          </table:table-cell>
          <table:table-cell office:value-type="float" office:value="67.529812823981" calcext:value-type="float">
            <text:p>67,52981282398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2</text:p>
          </table:table-cell>
          <table:table-cell office:value-type="float" office:value="4" calcext:value-type="float">
            <text:p>4</text:p>
          </table:table-cell>
          <table:table-cell office:value-type="float" office:value="54279" calcext:value-type="float">
            <text:p>54279</text:p>
          </table:table-cell>
          <table:table-cell office:value-type="float" office:value="0" calcext:value-type="float">
            <text:p>0</text:p>
          </table:table-cell>
          <table:table-cell office:value-type="float" office:value="54279" calcext:value-type="float">
            <text:p>54279</text:p>
          </table:table-cell>
          <table:table-cell office:value-type="float" office:value="99.4499251639936" calcext:value-type="float">
            <text:p>99,449925163993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3</text:p>
          </table:table-cell>
          <table:table-cell office:value-type="float" office:value="4" calcext:value-type="float">
            <text:p>4</text:p>
          </table:table-cell>
          <table:table-cell office:value-type="float" office:value="66123" calcext:value-type="float">
            <text:p>66123</text:p>
          </table:table-cell>
          <table:table-cell office:value-type="float" office:value="0" calcext:value-type="float">
            <text:p>0</text:p>
          </table:table-cell>
          <table:table-cell office:value-type="float" office:value="66123" calcext:value-type="float">
            <text:p>66123</text:p>
          </table:table-cell>
          <table:table-cell office:value-type="float" office:value="121.893238330027" calcext:value-type="float">
            <text:p>121,89323833002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4</text:p>
          </table:table-cell>
          <table:table-cell office:value-type="float" office:value="4" calcext:value-type="float">
            <text:p>4</text:p>
          </table:table-cell>
          <table:table-cell office:value-type="float" office:value="86567" calcext:value-type="float">
            <text:p>86567</text:p>
          </table:table-cell>
          <table:table-cell office:value-type="float" office:value="0" calcext:value-type="float">
            <text:p>0</text:p>
          </table:table-cell>
          <table:table-cell office:value-type="float" office:value="86567" calcext:value-type="float">
            <text:p>86567</text:p>
          </table:table-cell>
          <table:table-cell office:value-type="float" office:value="140.94613563409" calcext:value-type="float">
            <text:p>140,9461356340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5</text:p>
          </table:table-cell>
          <table:table-cell office:value-type="float" office:value="4" calcext:value-type="float">
            <text:p>4</text:p>
          </table:table-cell>
          <table:table-cell office:value-type="float" office:value="106573" calcext:value-type="float">
            <text:p>106573</text:p>
          </table:table-cell>
          <table:table-cell office:value-type="float" office:value="0" calcext:value-type="float">
            <text:p>0</text:p>
          </table:table-cell>
          <table:table-cell office:value-type="float" office:value="106573" calcext:value-type="float">
            <text:p>106573</text:p>
          </table:table-cell>
          <table:table-cell office:value-type="float" office:value="158.104472196893" calcext:value-type="float">
            <text:p>158,10447219689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6</text:p>
          </table:table-cell>
          <table:table-cell office:value-type="float" office:value="4" calcext:value-type="float">
            <text:p>4</text:p>
          </table:table-cell>
          <table:table-cell office:value-type="float" office:value="114129" calcext:value-type="float">
            <text:p>114129</text:p>
          </table:table-cell>
          <table:table-cell office:value-type="float" office:value="0" calcext:value-type="float">
            <text:p>0</text:p>
          </table:table-cell>
          <table:table-cell office:value-type="float" office:value="114129" calcext:value-type="float">
            <text:p>114129</text:p>
          </table:table-cell>
          <table:table-cell office:value-type="float" office:value="172.596325316932" calcext:value-type="float">
            <text:p>172,5963253169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7</text:p>
          </table:table-cell>
          <table:table-cell office:value-type="float" office:value="4" calcext:value-type="float">
            <text:p>4</text:p>
          </table:table-cell>
          <table:table-cell office:value-type="float" office:value="165812" calcext:value-type="float">
            <text:p>165812</text:p>
          </table:table-cell>
          <table:table-cell office:value-type="float" office:value="0" calcext:value-type="float">
            <text:p>0</text:p>
          </table:table-cell>
          <table:table-cell office:value-type="float" office:value="165812" calcext:value-type="float">
            <text:p>165812</text:p>
          </table:table-cell>
          <table:table-cell office:value-type="float" office:value="200.062093693064" calcext:value-type="float">
            <text:p>200,06209369306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8</text:p>
          </table:table-cell>
          <table:table-cell office:value-type="float" office:value="4" calcext:value-type="float">
            <text:p>4</text:p>
          </table:table-cell>
          <table:table-cell office:value-type="float" office:value="192655" calcext:value-type="float">
            <text:p>192655</text:p>
          </table:table-cell>
          <table:table-cell office:value-type="float" office:value="0" calcext:value-type="float">
            <text:p>0</text:p>
          </table:table-cell>
          <table:table-cell office:value-type="float" office:value="192655" calcext:value-type="float">
            <text:p>192655</text:p>
          </table:table-cell>
          <table:table-cell office:value-type="float" office:value="220.107016774127" calcext:value-type="float">
            <text:p>220,10701677412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9</text:p>
          </table:table-cell>
          <table:table-cell office:value-type="float" office:value="4" calcext:value-type="float">
            <text:p>4</text:p>
          </table:table-cell>
          <table:table-cell office:value-type="float" office:value="223313" calcext:value-type="float">
            <text:p>223313</text:p>
          </table:table-cell>
          <table:table-cell office:value-type="float" office:value="0" calcext:value-type="float">
            <text:p>0</text:p>
          </table:table-cell>
          <table:table-cell office:value-type="float" office:value="223313" calcext:value-type="float">
            <text:p>223313</text:p>
          </table:table-cell>
          <table:table-cell office:value-type="float" office:value="245.001850638072" calcext:value-type="float">
            <text:p>245,00185063807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0</text:p>
          </table:table-cell>
          <table:table-cell office:value-type="float" office:value="4" calcext:value-type="float">
            <text:p>4</text:p>
          </table:table-cell>
          <table:table-cell office:value-type="float" office:value="249762" calcext:value-type="float">
            <text:p>249762</text:p>
          </table:table-cell>
          <table:table-cell office:value-type="float" office:value="0" calcext:value-type="float">
            <text:p>0</text:p>
          </table:table-cell>
          <table:table-cell office:value-type="float" office:value="249762" calcext:value-type="float">
            <text:p>249762</text:p>
          </table:table-cell>
          <table:table-cell office:value-type="float" office:value="264.253722356865" calcext:value-type="float">
            <text:p>264,2537223568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1</text:p>
          </table:table-cell>
          <table:table-cell office:value-type="float" office:value="4" calcext:value-type="float">
            <text:p>4</text:p>
          </table:table-cell>
          <table:table-cell office:value-type="float" office:value="294315" calcext:value-type="float">
            <text:p>294315</text:p>
          </table:table-cell>
          <table:table-cell office:value-type="float" office:value="0" calcext:value-type="float">
            <text:p>0</text:p>
          </table:table-cell>
          <table:table-cell office:value-type="float" office:value="294315" calcext:value-type="float">
            <text:p>294315</text:p>
          </table:table-cell>
          <table:table-cell office:value-type="float" office:value="282.896962719038" calcext:value-type="float">
            <text:p>282,89696271903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2</text:p>
          </table:table-cell>
          <table:table-cell office:value-type="float" office:value="4" calcext:value-type="float">
            <text:p>4</text:p>
          </table:table-cell>
          <table:table-cell office:value-type="float" office:value="303417" calcext:value-type="float">
            <text:p>303417</text:p>
          </table:table-cell>
          <table:table-cell office:value-type="float" office:value="0" calcext:value-type="float">
            <text:p>0</text:p>
          </table:table-cell>
          <table:table-cell office:value-type="float" office:value="303417" calcext:value-type="float">
            <text:p>303417</text:p>
          </table:table-cell>
          <table:table-cell office:value-type="float" office:value="300.166142937028" calcext:value-type="float">
            <text:p>300,16614293702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3</text:p>
          </table:table-cell>
          <table:table-cell office:value-type="float" office:value="4" calcext:value-type="float">
            <text:p>4</text:p>
          </table:table-cell>
          <table:table-cell office:value-type="float" office:value="321827" calcext:value-type="float">
            <text:p>321827</text:p>
          </table:table-cell>
          <table:table-cell office:value-type="float" office:value="0" calcext:value-type="float">
            <text:p>0</text:p>
          </table:table-cell>
          <table:table-cell office:value-type="float" office:value="321827" calcext:value-type="float">
            <text:p>321827</text:p>
          </table:table-cell>
          <table:table-cell office:value-type="float" office:value="315.810422010952" calcext:value-type="float">
            <text:p>315,81042201095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4</text:p>
          </table:table-cell>
          <table:table-cell office:value-type="float" office:value="4" calcext:value-type="float">
            <text:p>4</text:p>
          </table:table-cell>
          <table:table-cell office:value-type="float" office:value="404031" calcext:value-type="float">
            <text:p>404031</text:p>
          </table:table-cell>
          <table:table-cell office:value-type="float" office:value="0" calcext:value-type="float">
            <text:p>0</text:p>
          </table:table-cell>
          <table:table-cell office:value-type="float" office:value="404031" calcext:value-type="float">
            <text:p>404031</text:p>
          </table:table-cell>
          <table:table-cell office:value-type="float" office:value="346.704169070813" calcext:value-type="float">
            <text:p>346,70416907081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5</text:p>
          </table:table-cell>
          <table:table-cell office:value-type="float" office:value="4" calcext:value-type="float">
            <text:p>4</text:p>
          </table:table-cell>
          <table:table-cell office:value-type="float" office:value="467481" calcext:value-type="float">
            <text:p>467481</text:p>
          </table:table-cell>
          <table:table-cell office:value-type="float" office:value="0" calcext:value-type="float">
            <text:p>0</text:p>
          </table:table-cell>
          <table:table-cell office:value-type="float" office:value="467481" calcext:value-type="float">
            <text:p>467481</text:p>
          </table:table-cell>
          <table:table-cell office:value-type="float" office:value="374.661236602114" calcext:value-type="float">
            <text:p>374,66123660211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6</text:p>
          </table:table-cell>
          <table:table-cell office:value-type="float" office:value="4" calcext:value-type="float">
            <text:p>4</text:p>
          </table:table-cell>
          <table:table-cell office:value-type="float" office:value="542829" calcext:value-type="float">
            <text:p>542829</text:p>
          </table:table-cell>
          <table:table-cell office:value-type="float" office:value="0" calcext:value-type="float">
            <text:p>0</text:p>
          </table:table-cell>
          <table:table-cell office:value-type="float" office:value="542829" calcext:value-type="float">
            <text:p>542829</text:p>
          </table:table-cell>
          <table:table-cell office:value-type="float" office:value="400.030331453075" calcext:value-type="float">
            <text:p>400,03033145307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7</text:p>
          </table:table-cell>
          <table:table-cell office:value-type="float" office:value="4" calcext:value-type="float">
            <text:p>4</text:p>
          </table:table-cell>
          <table:table-cell office:value-type="float" office:value="573244" calcext:value-type="float">
            <text:p>573244</text:p>
          </table:table-cell>
          <table:table-cell office:value-type="float" office:value="0" calcext:value-type="float">
            <text:p>0</text:p>
          </table:table-cell>
          <table:table-cell office:value-type="float" office:value="573244" calcext:value-type="float">
            <text:p>573244</text:p>
          </table:table-cell>
          <table:table-cell office:value-type="float" office:value="424.991635682992" calcext:value-type="float">
            <text:p>424,99163568299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8</text:p>
          </table:table-cell>
          <table:table-cell office:value-type="float" office:value="4" calcext:value-type="float">
            <text:p>4</text:p>
          </table:table-cell>
          <table:table-cell office:value-type="float" office:value="640466" calcext:value-type="float">
            <text:p>640466</text:p>
          </table:table-cell>
          <table:table-cell office:value-type="float" office:value="0" calcext:value-type="float">
            <text:p>0</text:p>
          </table:table-cell>
          <table:table-cell office:value-type="float" office:value="640466" calcext:value-type="float">
            <text:p>640466</text:p>
          </table:table-cell>
          <table:table-cell office:value-type="float" office:value="447.639163066865" calcext:value-type="float">
            <text:p>447,6391630668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9</text:p>
          </table:table-cell>
          <table:table-cell office:value-type="float" office:value="4" calcext:value-type="float">
            <text:p>4</text:p>
          </table:table-cell>
          <table:table-cell office:value-type="float" office:value="758444" calcext:value-type="float">
            <text:p>758444</text:p>
          </table:table-cell>
          <table:table-cell office:value-type="float" office:value="0" calcext:value-type="float">
            <text:p>0</text:p>
          </table:table-cell>
          <table:table-cell office:value-type="float" office:value="758444" calcext:value-type="float">
            <text:p>758444</text:p>
          </table:table-cell>
          <table:table-cell office:value-type="float" office:value="501.428313501877" calcext:value-type="float">
            <text:p>501,42831350187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0</text:p>
          </table:table-cell>
          <table:table-cell office:value-type="float" office:value="4" calcext:value-type="float">
            <text:p>4</text:p>
          </table:table-cell>
          <table:table-cell office:value-type="float" office:value="994443" calcext:value-type="float">
            <text:p>994443</text:p>
          </table:table-cell>
          <table:table-cell office:value-type="float" office:value="0" calcext:value-type="float">
            <text:p>0</text:p>
          </table:table-cell>
          <table:table-cell office:value-type="float" office:value="994443" calcext:value-type="float">
            <text:p>994443</text:p>
          </table:table-cell>
          <table:table-cell office:value-type="float" office:value="550.218028267147" calcext:value-type="float">
            <text:p>550,21802826714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1</text:p>
          </table:table-cell>
          <table:table-cell office:value-type="float" office:value="4" calcext:value-type="float">
            <text:p>4</text:p>
          </table:table-cell>
          <table:table-cell office:value-type="float" office:value="39096" calcext:value-type="float">
            <text:p>39096</text:p>
          </table:table-cell>
          <table:table-cell office:value-type="float" office:value="0" calcext:value-type="float">
            <text:p>0</text:p>
          </table:table-cell>
          <table:table-cell office:value-type="float" office:value="39096" calcext:value-type="float">
            <text:p>39096</text:p>
          </table:table-cell>
          <table:table-cell office:value-type="float" office:value="86.0173276960849" calcext:value-type="float">
            <text:p>86,017327696084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2</text:p>
          </table:table-cell>
          <table:table-cell office:value-type="float" office:value="4" calcext:value-type="float">
            <text:p>4</text:p>
          </table:table-cell>
          <table:table-cell office:value-type="float" office:value="76084" calcext:value-type="float">
            <text:p>76084</text:p>
          </table:table-cell>
          <table:table-cell office:value-type="float" office:value="0" calcext:value-type="float">
            <text:p>0</text:p>
          </table:table-cell>
          <table:table-cell office:value-type="float" office:value="76084" calcext:value-type="float">
            <text:p>76084</text:p>
          </table:table-cell>
          <table:table-cell office:value-type="float" office:value="131.824061899911" calcext:value-type="float">
            <text:p>131,82406189991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3</text:p>
          </table:table-cell>
          <table:table-cell office:value-type="float" office:value="4" calcext:value-type="float">
            <text:p>4</text:p>
          </table:table-cell>
          <table:table-cell office:value-type="float" office:value="121378" calcext:value-type="float">
            <text:p>121378</text:p>
          </table:table-cell>
          <table:table-cell office:value-type="float" office:value="0" calcext:value-type="float">
            <text:p>0</text:p>
          </table:table-cell>
          <table:table-cell office:value-type="float" office:value="121378" calcext:value-type="float">
            <text:p>121378</text:p>
          </table:table-cell>
          <table:table-cell office:value-type="float" office:value="165.566490498837" calcext:value-type="float">
            <text:p>165,56649049883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4</text:p>
          </table:table-cell>
          <table:table-cell office:value-type="float" office:value="4" calcext:value-type="float">
            <text:p>4</text:p>
          </table:table-cell>
          <table:table-cell office:value-type="float" office:value="172646" calcext:value-type="float">
            <text:p>172646</text:p>
          </table:table-cell>
          <table:table-cell office:value-type="float" office:value="0" calcext:value-type="float">
            <text:p>0</text:p>
          </table:table-cell>
          <table:table-cell office:value-type="float" office:value="172646" calcext:value-type="float">
            <text:p>172646</text:p>
          </table:table-cell>
          <table:table-cell office:value-type="float" office:value="211.915583041962" calcext:value-type="float">
            <text:p>211,91558304196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5</text:p>
          </table:table-cell>
          <table:table-cell office:value-type="float" office:value="4" calcext:value-type="float">
            <text:p>4</text:p>
          </table:table-cell>
          <table:table-cell office:value-type="float" office:value="236386" calcext:value-type="float">
            <text:p>236386</text:p>
          </table:table-cell>
          <table:table-cell office:value-type="float" office:value="0" calcext:value-type="float">
            <text:p>0</text:p>
          </table:table-cell>
          <table:table-cell office:value-type="float" office:value="236386" calcext:value-type="float">
            <text:p>236386</text:p>
          </table:table-cell>
          <table:table-cell office:value-type="float" office:value="255.048289130907" calcext:value-type="float">
            <text:p>255,04828913090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6</text:p>
          </table:table-cell>
          <table:table-cell office:value-type="float" office:value="4" calcext:value-type="float">
            <text:p>4</text:p>
          </table:table-cell>
          <table:table-cell office:value-type="float" office:value="296273" calcext:value-type="float">
            <text:p>296273</text:p>
          </table:table-cell>
          <table:table-cell office:value-type="float" office:value="0" calcext:value-type="float">
            <text:p>0</text:p>
          </table:table-cell>
          <table:table-cell office:value-type="float" office:value="296273" calcext:value-type="float">
            <text:p>296273</text:p>
          </table:table-cell>
          <table:table-cell office:value-type="float" office:value="291.691782125039" calcext:value-type="float">
            <text:p>291,69178212503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7</text:p>
          </table:table-cell>
          <table:table-cell office:value-type="float" office:value="4" calcext:value-type="float">
            <text:p>4</text:p>
          </table:table-cell>
          <table:table-cell office:value-type="float" office:value="397231" calcext:value-type="float">
            <text:p>397231</text:p>
          </table:table-cell>
          <table:table-cell office:value-type="float" office:value="0" calcext:value-type="float">
            <text:p>0</text:p>
          </table:table-cell>
          <table:table-cell office:value-type="float" office:value="397231" calcext:value-type="float">
            <text:p>397231</text:p>
          </table:table-cell>
          <table:table-cell office:value-type="float" office:value="331.309535117121" calcext:value-type="float">
            <text:p>331,30953511712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8</text:p>
          </table:table-cell>
          <table:table-cell office:value-type="float" office:value="4" calcext:value-type="float">
            <text:p>4</text:p>
          </table:table-cell>
          <table:table-cell office:value-type="float" office:value="465377" calcext:value-type="float">
            <text:p>465377</text:p>
          </table:table-cell>
          <table:table-cell office:value-type="float" office:value="0" calcext:value-type="float">
            <text:p>0</text:p>
          </table:table-cell>
          <table:table-cell office:value-type="float" office:value="465377" calcext:value-type="float">
            <text:p>465377</text:p>
          </table:table-cell>
          <table:table-cell office:value-type="float" office:value="387.404937540879" calcext:value-type="float">
            <text:p>387,40493754087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9</text:p>
          </table:table-cell>
          <table:table-cell office:value-type="float" office:value="4" calcext:value-type="float">
            <text:p>4</text:p>
          </table:table-cell>
          <table:table-cell office:value-type="float" office:value="605012" calcext:value-type="float">
            <text:p>605012</text:p>
          </table:table-cell>
          <table:table-cell office:value-type="float" office:value="0" calcext:value-type="float">
            <text:p>0</text:p>
          </table:table-cell>
          <table:table-cell office:value-type="float" office:value="605012" calcext:value-type="float">
            <text:p>605012</text:p>
          </table:table-cell>
          <table:table-cell office:value-type="float" office:value="436.240265856031" calcext:value-type="float">
            <text:p>436,24026585603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30</text:p>
          </table:table-cell>
          <table:table-cell office:value-type="float" office:value="4" calcext:value-type="float">
            <text:p>4</text:p>
          </table:table-cell>
          <table:table-cell office:value-type="float" office:value="888124" calcext:value-type="float">
            <text:p>888124</text:p>
          </table:table-cell>
          <table:table-cell office:value-type="float" office:value="0" calcext:value-type="float">
            <text:p>0</text:p>
          </table:table-cell>
          <table:table-cell office:value-type="float" office:value="888124" calcext:value-type="float">
            <text:p>888124</text:p>
          </table:table-cell>
          <table:table-cell office:value-type="float" office:value="526.411811459111" calcext:value-type="float">
            <text:p>526,41181145911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1</text:p>
          </table:table-cell>
          <table:table-cell office:value-type="float" office:value="5" calcext:value-type="float">
            <text:p>5</text:p>
          </table:table-cell>
          <table:table-cell office:value-type="float" office:value="29085" calcext:value-type="float">
            <text:p>29085</text:p>
          </table:table-cell>
          <table:table-cell office:value-type="float" office:value="0" calcext:value-type="float">
            <text:p>0</text:p>
          </table:table-cell>
          <table:table-cell office:value-type="float" office:value="29085" calcext:value-type="float">
            <text:p>29085</text:p>
          </table:table-cell>
          <table:table-cell office:value-type="float" office:value="70.3089711121283" calcext:value-type="float">
            <text:p>70,308971112128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2</text:p>
          </table:table-cell>
          <table:table-cell office:value-type="float" office:value="5" calcext:value-type="float">
            <text:p>5</text:p>
          </table:table-cell>
          <table:table-cell office:value-type="float" office:value="54099" calcext:value-type="float">
            <text:p>54099</text:p>
          </table:table-cell>
          <table:table-cell office:value-type="float" office:value="0" calcext:value-type="float">
            <text:p>0</text:p>
          </table:table-cell>
          <table:table-cell office:value-type="float" office:value="54099" calcext:value-type="float">
            <text:p>54099</text:p>
          </table:table-cell>
          <table:table-cell office:value-type="float" office:value="99.4340908620506" calcext:value-type="float">
            <text:p>99,434090862050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3</text:p>
          </table:table-cell>
          <table:table-cell office:value-type="float" office:value="5" calcext:value-type="float">
            <text:p>5</text:p>
          </table:table-cell>
          <table:table-cell office:value-type="float" office:value="66122" calcext:value-type="float">
            <text:p>66122</text:p>
          </table:table-cell>
          <table:table-cell office:value-type="float" office:value="0" calcext:value-type="float">
            <text:p>0</text:p>
          </table:table-cell>
          <table:table-cell office:value-type="float" office:value="66122" calcext:value-type="float">
            <text:p>66122</text:p>
          </table:table-cell>
          <table:table-cell office:value-type="float" office:value="121.847862067166" calcext:value-type="float">
            <text:p>121,84786206716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4</text:p>
          </table:table-cell>
          <table:table-cell office:value-type="float" office:value="5" calcext:value-type="float">
            <text:p>5</text:p>
          </table:table-cell>
          <table:table-cell office:value-type="float" office:value="86703" calcext:value-type="float">
            <text:p>86703</text:p>
          </table:table-cell>
          <table:table-cell office:value-type="float" office:value="0" calcext:value-type="float">
            <text:p>0</text:p>
          </table:table-cell>
          <table:table-cell office:value-type="float" office:value="86703" calcext:value-type="float">
            <text:p>86703</text:p>
          </table:table-cell>
          <table:table-cell office:value-type="float" office:value="141.172562852967" calcext:value-type="float">
            <text:p>141,17256285296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5</text:p>
          </table:table-cell>
          <table:table-cell office:value-type="float" office:value="5" calcext:value-type="float">
            <text:p>5</text:p>
          </table:table-cell>
          <table:table-cell office:value-type="float" office:value="106619" calcext:value-type="float">
            <text:p>106619</text:p>
          </table:table-cell>
          <table:table-cell office:value-type="float" office:value="0" calcext:value-type="float">
            <text:p>0</text:p>
          </table:table-cell>
          <table:table-cell office:value-type="float" office:value="106619" calcext:value-type="float">
            <text:p>106619</text:p>
          </table:table-cell>
          <table:table-cell office:value-type="float" office:value="158.111895398935" calcext:value-type="float">
            <text:p>158,11189539893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6</text:p>
          </table:table-cell>
          <table:table-cell office:value-type="float" office:value="5" calcext:value-type="float">
            <text:p>5</text:p>
          </table:table-cell>
          <table:table-cell office:value-type="float" office:value="114364" calcext:value-type="float">
            <text:p>114364</text:p>
          </table:table-cell>
          <table:table-cell office:value-type="float" office:value="0" calcext:value-type="float">
            <text:p>0</text:p>
          </table:table-cell>
          <table:table-cell office:value-type="float" office:value="114364" calcext:value-type="float">
            <text:p>114364</text:p>
          </table:table-cell>
          <table:table-cell office:value-type="float" office:value="172.724852445069" calcext:value-type="float">
            <text:p>172,72485244506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7</text:p>
          </table:table-cell>
          <table:table-cell office:value-type="float" office:value="5" calcext:value-type="float">
            <text:p>5</text:p>
          </table:table-cell>
          <table:table-cell office:value-type="float" office:value="166762" calcext:value-type="float">
            <text:p>166762</text:p>
          </table:table-cell>
          <table:table-cell office:value-type="float" office:value="0" calcext:value-type="float">
            <text:p>0</text:p>
          </table:table-cell>
          <table:table-cell office:value-type="float" office:value="166762" calcext:value-type="float">
            <text:p>166762</text:p>
          </table:table-cell>
          <table:table-cell office:value-type="float" office:value="199.735063710948" calcext:value-type="float">
            <text:p>199,73506371094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8</text:p>
          </table:table-cell>
          <table:table-cell office:value-type="float" office:value="5" calcext:value-type="float">
            <text:p>5</text:p>
          </table:table-cell>
          <table:table-cell office:value-type="float" office:value="191822" calcext:value-type="float">
            <text:p>191822</text:p>
          </table:table-cell>
          <table:table-cell office:value-type="float" office:value="0" calcext:value-type="float">
            <text:p>0</text:p>
          </table:table-cell>
          <table:table-cell office:value-type="float" office:value="191822" calcext:value-type="float">
            <text:p>191822</text:p>
          </table:table-cell>
          <table:table-cell office:value-type="float" office:value="222.957648207899" calcext:value-type="float">
            <text:p>222,95764820789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9</text:p>
          </table:table-cell>
          <table:table-cell office:value-type="float" office:value="5" calcext:value-type="float">
            <text:p>5</text:p>
          </table:table-cell>
          <table:table-cell office:value-type="float" office:value="223616" calcext:value-type="float">
            <text:p>223616</text:p>
          </table:table-cell>
          <table:table-cell office:value-type="float" office:value="0" calcext:value-type="float">
            <text:p>0</text:p>
          </table:table-cell>
          <table:table-cell office:value-type="float" office:value="223616" calcext:value-type="float">
            <text:p>223616</text:p>
          </table:table-cell>
          <table:table-cell office:value-type="float" office:value="244.740068654995" calcext:value-type="float">
            <text:p>244,74006865499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0</text:p>
          </table:table-cell>
          <table:table-cell office:value-type="float" office:value="5" calcext:value-type="float">
            <text:p>5</text:p>
          </table:table-cell>
          <table:table-cell office:value-type="float" office:value="250601" calcext:value-type="float">
            <text:p>250601</text:p>
          </table:table-cell>
          <table:table-cell office:value-type="float" office:value="0" calcext:value-type="float">
            <text:p>0</text:p>
          </table:table-cell>
          <table:table-cell office:value-type="float" office:value="250601" calcext:value-type="float">
            <text:p>250601</text:p>
          </table:table-cell>
          <table:table-cell office:value-type="float" office:value="264.548414897872" calcext:value-type="float">
            <text:p>264,54841489787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1</text:p>
          </table:table-cell>
          <table:table-cell office:value-type="float" office:value="5" calcext:value-type="float">
            <text:p>5</text:p>
          </table:table-cell>
          <table:table-cell office:value-type="float" office:value="294484" calcext:value-type="float">
            <text:p>294484</text:p>
          </table:table-cell>
          <table:table-cell office:value-type="float" office:value="0" calcext:value-type="float">
            <text:p>0</text:p>
          </table:table-cell>
          <table:table-cell office:value-type="float" office:value="294484" calcext:value-type="float">
            <text:p>294484</text:p>
          </table:table-cell>
          <table:table-cell office:value-type="float" office:value="282.948816351126" calcext:value-type="float">
            <text:p>282,94881635112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2</text:p>
          </table:table-cell>
          <table:table-cell office:value-type="float" office:value="5" calcext:value-type="float">
            <text:p>5</text:p>
          </table:table-cell>
          <table:table-cell office:value-type="float" office:value="303743" calcext:value-type="float">
            <text:p>303743</text:p>
          </table:table-cell>
          <table:table-cell office:value-type="float" office:value="0" calcext:value-type="float">
            <text:p>0</text:p>
          </table:table-cell>
          <table:table-cell office:value-type="float" office:value="303743" calcext:value-type="float">
            <text:p>303743</text:p>
          </table:table-cell>
          <table:table-cell office:value-type="float" office:value="300.011592667084" calcext:value-type="float">
            <text:p>300,01159266708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3</text:p>
          </table:table-cell>
          <table:table-cell office:value-type="float" office:value="5" calcext:value-type="float">
            <text:p>5</text:p>
          </table:table-cell>
          <table:table-cell office:value-type="float" office:value="321135" calcext:value-type="float">
            <text:p>321135</text:p>
          </table:table-cell>
          <table:table-cell office:value-type="float" office:value="0" calcext:value-type="float">
            <text:p>0</text:p>
          </table:table-cell>
          <table:table-cell office:value-type="float" office:value="321135" calcext:value-type="float">
            <text:p>321135</text:p>
          </table:table-cell>
          <table:table-cell office:value-type="float" office:value="313.419162608915" calcext:value-type="float">
            <text:p>313,41916260891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4</text:p>
          </table:table-cell>
          <table:table-cell office:value-type="float" office:value="5" calcext:value-type="float">
            <text:p>5</text:p>
          </table:table-cell>
          <table:table-cell office:value-type="float" office:value="402477" calcext:value-type="float">
            <text:p>402477</text:p>
          </table:table-cell>
          <table:table-cell office:value-type="float" office:value="0" calcext:value-type="float">
            <text:p>0</text:p>
          </table:table-cell>
          <table:table-cell office:value-type="float" office:value="402477" calcext:value-type="float">
            <text:p>402477</text:p>
          </table:table-cell>
          <table:table-cell office:value-type="float" office:value="346.630032201064" calcext:value-type="float">
            <text:p>346,63003220106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5</text:p>
          </table:table-cell>
          <table:table-cell office:value-type="float" office:value="5" calcext:value-type="float">
            <text:p>5</text:p>
          </table:table-cell>
          <table:table-cell office:value-type="float" office:value="467608" calcext:value-type="float">
            <text:p>467608</text:p>
          </table:table-cell>
          <table:table-cell office:value-type="float" office:value="0" calcext:value-type="float">
            <text:p>0</text:p>
          </table:table-cell>
          <table:table-cell office:value-type="float" office:value="467608" calcext:value-type="float">
            <text:p>467608</text:p>
          </table:table-cell>
          <table:table-cell office:value-type="float" office:value="374.660472922027" calcext:value-type="float">
            <text:p>374,66047292202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6</text:p>
          </table:table-cell>
          <table:table-cell office:value-type="float" office:value="5" calcext:value-type="float">
            <text:p>5</text:p>
          </table:table-cell>
          <table:table-cell office:value-type="float" office:value="541833" calcext:value-type="float">
            <text:p>541833</text:p>
          </table:table-cell>
          <table:table-cell office:value-type="float" office:value="0" calcext:value-type="float">
            <text:p>0</text:p>
          </table:table-cell>
          <table:table-cell office:value-type="float" office:value="541833" calcext:value-type="float">
            <text:p>541833</text:p>
          </table:table-cell>
          <table:table-cell office:value-type="float" office:value="400.079250843031" calcext:value-type="float">
            <text:p>400,07925084303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7</text:p>
          </table:table-cell>
          <table:table-cell office:value-type="float" office:value="5" calcext:value-type="float">
            <text:p>5</text:p>
          </table:table-cell>
          <table:table-cell office:value-type="float" office:value="573917" calcext:value-type="float">
            <text:p>573917</text:p>
          </table:table-cell>
          <table:table-cell office:value-type="float" office:value="0" calcext:value-type="float">
            <text:p>0</text:p>
          </table:table-cell>
          <table:table-cell office:value-type="float" office:value="573917" calcext:value-type="float">
            <text:p>573917</text:p>
          </table:table-cell>
          <table:table-cell office:value-type="float" office:value="424.885119096143" calcext:value-type="float">
            <text:p>424,88511909614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8</text:p>
          </table:table-cell>
          <table:table-cell office:value-type="float" office:value="5" calcext:value-type="float">
            <text:p>5</text:p>
          </table:table-cell>
          <table:table-cell office:value-type="float" office:value="640267" calcext:value-type="float">
            <text:p>640267</text:p>
          </table:table-cell>
          <table:table-cell office:value-type="float" office:value="0" calcext:value-type="float">
            <text:p>0</text:p>
          </table:table-cell>
          <table:table-cell office:value-type="float" office:value="640267" calcext:value-type="float">
            <text:p>640267</text:p>
          </table:table-cell>
          <table:table-cell office:value-type="float" office:value="448.223570486065" calcext:value-type="float">
            <text:p>448,2235704860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9</text:p>
          </table:table-cell>
          <table:table-cell office:value-type="float" office:value="5" calcext:value-type="float">
            <text:p>5</text:p>
          </table:table-cell>
          <table:table-cell office:value-type="float" office:value="757538" calcext:value-type="float">
            <text:p>757538</text:p>
          </table:table-cell>
          <table:table-cell office:value-type="float" office:value="0" calcext:value-type="float">
            <text:p>0</text:p>
          </table:table-cell>
          <table:table-cell office:value-type="float" office:value="757538" calcext:value-type="float">
            <text:p>757538</text:p>
          </table:table-cell>
          <table:table-cell office:value-type="float" office:value="501.417613049969" calcext:value-type="float">
            <text:p>501,41761304996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0</text:p>
          </table:table-cell>
          <table:table-cell office:value-type="float" office:value="5" calcext:value-type="float">
            <text:p>5</text:p>
          </table:table-cell>
          <table:table-cell office:value-type="float" office:value="995979" calcext:value-type="float">
            <text:p>995979</text:p>
          </table:table-cell>
          <table:table-cell office:value-type="float" office:value="0" calcext:value-type="float">
            <text:p>0</text:p>
          </table:table-cell>
          <table:table-cell office:value-type="float" office:value="995979" calcext:value-type="float">
            <text:p>995979</text:p>
          </table:table-cell>
          <table:table-cell office:value-type="float" office:value="550.226720552193" calcext:value-type="float">
            <text:p>550,22672055219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1</text:p>
          </table:table-cell>
          <table:table-cell office:value-type="float" office:value="5" calcext:value-type="float">
            <text:p>5</text:p>
          </table:table-cell>
          <table:table-cell office:value-type="float" office:value="39184" calcext:value-type="float">
            <text:p>39184</text:p>
          </table:table-cell>
          <table:table-cell office:value-type="float" office:value="0" calcext:value-type="float">
            <text:p>0</text:p>
          </table:table-cell>
          <table:table-cell office:value-type="float" office:value="39184" calcext:value-type="float">
            <text:p>39184</text:p>
          </table:table-cell>
          <table:table-cell office:value-type="float" office:value="86.0221971969585" calcext:value-type="float">
            <text:p>86,022197196958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2</text:p>
          </table:table-cell>
          <table:table-cell office:value-type="float" office:value="5" calcext:value-type="float">
            <text:p>5</text:p>
          </table:table-cell>
          <table:table-cell office:value-type="float" office:value="75918" calcext:value-type="float">
            <text:p>75918</text:p>
          </table:table-cell>
          <table:table-cell office:value-type="float" office:value="0" calcext:value-type="float">
            <text:p>0</text:p>
          </table:table-cell>
          <table:table-cell office:value-type="float" office:value="75918" calcext:value-type="float">
            <text:p>75918</text:p>
          </table:table-cell>
          <table:table-cell office:value-type="float" office:value="131.64414666593" calcext:value-type="float">
            <text:p>131,6441466659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3</text:p>
          </table:table-cell>
          <table:table-cell office:value-type="float" office:value="5" calcext:value-type="float">
            <text:p>5</text:p>
          </table:table-cell>
          <table:table-cell office:value-type="float" office:value="121275" calcext:value-type="float">
            <text:p>121275</text:p>
          </table:table-cell>
          <table:table-cell office:value-type="float" office:value="0" calcext:value-type="float">
            <text:p>0</text:p>
          </table:table-cell>
          <table:table-cell office:value-type="float" office:value="121275" calcext:value-type="float">
            <text:p>121275</text:p>
          </table:table-cell>
          <table:table-cell office:value-type="float" office:value="165.567446578992" calcext:value-type="float">
            <text:p>165,56744657899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4</text:p>
          </table:table-cell>
          <table:table-cell office:value-type="float" office:value="5" calcext:value-type="float">
            <text:p>5</text:p>
          </table:table-cell>
          <table:table-cell office:value-type="float" office:value="172360" calcext:value-type="float">
            <text:p>172360</text:p>
          </table:table-cell>
          <table:table-cell office:value-type="float" office:value="0" calcext:value-type="float">
            <text:p>0</text:p>
          </table:table-cell>
          <table:table-cell office:value-type="float" office:value="172360" calcext:value-type="float">
            <text:p>172360</text:p>
          </table:table-cell>
          <table:table-cell office:value-type="float" office:value="211.924615870928" calcext:value-type="float">
            <text:p>211,92461587092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5</text:p>
          </table:table-cell>
          <table:table-cell office:value-type="float" office:value="5" calcext:value-type="float">
            <text:p>5</text:p>
          </table:table-cell>
          <table:table-cell office:value-type="float" office:value="234307" calcext:value-type="float">
            <text:p>234307</text:p>
          </table:table-cell>
          <table:table-cell office:value-type="float" office:value="0" calcext:value-type="float">
            <text:p>0</text:p>
          </table:table-cell>
          <table:table-cell office:value-type="float" office:value="234307" calcext:value-type="float">
            <text:p>234307</text:p>
          </table:table-cell>
          <table:table-cell office:value-type="float" office:value="254.888610264984" calcext:value-type="float">
            <text:p>254,88861026498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6</text:p>
          </table:table-cell>
          <table:table-cell office:value-type="float" office:value="5" calcext:value-type="float">
            <text:p>5</text:p>
          </table:table-cell>
          <table:table-cell office:value-type="float" office:value="296161" calcext:value-type="float">
            <text:p>296161</text:p>
          </table:table-cell>
          <table:table-cell office:value-type="float" office:value="0" calcext:value-type="float">
            <text:p>0</text:p>
          </table:table-cell>
          <table:table-cell office:value-type="float" office:value="296161" calcext:value-type="float">
            <text:p>296161</text:p>
          </table:table-cell>
          <table:table-cell office:value-type="float" office:value="291.571097146952" calcext:value-type="float">
            <text:p>291,57109714695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7</text:p>
          </table:table-cell>
          <table:table-cell office:value-type="float" office:value="5" calcext:value-type="float">
            <text:p>5</text:p>
          </table:table-cell>
          <table:table-cell office:value-type="float" office:value="398299" calcext:value-type="float">
            <text:p>398299</text:p>
          </table:table-cell>
          <table:table-cell office:value-type="float" office:value="0" calcext:value-type="float">
            <text:p>0</text:p>
          </table:table-cell>
          <table:table-cell office:value-type="float" office:value="398299" calcext:value-type="float">
            <text:p>398299</text:p>
          </table:table-cell>
          <table:table-cell office:value-type="float" office:value="331.862218722933" calcext:value-type="float">
            <text:p>331,86221872293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8</text:p>
          </table:table-cell>
          <table:table-cell office:value-type="float" office:value="5" calcext:value-type="float">
            <text:p>5</text:p>
          </table:table-cell>
          <table:table-cell office:value-type="float" office:value="467775" calcext:value-type="float">
            <text:p>467775</text:p>
          </table:table-cell>
          <table:table-cell office:value-type="float" office:value="0" calcext:value-type="float">
            <text:p>0</text:p>
          </table:table-cell>
          <table:table-cell office:value-type="float" office:value="467775" calcext:value-type="float">
            <text:p>467775</text:p>
          </table:table-cell>
          <table:table-cell office:value-type="float" office:value="387.767097789095" calcext:value-type="float">
            <text:p>387,76709778909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9</text:p>
          </table:table-cell>
          <table:table-cell office:value-type="float" office:value="5" calcext:value-type="float">
            <text:p>5</text:p>
          </table:table-cell>
          <table:table-cell office:value-type="float" office:value="605812" calcext:value-type="float">
            <text:p>605812</text:p>
          </table:table-cell>
          <table:table-cell office:value-type="float" office:value="0" calcext:value-type="float">
            <text:p>0</text:p>
          </table:table-cell>
          <table:table-cell office:value-type="float" office:value="605812" calcext:value-type="float">
            <text:p>605812</text:p>
          </table:table-cell>
          <table:table-cell office:value-type="float" office:value="436.502072483068" calcext:value-type="float">
            <text:p>436,50207248306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30</text:p>
          </table:table-cell>
          <table:table-cell office:value-type="float" office:value="5" calcext:value-type="float">
            <text:p>5</text:p>
          </table:table-cell>
          <table:table-cell office:value-type="float" office:value="888211" calcext:value-type="float">
            <text:p>888211</text:p>
          </table:table-cell>
          <table:table-cell office:value-type="float" office:value="0" calcext:value-type="float">
            <text:p>0</text:p>
          </table:table-cell>
          <table:table-cell office:value-type="float" office:value="888211" calcext:value-type="float">
            <text:p>888211</text:p>
          </table:table-cell>
          <table:table-cell office:value-type="float" office:value="526.429956694133" calcext:value-type="float">
            <text:p>526,42995669413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1</text:p>
          </table:table-cell>
          <table:table-cell office:value-type="float" office:value="6" calcext:value-type="float">
            <text:p>6</text:p>
          </table:table-cell>
          <table:table-cell office:value-type="float" office:value="29394" calcext:value-type="float">
            <text:p>29394</text:p>
          </table:table-cell>
          <table:table-cell office:value-type="float" office:value="0" calcext:value-type="float">
            <text:p>0</text:p>
          </table:table-cell>
          <table:table-cell office:value-type="float" office:value="29394" calcext:value-type="float">
            <text:p>29394</text:p>
          </table:table-cell>
          <table:table-cell office:value-type="float" office:value="70.1116128419525" calcext:value-type="float">
            <text:p>70,111612841952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2</text:p>
          </table:table-cell>
          <table:table-cell office:value-type="float" office:value="6" calcext:value-type="float">
            <text:p>6</text:p>
          </table:table-cell>
          <table:table-cell office:value-type="float" office:value="54387" calcext:value-type="float">
            <text:p>54387</text:p>
          </table:table-cell>
          <table:table-cell office:value-type="float" office:value="0" calcext:value-type="float">
            <text:p>0</text:p>
          </table:table-cell>
          <table:table-cell office:value-type="float" office:value="54387" calcext:value-type="float">
            <text:p>54387</text:p>
          </table:table-cell>
          <table:table-cell office:value-type="float" office:value="99.5095486768987" calcext:value-type="float">
            <text:p>99,509548676898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3</text:p>
          </table:table-cell>
          <table:table-cell office:value-type="float" office:value="6" calcext:value-type="float">
            <text:p>6</text:p>
          </table:table-cell>
          <table:table-cell office:value-type="float" office:value="65562" calcext:value-type="float">
            <text:p>65562</text:p>
          </table:table-cell>
          <table:table-cell office:value-type="float" office:value="0" calcext:value-type="float">
            <text:p>0</text:p>
          </table:table-cell>
          <table:table-cell office:value-type="float" office:value="65562" calcext:value-type="float">
            <text:p>65562</text:p>
          </table:table-cell>
          <table:table-cell office:value-type="float" office:value="121.786253827856" calcext:value-type="float">
            <text:p>121,78625382785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4</text:p>
          </table:table-cell>
          <table:table-cell office:value-type="float" office:value="6" calcext:value-type="float">
            <text:p>6</text:p>
          </table:table-cell>
          <table:table-cell office:value-type="float" office:value="86457" calcext:value-type="float">
            <text:p>86457</text:p>
          </table:table-cell>
          <table:table-cell office:value-type="float" office:value="0" calcext:value-type="float">
            <text:p>0</text:p>
          </table:table-cell>
          <table:table-cell office:value-type="float" office:value="86457" calcext:value-type="float">
            <text:p>86457</text:p>
          </table:table-cell>
          <table:table-cell office:value-type="float" office:value="140.998968576779" calcext:value-type="float">
            <text:p>140,99896857677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5</text:p>
          </table:table-cell>
          <table:table-cell office:value-type="float" office:value="6" calcext:value-type="float">
            <text:p>6</text:p>
          </table:table-cell>
          <table:table-cell office:value-type="float" office:value="106302" calcext:value-type="float">
            <text:p>106302</text:p>
          </table:table-cell>
          <table:table-cell office:value-type="float" office:value="0" calcext:value-type="float">
            <text:p>0</text:p>
          </table:table-cell>
          <table:table-cell office:value-type="float" office:value="106302" calcext:value-type="float">
            <text:p>106302</text:p>
          </table:table-cell>
          <table:table-cell office:value-type="float" office:value="158.062991308979" calcext:value-type="float">
            <text:p>158,06299130897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6</text:p>
          </table:table-cell>
          <table:table-cell office:value-type="float" office:value="6" calcext:value-type="float">
            <text:p>6</text:p>
          </table:table-cell>
          <table:table-cell office:value-type="float" office:value="114417" calcext:value-type="float">
            <text:p>114417</text:p>
          </table:table-cell>
          <table:table-cell office:value-type="float" office:value="0" calcext:value-type="float">
            <text:p>0</text:p>
          </table:table-cell>
          <table:table-cell office:value-type="float" office:value="114417" calcext:value-type="float">
            <text:p>114417</text:p>
          </table:table-cell>
          <table:table-cell office:value-type="float" office:value="173.208691183943" calcext:value-type="float">
            <text:p>173,20869118394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7</text:p>
          </table:table-cell>
          <table:table-cell office:value-type="float" office:value="6" calcext:value-type="float">
            <text:p>6</text:p>
          </table:table-cell>
          <table:table-cell office:value-type="float" office:value="165734" calcext:value-type="float">
            <text:p>165734</text:p>
          </table:table-cell>
          <table:table-cell office:value-type="float" office:value="0" calcext:value-type="float">
            <text:p>0</text:p>
          </table:table-cell>
          <table:table-cell office:value-type="float" office:value="165734" calcext:value-type="float">
            <text:p>165734</text:p>
          </table:table-cell>
          <table:table-cell office:value-type="float" office:value="199.771095142001" calcext:value-type="float">
            <text:p>199,77109514200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8</text:p>
          </table:table-cell>
          <table:table-cell office:value-type="float" office:value="6" calcext:value-type="float">
            <text:p>6</text:p>
          </table:table-cell>
          <table:table-cell office:value-type="float" office:value="192139" calcext:value-type="float">
            <text:p>192139</text:p>
          </table:table-cell>
          <table:table-cell office:value-type="float" office:value="0" calcext:value-type="float">
            <text:p>0</text:p>
          </table:table-cell>
          <table:table-cell office:value-type="float" office:value="192139" calcext:value-type="float">
            <text:p>192139</text:p>
          </table:table-cell>
          <table:table-cell office:value-type="float" office:value="223.618728450033" calcext:value-type="float">
            <text:p>223,61872845003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9</text:p>
          </table:table-cell>
          <table:table-cell office:value-type="float" office:value="6" calcext:value-type="float">
            <text:p>6</text:p>
          </table:table-cell>
          <table:table-cell office:value-type="float" office:value="223012" calcext:value-type="float">
            <text:p>223012</text:p>
          </table:table-cell>
          <table:table-cell office:value-type="float" office:value="0" calcext:value-type="float">
            <text:p>0</text:p>
          </table:table-cell>
          <table:table-cell office:value-type="float" office:value="223012" calcext:value-type="float">
            <text:p>223012</text:p>
          </table:table-cell>
          <table:table-cell office:value-type="float" office:value="245.007890161126" calcext:value-type="float">
            <text:p>245,00789016112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0</text:p>
          </table:table-cell>
          <table:table-cell office:value-type="float" office:value="6" calcext:value-type="float">
            <text:p>6</text:p>
          </table:table-cell>
          <table:table-cell office:value-type="float" office:value="249914" calcext:value-type="float">
            <text:p>249914</text:p>
          </table:table-cell>
          <table:table-cell office:value-type="float" office:value="0" calcext:value-type="float">
            <text:p>0</text:p>
          </table:table-cell>
          <table:table-cell office:value-type="float" office:value="249914" calcext:value-type="float">
            <text:p>249914</text:p>
          </table:table-cell>
          <table:table-cell office:value-type="float" office:value="264.642606773879" calcext:value-type="float">
            <text:p>264,64260677387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1</text:p>
          </table:table-cell>
          <table:table-cell office:value-type="float" office:value="6" calcext:value-type="float">
            <text:p>6</text:p>
          </table:table-cell>
          <table:table-cell office:value-type="float" office:value="294486" calcext:value-type="float">
            <text:p>294486</text:p>
          </table:table-cell>
          <table:table-cell office:value-type="float" office:value="0" calcext:value-type="float">
            <text:p>0</text:p>
          </table:table-cell>
          <table:table-cell office:value-type="float" office:value="294486" calcext:value-type="float">
            <text:p>294486</text:p>
          </table:table-cell>
          <table:table-cell office:value-type="float" office:value="282.689733036095" calcext:value-type="float">
            <text:p>282,68973303609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2</text:p>
          </table:table-cell>
          <table:table-cell office:value-type="float" office:value="6" calcext:value-type="float">
            <text:p>6</text:p>
          </table:table-cell>
          <table:table-cell office:value-type="float" office:value="303514" calcext:value-type="float">
            <text:p>303514</text:p>
          </table:table-cell>
          <table:table-cell office:value-type="float" office:value="0" calcext:value-type="float">
            <text:p>0</text:p>
          </table:table-cell>
          <table:table-cell office:value-type="float" office:value="303514" calcext:value-type="float">
            <text:p>303514</text:p>
          </table:table-cell>
          <table:table-cell office:value-type="float" office:value="300.201123944949" calcext:value-type="float">
            <text:p>300,20112394494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3</text:p>
          </table:table-cell>
          <table:table-cell office:value-type="float" office:value="6" calcext:value-type="float">
            <text:p>6</text:p>
          </table:table-cell>
          <table:table-cell office:value-type="float" office:value="321285" calcext:value-type="float">
            <text:p>321285</text:p>
          </table:table-cell>
          <table:table-cell office:value-type="float" office:value="0" calcext:value-type="float">
            <text:p>0</text:p>
          </table:table-cell>
          <table:table-cell office:value-type="float" office:value="321285" calcext:value-type="float">
            <text:p>321285</text:p>
          </table:table-cell>
          <table:table-cell office:value-type="float" office:value="316.335044580977" calcext:value-type="float">
            <text:p>316,33504458097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4</text:p>
          </table:table-cell>
          <table:table-cell office:value-type="float" office:value="6" calcext:value-type="float">
            <text:p>6</text:p>
          </table:table-cell>
          <table:table-cell office:value-type="float" office:value="404291" calcext:value-type="float">
            <text:p>404291</text:p>
          </table:table-cell>
          <table:table-cell office:value-type="float" office:value="0" calcext:value-type="float">
            <text:p>0</text:p>
          </table:table-cell>
          <table:table-cell office:value-type="float" office:value="404291" calcext:value-type="float">
            <text:p>404291</text:p>
          </table:table-cell>
          <table:table-cell office:value-type="float" office:value="346.69115888304" calcext:value-type="float">
            <text:p>346,6911588830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5</text:p>
          </table:table-cell>
          <table:table-cell office:value-type="float" office:value="6" calcext:value-type="float">
            <text:p>6</text:p>
          </table:table-cell>
          <table:table-cell office:value-type="float" office:value="467452" calcext:value-type="float">
            <text:p>467452</text:p>
          </table:table-cell>
          <table:table-cell office:value-type="float" office:value="0" calcext:value-type="float">
            <text:p>0</text:p>
          </table:table-cell>
          <table:table-cell office:value-type="float" office:value="467452" calcext:value-type="float">
            <text:p>467452</text:p>
          </table:table-cell>
          <table:table-cell office:value-type="float" office:value="374.095375116914" calcext:value-type="float">
            <text:p>374,09537511691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6</text:p>
          </table:table-cell>
          <table:table-cell office:value-type="float" office:value="6" calcext:value-type="float">
            <text:p>6</text:p>
          </table:table-cell>
          <table:table-cell office:value-type="float" office:value="542066" calcext:value-type="float">
            <text:p>542066</text:p>
          </table:table-cell>
          <table:table-cell office:value-type="float" office:value="0" calcext:value-type="float">
            <text:p>0</text:p>
          </table:table-cell>
          <table:table-cell office:value-type="float" office:value="542066" calcext:value-type="float">
            <text:p>542066</text:p>
          </table:table-cell>
          <table:table-cell office:value-type="float" office:value="400.683470757911" calcext:value-type="float">
            <text:p>400,68347075791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7</text:p>
          </table:table-cell>
          <table:table-cell office:value-type="float" office:value="6" calcext:value-type="float">
            <text:p>6</text:p>
          </table:table-cell>
          <table:table-cell office:value-type="float" office:value="574833" calcext:value-type="float">
            <text:p>574833</text:p>
          </table:table-cell>
          <table:table-cell office:value-type="float" office:value="0" calcext:value-type="float">
            <text:p>0</text:p>
          </table:table-cell>
          <table:table-cell office:value-type="float" office:value="574833" calcext:value-type="float">
            <text:p>574833</text:p>
          </table:table-cell>
          <table:table-cell office:value-type="float" office:value="424.662274970207" calcext:value-type="float">
            <text:p>424,66227497020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8</text:p>
          </table:table-cell>
          <table:table-cell office:value-type="float" office:value="6" calcext:value-type="float">
            <text:p>6</text:p>
          </table:table-cell>
          <table:table-cell office:value-type="float" office:value="641074" calcext:value-type="float">
            <text:p>641074</text:p>
          </table:table-cell>
          <table:table-cell office:value-type="float" office:value="0" calcext:value-type="float">
            <text:p>0</text:p>
          </table:table-cell>
          <table:table-cell office:value-type="float" office:value="641074" calcext:value-type="float">
            <text:p>641074</text:p>
          </table:table-cell>
          <table:table-cell office:value-type="float" office:value="448.027458851924" calcext:value-type="float">
            <text:p>448,02745885192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9</text:p>
          </table:table-cell>
          <table:table-cell office:value-type="float" office:value="6" calcext:value-type="float">
            <text:p>6</text:p>
          </table:table-cell>
          <table:table-cell office:value-type="float" office:value="758446" calcext:value-type="float">
            <text:p>758446</text:p>
          </table:table-cell>
          <table:table-cell office:value-type="float" office:value="0" calcext:value-type="float">
            <text:p>0</text:p>
          </table:table-cell>
          <table:table-cell office:value-type="float" office:value="758446" calcext:value-type="float">
            <text:p>758446</text:p>
          </table:table-cell>
          <table:table-cell office:value-type="float" office:value="501.559376594843" calcext:value-type="float">
            <text:p>501,55937659484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0</text:p>
          </table:table-cell>
          <table:table-cell office:value-type="float" office:value="6" calcext:value-type="float">
            <text:p>6</text:p>
          </table:table-cell>
          <table:table-cell office:value-type="float" office:value="994425" calcext:value-type="float">
            <text:p>994425</text:p>
          </table:table-cell>
          <table:table-cell office:value-type="float" office:value="0" calcext:value-type="float">
            <text:p>0</text:p>
          </table:table-cell>
          <table:table-cell office:value-type="float" office:value="994425" calcext:value-type="float">
            <text:p>994425</text:p>
          </table:table-cell>
          <table:table-cell office:value-type="float" office:value="550.246601240942" calcext:value-type="float">
            <text:p>550,24660124094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1</text:p>
          </table:table-cell>
          <table:table-cell office:value-type="float" office:value="6" calcext:value-type="float">
            <text:p>6</text:p>
          </table:table-cell>
          <table:table-cell office:value-type="float" office:value="39415" calcext:value-type="float">
            <text:p>39415</text:p>
          </table:table-cell>
          <table:table-cell office:value-type="float" office:value="0" calcext:value-type="float">
            <text:p>0</text:p>
          </table:table-cell>
          <table:table-cell office:value-type="float" office:value="39415" calcext:value-type="float">
            <text:p>39415</text:p>
          </table:table-cell>
          <table:table-cell office:value-type="float" office:value="84.4463133260142" calcext:value-type="float">
            <text:p>84,446313326014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2</text:p>
          </table:table-cell>
          <table:table-cell office:value-type="float" office:value="6" calcext:value-type="float">
            <text:p>6</text:p>
          </table:table-cell>
          <table:table-cell office:value-type="float" office:value="75890" calcext:value-type="float">
            <text:p>75890</text:p>
          </table:table-cell>
          <table:table-cell office:value-type="float" office:value="0" calcext:value-type="float">
            <text:p>0</text:p>
          </table:table-cell>
          <table:table-cell office:value-type="float" office:value="75890" calcext:value-type="float">
            <text:p>75890</text:p>
          </table:table-cell>
          <table:table-cell office:value-type="float" office:value="132.265220043016" calcext:value-type="float">
            <text:p>132,2652200430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3</text:p>
          </table:table-cell>
          <table:table-cell office:value-type="float" office:value="6" calcext:value-type="float">
            <text:p>6</text:p>
          </table:table-cell>
          <table:table-cell office:value-type="float" office:value="121637" calcext:value-type="float">
            <text:p>121637</text:p>
          </table:table-cell>
          <table:table-cell office:value-type="float" office:value="0" calcext:value-type="float">
            <text:p>0</text:p>
          </table:table-cell>
          <table:table-cell office:value-type="float" office:value="121637" calcext:value-type="float">
            <text:p>121637</text:p>
          </table:table-cell>
          <table:table-cell office:value-type="float" office:value="160.572685863124" calcext:value-type="float">
            <text:p>160,57268586312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4</text:p>
          </table:table-cell>
          <table:table-cell office:value-type="float" office:value="6" calcext:value-type="float">
            <text:p>6</text:p>
          </table:table-cell>
          <table:table-cell office:value-type="float" office:value="172430" calcext:value-type="float">
            <text:p>172430</text:p>
          </table:table-cell>
          <table:table-cell office:value-type="float" office:value="0" calcext:value-type="float">
            <text:p>0</text:p>
          </table:table-cell>
          <table:table-cell office:value-type="float" office:value="172430" calcext:value-type="float">
            <text:p>172430</text:p>
          </table:table-cell>
          <table:table-cell office:value-type="float" office:value="208.991454033181" calcext:value-type="float">
            <text:p>208,99145403318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5</text:p>
          </table:table-cell>
          <table:table-cell office:value-type="float" office:value="6" calcext:value-type="float">
            <text:p>6</text:p>
          </table:table-cell>
          <table:table-cell office:value-type="float" office:value="234544" calcext:value-type="float">
            <text:p>234544</text:p>
          </table:table-cell>
          <table:table-cell office:value-type="float" office:value="0" calcext:value-type="float">
            <text:p>0</text:p>
          </table:table-cell>
          <table:table-cell office:value-type="float" office:value="234544" calcext:value-type="float">
            <text:p>234544</text:p>
          </table:table-cell>
          <table:table-cell office:value-type="float" office:value="255.028274811105" calcext:value-type="float">
            <text:p>255,02827481110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6</text:p>
          </table:table-cell>
          <table:table-cell office:value-type="float" office:value="6" calcext:value-type="float">
            <text:p>6</text:p>
          </table:table-cell>
          <table:table-cell office:value-type="float" office:value="296540" calcext:value-type="float">
            <text:p>296540</text:p>
          </table:table-cell>
          <table:table-cell office:value-type="float" office:value="0" calcext:value-type="float">
            <text:p>0</text:p>
          </table:table-cell>
          <table:table-cell office:value-type="float" office:value="296540" calcext:value-type="float">
            <text:p>296540</text:p>
          </table:table-cell>
          <table:table-cell office:value-type="float" office:value="291.520054765045" calcext:value-type="float">
            <text:p>291,52005476504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7</text:p>
          </table:table-cell>
          <table:table-cell office:value-type="float" office:value="6" calcext:value-type="float">
            <text:p>6</text:p>
          </table:table-cell>
          <table:table-cell office:value-type="float" office:value="397503" calcext:value-type="float">
            <text:p>397503</text:p>
          </table:table-cell>
          <table:table-cell office:value-type="float" office:value="0" calcext:value-type="float">
            <text:p>0</text:p>
          </table:table-cell>
          <table:table-cell office:value-type="float" office:value="397503" calcext:value-type="float">
            <text:p>397503</text:p>
          </table:table-cell>
          <table:table-cell office:value-type="float" office:value="331.857272546039" calcext:value-type="float">
            <text:p>331,85727254603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8</text:p>
          </table:table-cell>
          <table:table-cell office:value-type="float" office:value="6" calcext:value-type="float">
            <text:p>6</text:p>
          </table:table-cell>
          <table:table-cell office:value-type="float" office:value="465728" calcext:value-type="float">
            <text:p>465728</text:p>
          </table:table-cell>
          <table:table-cell office:value-type="float" office:value="0" calcext:value-type="float">
            <text:p>0</text:p>
          </table:table-cell>
          <table:table-cell office:value-type="float" office:value="465728" calcext:value-type="float">
            <text:p>465728</text:p>
          </table:table-cell>
          <table:table-cell office:value-type="float" office:value="387.826937886886" calcext:value-type="float">
            <text:p>387,82693788688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9</text:p>
          </table:table-cell>
          <table:table-cell office:value-type="float" office:value="6" calcext:value-type="float">
            <text:p>6</text:p>
          </table:table-cell>
          <table:table-cell office:value-type="float" office:value="603826" calcext:value-type="float">
            <text:p>603826</text:p>
          </table:table-cell>
          <table:table-cell office:value-type="float" office:value="0" calcext:value-type="float">
            <text:p>0</text:p>
          </table:table-cell>
          <table:table-cell office:value-type="float" office:value="603826" calcext:value-type="float">
            <text:p>603826</text:p>
          </table:table-cell>
          <table:table-cell office:value-type="float" office:value="436.688673784025" calcext:value-type="float">
            <text:p>436,68867378402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30</text:p>
          </table:table-cell>
          <table:table-cell office:value-type="float" office:value="6" calcext:value-type="float">
            <text:p>6</text:p>
          </table:table-cell>
          <table:table-cell office:value-type="float" office:value="888491" calcext:value-type="float">
            <text:p>888491</text:p>
          </table:table-cell>
          <table:table-cell office:value-type="float" office:value="0" calcext:value-type="float">
            <text:p>0</text:p>
          </table:table-cell>
          <table:table-cell office:value-type="float" office:value="888491" calcext:value-type="float">
            <text:p>888491</text:p>
          </table:table-cell>
          <table:table-cell office:value-type="float" office:value="526.408765556057" calcext:value-type="float">
            <text:p>526,40876555605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1</text:p>
          </table:table-cell>
          <table:table-cell office:value-type="float" office:value="7" calcext:value-type="float">
            <text:p>7</text:p>
          </table:table-cell>
          <table:table-cell office:value-type="float" office:value="29583" calcext:value-type="float">
            <text:p>29583</text:p>
          </table:table-cell>
          <table:table-cell office:value-type="float" office:value="0" calcext:value-type="float">
            <text:p>0</text:p>
          </table:table-cell>
          <table:table-cell office:value-type="float" office:value="29583" calcext:value-type="float">
            <text:p>29583</text:p>
          </table:table-cell>
          <table:table-cell office:value-type="float" office:value="67.0184572150465" calcext:value-type="float">
            <text:p>67,018457215046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2</text:p>
          </table:table-cell>
          <table:table-cell office:value-type="float" office:value="7" calcext:value-type="float">
            <text:p>7</text:p>
          </table:table-cell>
          <table:table-cell office:value-type="float" office:value="54120" calcext:value-type="float">
            <text:p>54120</text:p>
          </table:table-cell>
          <table:table-cell office:value-type="float" office:value="0" calcext:value-type="float">
            <text:p>0</text:p>
          </table:table-cell>
          <table:table-cell office:value-type="float" office:value="54120" calcext:value-type="float">
            <text:p>54120</text:p>
          </table:table-cell>
          <table:table-cell office:value-type="float" office:value="99.4325816209893" calcext:value-type="float">
            <text:p>99,432581620989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3</text:p>
          </table:table-cell>
          <table:table-cell office:value-type="float" office:value="7" calcext:value-type="float">
            <text:p>7</text:p>
          </table:table-cell>
          <table:table-cell office:value-type="float" office:value="65986" calcext:value-type="float">
            <text:p>65986</text:p>
          </table:table-cell>
          <table:table-cell office:value-type="float" office:value="0" calcext:value-type="float">
            <text:p>0</text:p>
          </table:table-cell>
          <table:table-cell office:value-type="float" office:value="65986" calcext:value-type="float">
            <text:p>65986</text:p>
          </table:table-cell>
          <table:table-cell office:value-type="float" office:value="121.884669363964" calcext:value-type="float">
            <text:p>121,88466936396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4</text:p>
          </table:table-cell>
          <table:table-cell office:value-type="float" office:value="7" calcext:value-type="float">
            <text:p>7</text:p>
          </table:table-cell>
          <table:table-cell office:value-type="float" office:value="85894" calcext:value-type="float">
            <text:p>85894</text:p>
          </table:table-cell>
          <table:table-cell office:value-type="float" office:value="0" calcext:value-type="float">
            <text:p>0</text:p>
          </table:table-cell>
          <table:table-cell office:value-type="float" office:value="85894" calcext:value-type="float">
            <text:p>85894</text:p>
          </table:table-cell>
          <table:table-cell office:value-type="float" office:value="141.026555992895" calcext:value-type="float">
            <text:p>141,02655599289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5</text:p>
          </table:table-cell>
          <table:table-cell office:value-type="float" office:value="7" calcext:value-type="float">
            <text:p>7</text:p>
          </table:table-cell>
          <table:table-cell office:value-type="float" office:value="106311" calcext:value-type="float">
            <text:p>106311</text:p>
          </table:table-cell>
          <table:table-cell office:value-type="float" office:value="0" calcext:value-type="float">
            <text:p>0</text:p>
          </table:table-cell>
          <table:table-cell office:value-type="float" office:value="106311" calcext:value-type="float">
            <text:p>106311</text:p>
          </table:table-cell>
          <table:table-cell office:value-type="float" office:value="157.625067377928" calcext:value-type="float">
            <text:p>157,62506737792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6</text:p>
          </table:table-cell>
          <table:table-cell office:value-type="float" office:value="7" calcext:value-type="float">
            <text:p>7</text:p>
          </table:table-cell>
          <table:table-cell office:value-type="float" office:value="114384" calcext:value-type="float">
            <text:p>114384</text:p>
          </table:table-cell>
          <table:table-cell office:value-type="float" office:value="0" calcext:value-type="float">
            <text:p>0</text:p>
          </table:table-cell>
          <table:table-cell office:value-type="float" office:value="114384" calcext:value-type="float">
            <text:p>114384</text:p>
          </table:table-cell>
          <table:table-cell office:value-type="float" office:value="173.112105136038" calcext:value-type="float">
            <text:p>173,11210513603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7</text:p>
          </table:table-cell>
          <table:table-cell office:value-type="float" office:value="7" calcext:value-type="float">
            <text:p>7</text:p>
          </table:table-cell>
          <table:table-cell office:value-type="float" office:value="165931" calcext:value-type="float">
            <text:p>165931</text:p>
          </table:table-cell>
          <table:table-cell office:value-type="float" office:value="0" calcext:value-type="float">
            <text:p>0</text:p>
          </table:table-cell>
          <table:table-cell office:value-type="float" office:value="165931" calcext:value-type="float">
            <text:p>165931</text:p>
          </table:table-cell>
          <table:table-cell office:value-type="float" office:value="199.635254302993" calcext:value-type="float">
            <text:p>199,63525430299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8</text:p>
          </table:table-cell>
          <table:table-cell office:value-type="float" office:value="7" calcext:value-type="float">
            <text:p>7</text:p>
          </table:table-cell>
          <table:table-cell office:value-type="float" office:value="191941" calcext:value-type="float">
            <text:p>191941</text:p>
          </table:table-cell>
          <table:table-cell office:value-type="float" office:value="0" calcext:value-type="float">
            <text:p>0</text:p>
          </table:table-cell>
          <table:table-cell office:value-type="float" office:value="191941" calcext:value-type="float">
            <text:p>191941</text:p>
          </table:table-cell>
          <table:table-cell office:value-type="float" office:value="219.840150740928" calcext:value-type="float">
            <text:p>219,84015074092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9</text:p>
          </table:table-cell>
          <table:table-cell office:value-type="float" office:value="7" calcext:value-type="float">
            <text:p>7</text:p>
          </table:table-cell>
          <table:table-cell office:value-type="float" office:value="223362" calcext:value-type="float">
            <text:p>223362</text:p>
          </table:table-cell>
          <table:table-cell office:value-type="float" office:value="0" calcext:value-type="float">
            <text:p>0</text:p>
          </table:table-cell>
          <table:table-cell office:value-type="float" office:value="223362" calcext:value-type="float">
            <text:p>223362</text:p>
          </table:table-cell>
          <table:table-cell office:value-type="float" office:value="244.720308233983" calcext:value-type="float">
            <text:p>244,72030823398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0</text:p>
          </table:table-cell>
          <table:table-cell office:value-type="float" office:value="7" calcext:value-type="float">
            <text:p>7</text:p>
          </table:table-cell>
          <table:table-cell office:value-type="float" office:value="250411" calcext:value-type="float">
            <text:p>250411</text:p>
          </table:table-cell>
          <table:table-cell office:value-type="float" office:value="0" calcext:value-type="float">
            <text:p>0</text:p>
          </table:table-cell>
          <table:table-cell office:value-type="float" office:value="250411" calcext:value-type="float">
            <text:p>250411</text:p>
          </table:table-cell>
          <table:table-cell office:value-type="float" office:value="264.479640936013" calcext:value-type="float">
            <text:p>264,47964093601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1</text:p>
          </table:table-cell>
          <table:table-cell office:value-type="float" office:value="7" calcext:value-type="float">
            <text:p>7</text:p>
          </table:table-cell>
          <table:table-cell office:value-type="float" office:value="295301" calcext:value-type="float">
            <text:p>295301</text:p>
          </table:table-cell>
          <table:table-cell office:value-type="float" office:value="0" calcext:value-type="float">
            <text:p>0</text:p>
          </table:table-cell>
          <table:table-cell office:value-type="float" office:value="295301" calcext:value-type="float">
            <text:p>295301</text:p>
          </table:table-cell>
          <table:table-cell office:value-type="float" office:value="282.933452607831" calcext:value-type="float">
            <text:p>282,93345260783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2</text:p>
          </table:table-cell>
          <table:table-cell office:value-type="float" office:value="7" calcext:value-type="float">
            <text:p>7</text:p>
          </table:table-cell>
          <table:table-cell office:value-type="float" office:value="303969" calcext:value-type="float">
            <text:p>303969</text:p>
          </table:table-cell>
          <table:table-cell office:value-type="float" office:value="0" calcext:value-type="float">
            <text:p>0</text:p>
          </table:table-cell>
          <table:table-cell office:value-type="float" office:value="303969" calcext:value-type="float">
            <text:p>303969</text:p>
          </table:table-cell>
          <table:table-cell office:value-type="float" office:value="299.935322860023" calcext:value-type="float">
            <text:p>299,93532286002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3</text:p>
          </table:table-cell>
          <table:table-cell office:value-type="float" office:value="7" calcext:value-type="float">
            <text:p>7</text:p>
          </table:table-cell>
          <table:table-cell office:value-type="float" office:value="321450" calcext:value-type="float">
            <text:p>321450</text:p>
          </table:table-cell>
          <table:table-cell office:value-type="float" office:value="0" calcext:value-type="float">
            <text:p>0</text:p>
          </table:table-cell>
          <table:table-cell office:value-type="float" office:value="321450" calcext:value-type="float">
            <text:p>321450</text:p>
          </table:table-cell>
          <table:table-cell office:value-type="float" office:value="316.422001088969" calcext:value-type="float">
            <text:p>316,42200108896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4</text:p>
          </table:table-cell>
          <table:table-cell office:value-type="float" office:value="7" calcext:value-type="float">
            <text:p>7</text:p>
          </table:table-cell>
          <table:table-cell office:value-type="float" office:value="404386" calcext:value-type="float">
            <text:p>404386</text:p>
          </table:table-cell>
          <table:table-cell office:value-type="float" office:value="0" calcext:value-type="float">
            <text:p>0</text:p>
          </table:table-cell>
          <table:table-cell office:value-type="float" office:value="404386" calcext:value-type="float">
            <text:p>404386</text:p>
          </table:table-cell>
          <table:table-cell office:value-type="float" office:value="346.161432540044" calcext:value-type="float">
            <text:p>346,16143254004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5</text:p>
          </table:table-cell>
          <table:table-cell office:value-type="float" office:value="7" calcext:value-type="float">
            <text:p>7</text:p>
          </table:table-cell>
          <table:table-cell office:value-type="float" office:value="467834" calcext:value-type="float">
            <text:p>467834</text:p>
          </table:table-cell>
          <table:table-cell office:value-type="float" office:value="0" calcext:value-type="float">
            <text:p>0</text:p>
          </table:table-cell>
          <table:table-cell office:value-type="float" office:value="467834" calcext:value-type="float">
            <text:p>467834</text:p>
          </table:table-cell>
          <table:table-cell office:value-type="float" office:value="374.040098496945" calcext:value-type="float">
            <text:p>374,04009849694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6</text:p>
          </table:table-cell>
          <table:table-cell office:value-type="float" office:value="7" calcext:value-type="float">
            <text:p>7</text:p>
          </table:table-cell>
          <table:table-cell office:value-type="float" office:value="541385" calcext:value-type="float">
            <text:p>541385</text:p>
          </table:table-cell>
          <table:table-cell office:value-type="float" office:value="0" calcext:value-type="float">
            <text:p>0</text:p>
          </table:table-cell>
          <table:table-cell office:value-type="float" office:value="541385" calcext:value-type="float">
            <text:p>541385</text:p>
          </table:table-cell>
          <table:table-cell office:value-type="float" office:value="400.614684412023" calcext:value-type="float">
            <text:p>400,61468441202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7</text:p>
          </table:table-cell>
          <table:table-cell office:value-type="float" office:value="7" calcext:value-type="float">
            <text:p>7</text:p>
          </table:table-cell>
          <table:table-cell office:value-type="float" office:value="575315" calcext:value-type="float">
            <text:p>575315</text:p>
          </table:table-cell>
          <table:table-cell office:value-type="float" office:value="0" calcext:value-type="float">
            <text:p>0</text:p>
          </table:table-cell>
          <table:table-cell office:value-type="float" office:value="575315" calcext:value-type="float">
            <text:p>575315</text:p>
          </table:table-cell>
          <table:table-cell office:value-type="float" office:value="425.073650297941" calcext:value-type="float">
            <text:p>425,07365029794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8</text:p>
          </table:table-cell>
          <table:table-cell office:value-type="float" office:value="7" calcext:value-type="float">
            <text:p>7</text:p>
          </table:table-cell>
          <table:table-cell office:value-type="float" office:value="642073" calcext:value-type="float">
            <text:p>642073</text:p>
          </table:table-cell>
          <table:table-cell office:value-type="float" office:value="0" calcext:value-type="float">
            <text:p>0</text:p>
          </table:table-cell>
          <table:table-cell office:value-type="float" office:value="642073" calcext:value-type="float">
            <text:p>642073</text:p>
          </table:table-cell>
          <table:table-cell office:value-type="float" office:value="448.160099364118" calcext:value-type="float">
            <text:p>448,16009936411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9</text:p>
          </table:table-cell>
          <table:table-cell office:value-type="float" office:value="7" calcext:value-type="float">
            <text:p>7</text:p>
          </table:table-cell>
          <table:table-cell office:value-type="float" office:value="758526" calcext:value-type="float">
            <text:p>758526</text:p>
          </table:table-cell>
          <table:table-cell office:value-type="float" office:value="0" calcext:value-type="float">
            <text:p>0</text:p>
          </table:table-cell>
          <table:table-cell office:value-type="float" office:value="758526" calcext:value-type="float">
            <text:p>758526</text:p>
          </table:table-cell>
          <table:table-cell office:value-type="float" office:value="501.319259581854" calcext:value-type="float">
            <text:p>501,31925958185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0</text:p>
          </table:table-cell>
          <table:table-cell office:value-type="float" office:value="7" calcext:value-type="float">
            <text:p>7</text:p>
          </table:table-cell>
          <table:table-cell office:value-type="float" office:value="994310" calcext:value-type="float">
            <text:p>994310</text:p>
          </table:table-cell>
          <table:table-cell office:value-type="float" office:value="0" calcext:value-type="float">
            <text:p>0</text:p>
          </table:table-cell>
          <table:table-cell office:value-type="float" office:value="994310" calcext:value-type="float">
            <text:p>994310</text:p>
          </table:table-cell>
          <table:table-cell office:value-type="float" office:value="550.224117972888" calcext:value-type="float">
            <text:p>550,22411797288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1</text:p>
          </table:table-cell>
          <table:table-cell office:value-type="float" office:value="7" calcext:value-type="float">
            <text:p>7</text:p>
          </table:table-cell>
          <table:table-cell office:value-type="float" office:value="38872" calcext:value-type="float">
            <text:p>38872</text:p>
          </table:table-cell>
          <table:table-cell office:value-type="float" office:value="0" calcext:value-type="float">
            <text:p>0</text:p>
          </table:table-cell>
          <table:table-cell office:value-type="float" office:value="38872" calcext:value-type="float">
            <text:p>38872</text:p>
          </table:table-cell>
          <table:table-cell office:value-type="float" office:value="85.9624539318028" calcext:value-type="float">
            <text:p>85,962453931802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2</text:p>
          </table:table-cell>
          <table:table-cell office:value-type="float" office:value="7" calcext:value-type="float">
            <text:p>7</text:p>
          </table:table-cell>
          <table:table-cell office:value-type="float" office:value="76278" calcext:value-type="float">
            <text:p>76278</text:p>
          </table:table-cell>
          <table:table-cell office:value-type="float" office:value="0" calcext:value-type="float">
            <text:p>0</text:p>
          </table:table-cell>
          <table:table-cell office:value-type="float" office:value="76278" calcext:value-type="float">
            <text:p>76278</text:p>
          </table:table-cell>
          <table:table-cell office:value-type="float" office:value="131.584976162994" calcext:value-type="float">
            <text:p>131,58497616299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3</text:p>
          </table:table-cell>
          <table:table-cell office:value-type="float" office:value="7" calcext:value-type="float">
            <text:p>7</text:p>
          </table:table-cell>
          <table:table-cell office:value-type="float" office:value="121485" calcext:value-type="float">
            <text:p>121485</text:p>
          </table:table-cell>
          <table:table-cell office:value-type="float" office:value="0" calcext:value-type="float">
            <text:p>0</text:p>
          </table:table-cell>
          <table:table-cell office:value-type="float" office:value="121485" calcext:value-type="float">
            <text:p>121485</text:p>
          </table:table-cell>
          <table:table-cell office:value-type="float" office:value="165.198410580866" calcext:value-type="float">
            <text:p>165,19841058086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4</text:p>
          </table:table-cell>
          <table:table-cell office:value-type="float" office:value="7" calcext:value-type="float">
            <text:p>7</text:p>
          </table:table-cell>
          <table:table-cell office:value-type="float" office:value="172852" calcext:value-type="float">
            <text:p>172852</text:p>
          </table:table-cell>
          <table:table-cell office:value-type="float" office:value="0" calcext:value-type="float">
            <text:p>0</text:p>
          </table:table-cell>
          <table:table-cell office:value-type="float" office:value="172852" calcext:value-type="float">
            <text:p>172852</text:p>
          </table:table-cell>
          <table:table-cell office:value-type="float" office:value="212.158204238163" calcext:value-type="float">
            <text:p>212,15820423816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5</text:p>
          </table:table-cell>
          <table:table-cell office:value-type="float" office:value="7" calcext:value-type="float">
            <text:p>7</text:p>
          </table:table-cell>
          <table:table-cell office:value-type="float" office:value="234848" calcext:value-type="float">
            <text:p>234848</text:p>
          </table:table-cell>
          <table:table-cell office:value-type="float" office:value="0" calcext:value-type="float">
            <text:p>0</text:p>
          </table:table-cell>
          <table:table-cell office:value-type="float" office:value="234848" calcext:value-type="float">
            <text:p>234848</text:p>
          </table:table-cell>
          <table:table-cell office:value-type="float" office:value="254.709018602967" calcext:value-type="float">
            <text:p>254,70901860296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6</text:p>
          </table:table-cell>
          <table:table-cell office:value-type="float" office:value="7" calcext:value-type="float">
            <text:p>7</text:p>
          </table:table-cell>
          <table:table-cell office:value-type="float" office:value="296388" calcext:value-type="float">
            <text:p>296388</text:p>
          </table:table-cell>
          <table:table-cell office:value-type="float" office:value="0" calcext:value-type="float">
            <text:p>0</text:p>
          </table:table-cell>
          <table:table-cell office:value-type="float" office:value="296388" calcext:value-type="float">
            <text:p>296388</text:p>
          </table:table-cell>
          <table:table-cell office:value-type="float" office:value="291.705418254015" calcext:value-type="float">
            <text:p>291,70541825401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7</text:p>
          </table:table-cell>
          <table:table-cell office:value-type="float" office:value="7" calcext:value-type="float">
            <text:p>7</text:p>
          </table:table-cell>
          <table:table-cell office:value-type="float" office:value="397917" calcext:value-type="float">
            <text:p>397917</text:p>
          </table:table-cell>
          <table:table-cell office:value-type="float" office:value="0" calcext:value-type="float">
            <text:p>0</text:p>
          </table:table-cell>
          <table:table-cell office:value-type="float" office:value="397917" calcext:value-type="float">
            <text:p>397917</text:p>
          </table:table-cell>
          <table:table-cell office:value-type="float" office:value="331.623259956017" calcext:value-type="float">
            <text:p>331,62325995601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8</text:p>
          </table:table-cell>
          <table:table-cell office:value-type="float" office:value="7" calcext:value-type="float">
            <text:p>7</text:p>
          </table:table-cell>
          <table:table-cell office:value-type="float" office:value="466056" calcext:value-type="float">
            <text:p>466056</text:p>
          </table:table-cell>
          <table:table-cell office:value-type="float" office:value="0" calcext:value-type="float">
            <text:p>0</text:p>
          </table:table-cell>
          <table:table-cell office:value-type="float" office:value="466056" calcext:value-type="float">
            <text:p>466056</text:p>
          </table:table-cell>
          <table:table-cell office:value-type="float" office:value="387.414365997072" calcext:value-type="float">
            <text:p>387,41436599707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9</text:p>
          </table:table-cell>
          <table:table-cell office:value-type="float" office:value="7" calcext:value-type="float">
            <text:p>7</text:p>
          </table:table-cell>
          <table:table-cell office:value-type="float" office:value="605508" calcext:value-type="float">
            <text:p>605508</text:p>
          </table:table-cell>
          <table:table-cell office:value-type="float" office:value="0" calcext:value-type="float">
            <text:p>0</text:p>
          </table:table-cell>
          <table:table-cell office:value-type="float" office:value="605508" calcext:value-type="float">
            <text:p>605508</text:p>
          </table:table-cell>
          <table:table-cell office:value-type="float" office:value="436.465278414078" calcext:value-type="float">
            <text:p>436,46527841407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30</text:p>
          </table:table-cell>
          <table:table-cell office:value-type="float" office:value="7" calcext:value-type="float">
            <text:p>7</text:p>
          </table:table-cell>
          <table:table-cell office:value-type="float" office:value="890662" calcext:value-type="float">
            <text:p>890662</text:p>
          </table:table-cell>
          <table:table-cell office:value-type="float" office:value="0" calcext:value-type="float">
            <text:p>0</text:p>
          </table:table-cell>
          <table:table-cell office:value-type="float" office:value="890662" calcext:value-type="float">
            <text:p>890662</text:p>
          </table:table-cell>
          <table:table-cell office:value-type="float" office:value="526.427486268105" calcext:value-type="float">
            <text:p>526,42748626810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1</text:p>
          </table:table-cell>
          <table:table-cell office:value-type="float" office:value="8" calcext:value-type="float">
            <text:p>8</text:p>
          </table:table-cell>
          <table:table-cell office:value-type="float" office:value="29340" calcext:value-type="float">
            <text:p>29340</text:p>
          </table:table-cell>
          <table:table-cell office:value-type="float" office:value="0" calcext:value-type="float">
            <text:p>0</text:p>
          </table:table-cell>
          <table:table-cell office:value-type="float" office:value="29340" calcext:value-type="float">
            <text:p>29340</text:p>
          </table:table-cell>
          <table:table-cell office:value-type="float" office:value="70.2987157308962" calcext:value-type="float">
            <text:p>70,298715730896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2</text:p>
          </table:table-cell>
          <table:table-cell office:value-type="float" office:value="8" calcext:value-type="float">
            <text:p>8</text:p>
          </table:table-cell>
          <table:table-cell office:value-type="float" office:value="54136" calcext:value-type="float">
            <text:p>54136</text:p>
          </table:table-cell>
          <table:table-cell office:value-type="float" office:value="0" calcext:value-type="float">
            <text:p>0</text:p>
          </table:table-cell>
          <table:table-cell office:value-type="float" office:value="54136" calcext:value-type="float">
            <text:p>54136</text:p>
          </table:table-cell>
          <table:table-cell office:value-type="float" office:value="99.4369591898284" calcext:value-type="float">
            <text:p>99,436959189828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3</text:p>
          </table:table-cell>
          <table:table-cell office:value-type="float" office:value="8" calcext:value-type="float">
            <text:p>8</text:p>
          </table:table-cell>
          <table:table-cell office:value-type="float" office:value="65773" calcext:value-type="float">
            <text:p>65773</text:p>
          </table:table-cell>
          <table:table-cell office:value-type="float" office:value="0" calcext:value-type="float">
            <text:p>0</text:p>
          </table:table-cell>
          <table:table-cell office:value-type="float" office:value="65773" calcext:value-type="float">
            <text:p>65773</text:p>
          </table:table-cell>
          <table:table-cell office:value-type="float" office:value="122.463603924959" calcext:value-type="float">
            <text:p>122,46360392495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4</text:p>
          </table:table-cell>
          <table:table-cell office:value-type="float" office:value="8" calcext:value-type="float">
            <text:p>8</text:p>
          </table:table-cell>
          <table:table-cell office:value-type="float" office:value="86571" calcext:value-type="float">
            <text:p>86571</text:p>
          </table:table-cell>
          <table:table-cell office:value-type="float" office:value="0" calcext:value-type="float">
            <text:p>0</text:p>
          </table:table-cell>
          <table:table-cell office:value-type="float" office:value="86571" calcext:value-type="float">
            <text:p>86571</text:p>
          </table:table-cell>
          <table:table-cell office:value-type="float" office:value="140.950428560841" calcext:value-type="float">
            <text:p>140,95042856084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5</text:p>
          </table:table-cell>
          <table:table-cell office:value-type="float" office:value="8" calcext:value-type="float">
            <text:p>8</text:p>
          </table:table-cell>
          <table:table-cell office:value-type="float" office:value="106344" calcext:value-type="float">
            <text:p>106344</text:p>
          </table:table-cell>
          <table:table-cell office:value-type="float" office:value="0" calcext:value-type="float">
            <text:p>0</text:p>
          </table:table-cell>
          <table:table-cell office:value-type="float" office:value="106344" calcext:value-type="float">
            <text:p>106344</text:p>
          </table:table-cell>
          <table:table-cell office:value-type="float" office:value="157.838425765978" calcext:value-type="float">
            <text:p>157,83842576597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6</text:p>
          </table:table-cell>
          <table:table-cell office:value-type="float" office:value="8" calcext:value-type="float">
            <text:p>8</text:p>
          </table:table-cell>
          <table:table-cell office:value-type="float" office:value="114211" calcext:value-type="float">
            <text:p>114211</text:p>
          </table:table-cell>
          <table:table-cell office:value-type="float" office:value="0" calcext:value-type="float">
            <text:p>0</text:p>
          </table:table-cell>
          <table:table-cell office:value-type="float" office:value="114211" calcext:value-type="float">
            <text:p>114211</text:p>
          </table:table-cell>
          <table:table-cell office:value-type="float" office:value="173.159249568823" calcext:value-type="float">
            <text:p>173,15924956882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7</text:p>
          </table:table-cell>
          <table:table-cell office:value-type="float" office:value="8" calcext:value-type="float">
            <text:p>8</text:p>
          </table:table-cell>
          <table:table-cell office:value-type="float" office:value="166510" calcext:value-type="float">
            <text:p>166510</text:p>
          </table:table-cell>
          <table:table-cell office:value-type="float" office:value="0" calcext:value-type="float">
            <text:p>0</text:p>
          </table:table-cell>
          <table:table-cell office:value-type="float" office:value="166510" calcext:value-type="float">
            <text:p>166510</text:p>
          </table:table-cell>
          <table:table-cell office:value-type="float" office:value="198.087965745944" calcext:value-type="float">
            <text:p>198,08796574594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8</text:p>
          </table:table-cell>
          <table:table-cell office:value-type="float" office:value="8" calcext:value-type="float">
            <text:p>8</text:p>
          </table:table-cell>
          <table:table-cell office:value-type="float" office:value="193413" calcext:value-type="float">
            <text:p>193413</text:p>
          </table:table-cell>
          <table:table-cell office:value-type="float" office:value="0" calcext:value-type="float">
            <text:p>0</text:p>
          </table:table-cell>
          <table:table-cell office:value-type="float" office:value="193413" calcext:value-type="float">
            <text:p>193413</text:p>
          </table:table-cell>
          <table:table-cell office:value-type="float" office:value="223.394256229978" calcext:value-type="float">
            <text:p>223,39425622997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9</text:p>
          </table:table-cell>
          <table:table-cell office:value-type="float" office:value="8" calcext:value-type="float">
            <text:p>8</text:p>
          </table:table-cell>
          <table:table-cell office:value-type="float" office:value="223285" calcext:value-type="float">
            <text:p>223285</text:p>
          </table:table-cell>
          <table:table-cell office:value-type="float" office:value="0" calcext:value-type="float">
            <text:p>0</text:p>
          </table:table-cell>
          <table:table-cell office:value-type="float" office:value="223285" calcext:value-type="float">
            <text:p>223285</text:p>
          </table:table-cell>
          <table:table-cell office:value-type="float" office:value="244.964381058933" calcext:value-type="float">
            <text:p>244,96438105893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0</text:p>
          </table:table-cell>
          <table:table-cell office:value-type="float" office:value="8" calcext:value-type="float">
            <text:p>8</text:p>
          </table:table-cell>
          <table:table-cell office:value-type="float" office:value="250384" calcext:value-type="float">
            <text:p>250384</text:p>
          </table:table-cell>
          <table:table-cell office:value-type="float" office:value="0" calcext:value-type="float">
            <text:p>0</text:p>
          </table:table-cell>
          <table:table-cell office:value-type="float" office:value="250384" calcext:value-type="float">
            <text:p>250384</text:p>
          </table:table-cell>
          <table:table-cell office:value-type="float" office:value="264.611208796966" calcext:value-type="float">
            <text:p>264,61120879696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1</text:p>
          </table:table-cell>
          <table:table-cell office:value-type="float" office:value="8" calcext:value-type="float">
            <text:p>8</text:p>
          </table:table-cell>
          <table:table-cell office:value-type="float" office:value="295051" calcext:value-type="float">
            <text:p>295051</text:p>
          </table:table-cell>
          <table:table-cell office:value-type="float" office:value="0" calcext:value-type="float">
            <text:p>0</text:p>
          </table:table-cell>
          <table:table-cell office:value-type="float" office:value="295051" calcext:value-type="float">
            <text:p>295051</text:p>
          </table:table-cell>
          <table:table-cell office:value-type="float" office:value="282.586345045128" calcext:value-type="float">
            <text:p>282,58634504512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2</text:p>
          </table:table-cell>
          <table:table-cell office:value-type="float" office:value="8" calcext:value-type="float">
            <text:p>8</text:p>
          </table:table-cell>
          <table:table-cell office:value-type="float" office:value="303570" calcext:value-type="float">
            <text:p>303570</text:p>
          </table:table-cell>
          <table:table-cell office:value-type="float" office:value="0" calcext:value-type="float">
            <text:p>0</text:p>
          </table:table-cell>
          <table:table-cell office:value-type="float" office:value="303570" calcext:value-type="float">
            <text:p>303570</text:p>
          </table:table-cell>
          <table:table-cell office:value-type="float" office:value="299.769213062012" calcext:value-type="float">
            <text:p>299,76921306201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3</text:p>
          </table:table-cell>
          <table:table-cell office:value-type="float" office:value="8" calcext:value-type="float">
            <text:p>8</text:p>
          </table:table-cell>
          <table:table-cell office:value-type="float" office:value="321842" calcext:value-type="float">
            <text:p>321842</text:p>
          </table:table-cell>
          <table:table-cell office:value-type="float" office:value="0" calcext:value-type="float">
            <text:p>0</text:p>
          </table:table-cell>
          <table:table-cell office:value-type="float" office:value="321842" calcext:value-type="float">
            <text:p>321842</text:p>
          </table:table-cell>
          <table:table-cell office:value-type="float" office:value="316.426943365018" calcext:value-type="float">
            <text:p>316,42694336501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4</text:p>
          </table:table-cell>
          <table:table-cell office:value-type="float" office:value="8" calcext:value-type="float">
            <text:p>8</text:p>
          </table:table-cell>
          <table:table-cell office:value-type="float" office:value="403509" calcext:value-type="float">
            <text:p>403509</text:p>
          </table:table-cell>
          <table:table-cell office:value-type="float" office:value="0" calcext:value-type="float">
            <text:p>0</text:p>
          </table:table-cell>
          <table:table-cell office:value-type="float" office:value="403509" calcext:value-type="float">
            <text:p>403509</text:p>
          </table:table-cell>
          <table:table-cell office:value-type="float" office:value="346.118810876971" calcext:value-type="float">
            <text:p>346,11881087697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5</text:p>
          </table:table-cell>
          <table:table-cell office:value-type="float" office:value="8" calcext:value-type="float">
            <text:p>8</text:p>
          </table:table-cell>
          <table:table-cell office:value-type="float" office:value="466848" calcext:value-type="float">
            <text:p>466848</text:p>
          </table:table-cell>
          <table:table-cell office:value-type="float" office:value="0" calcext:value-type="float">
            <text:p>0</text:p>
          </table:table-cell>
          <table:table-cell office:value-type="float" office:value="466848" calcext:value-type="float">
            <text:p>466848</text:p>
          </table:table-cell>
          <table:table-cell office:value-type="float" office:value="374.215668818913" calcext:value-type="float">
            <text:p>374,21566881891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6</text:p>
          </table:table-cell>
          <table:table-cell office:value-type="float" office:value="8" calcext:value-type="float">
            <text:p>8</text:p>
          </table:table-cell>
          <table:table-cell office:value-type="float" office:value="542726" calcext:value-type="float">
            <text:p>542726</text:p>
          </table:table-cell>
          <table:table-cell office:value-type="float" office:value="0" calcext:value-type="float">
            <text:p>0</text:p>
          </table:table-cell>
          <table:table-cell office:value-type="float" office:value="542726" calcext:value-type="float">
            <text:p>542726</text:p>
          </table:table-cell>
          <table:table-cell office:value-type="float" office:value="400.49632275803" calcext:value-type="float">
            <text:p>400,4963227580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7</text:p>
          </table:table-cell>
          <table:table-cell office:value-type="float" office:value="8" calcext:value-type="float">
            <text:p>8</text:p>
          </table:table-cell>
          <table:table-cell office:value-type="float" office:value="575399" calcext:value-type="float">
            <text:p>575399</text:p>
          </table:table-cell>
          <table:table-cell office:value-type="float" office:value="0" calcext:value-type="float">
            <text:p>0</text:p>
          </table:table-cell>
          <table:table-cell office:value-type="float" office:value="575399" calcext:value-type="float">
            <text:p>575399</text:p>
          </table:table-cell>
          <table:table-cell office:value-type="float" office:value="425.001835979055" calcext:value-type="float">
            <text:p>425,00183597905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8</text:p>
          </table:table-cell>
          <table:table-cell office:value-type="float" office:value="8" calcext:value-type="float">
            <text:p>8</text:p>
          </table:table-cell>
          <table:table-cell office:value-type="float" office:value="639939" calcext:value-type="float">
            <text:p>639939</text:p>
          </table:table-cell>
          <table:table-cell office:value-type="float" office:value="0" calcext:value-type="float">
            <text:p>0</text:p>
          </table:table-cell>
          <table:table-cell office:value-type="float" office:value="639939" calcext:value-type="float">
            <text:p>639939</text:p>
          </table:table-cell>
          <table:table-cell office:value-type="float" office:value="447.787862819153" calcext:value-type="float">
            <text:p>447,78786281915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9</text:p>
          </table:table-cell>
          <table:table-cell office:value-type="float" office:value="8" calcext:value-type="float">
            <text:p>8</text:p>
          </table:table-cell>
          <table:table-cell office:value-type="float" office:value="759149" calcext:value-type="float">
            <text:p>759149</text:p>
          </table:table-cell>
          <table:table-cell office:value-type="float" office:value="0" calcext:value-type="float">
            <text:p>0</text:p>
          </table:table-cell>
          <table:table-cell office:value-type="float" office:value="759149" calcext:value-type="float">
            <text:p>759149</text:p>
          </table:table-cell>
          <table:table-cell office:value-type="float" office:value="501.250778843881" calcext:value-type="float">
            <text:p>501,25077884388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0</text:p>
          </table:table-cell>
          <table:table-cell office:value-type="float" office:value="8" calcext:value-type="float">
            <text:p>8</text:p>
          </table:table-cell>
          <table:table-cell office:value-type="float" office:value="994951" calcext:value-type="float">
            <text:p>994951</text:p>
          </table:table-cell>
          <table:table-cell office:value-type="float" office:value="0" calcext:value-type="float">
            <text:p>0</text:p>
          </table:table-cell>
          <table:table-cell office:value-type="float" office:value="994951" calcext:value-type="float">
            <text:p>994951</text:p>
          </table:table-cell>
          <table:table-cell office:value-type="float" office:value="550.219522484112" calcext:value-type="float">
            <text:p>550,21952248411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1</text:p>
          </table:table-cell>
          <table:table-cell office:value-type="float" office:value="8" calcext:value-type="float">
            <text:p>8</text:p>
          </table:table-cell>
          <table:table-cell office:value-type="float" office:value="38897" calcext:value-type="float">
            <text:p>38897</text:p>
          </table:table-cell>
          <table:table-cell office:value-type="float" office:value="0" calcext:value-type="float">
            <text:p>0</text:p>
          </table:table-cell>
          <table:table-cell office:value-type="float" office:value="38897" calcext:value-type="float">
            <text:p>38897</text:p>
          </table:table-cell>
          <table:table-cell office:value-type="float" office:value="85.9930620510131" calcext:value-type="float">
            <text:p>85,993062051013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2</text:p>
          </table:table-cell>
          <table:table-cell office:value-type="float" office:value="8" calcext:value-type="float">
            <text:p>8</text:p>
          </table:table-cell>
          <table:table-cell office:value-type="float" office:value="76071" calcext:value-type="float">
            <text:p>76071</text:p>
          </table:table-cell>
          <table:table-cell office:value-type="float" office:value="0" calcext:value-type="float">
            <text:p>0</text:p>
          </table:table-cell>
          <table:table-cell office:value-type="float" office:value="76071" calcext:value-type="float">
            <text:p>76071</text:p>
          </table:table-cell>
          <table:table-cell office:value-type="float" office:value="131.993717691861" calcext:value-type="float">
            <text:p>131,99371769186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3</text:p>
          </table:table-cell>
          <table:table-cell office:value-type="float" office:value="8" calcext:value-type="float">
            <text:p>8</text:p>
          </table:table-cell>
          <table:table-cell office:value-type="float" office:value="121571" calcext:value-type="float">
            <text:p>121571</text:p>
          </table:table-cell>
          <table:table-cell office:value-type="float" office:value="0" calcext:value-type="float">
            <text:p>0</text:p>
          </table:table-cell>
          <table:table-cell office:value-type="float" office:value="121571" calcext:value-type="float">
            <text:p>121571</text:p>
          </table:table-cell>
          <table:table-cell office:value-type="float" office:value="165.513206036994" calcext:value-type="float">
            <text:p>165,51320603699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4</text:p>
          </table:table-cell>
          <table:table-cell office:value-type="float" office:value="8" calcext:value-type="float">
            <text:p>8</text:p>
          </table:table-cell>
          <table:table-cell office:value-type="float" office:value="173136" calcext:value-type="float">
            <text:p>173136</text:p>
          </table:table-cell>
          <table:table-cell office:value-type="float" office:value="0" calcext:value-type="float">
            <text:p>0</text:p>
          </table:table-cell>
          <table:table-cell office:value-type="float" office:value="173136" calcext:value-type="float">
            <text:p>173136</text:p>
          </table:table-cell>
          <table:table-cell office:value-type="float" office:value="212.151732350932" calcext:value-type="float">
            <text:p>212,1517323509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5</text:p>
          </table:table-cell>
          <table:table-cell office:value-type="float" office:value="8" calcext:value-type="float">
            <text:p>8</text:p>
          </table:table-cell>
          <table:table-cell office:value-type="float" office:value="234655" calcext:value-type="float">
            <text:p>234655</text:p>
          </table:table-cell>
          <table:table-cell office:value-type="float" office:value="0" calcext:value-type="float">
            <text:p>0</text:p>
          </table:table-cell>
          <table:table-cell office:value-type="float" office:value="234655" calcext:value-type="float">
            <text:p>234655</text:p>
          </table:table-cell>
          <table:table-cell office:value-type="float" office:value="254.903511289041" calcext:value-type="float">
            <text:p>254,90351128904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6</text:p>
          </table:table-cell>
          <table:table-cell office:value-type="float" office:value="8" calcext:value-type="float">
            <text:p>8</text:p>
          </table:table-cell>
          <table:table-cell office:value-type="float" office:value="296346" calcext:value-type="float">
            <text:p>296346</text:p>
          </table:table-cell>
          <table:table-cell office:value-type="float" office:value="0" calcext:value-type="float">
            <text:p>0</text:p>
          </table:table-cell>
          <table:table-cell office:value-type="float" office:value="296346" calcext:value-type="float">
            <text:p>296346</text:p>
          </table:table-cell>
          <table:table-cell office:value-type="float" office:value="291.466123568825" calcext:value-type="float">
            <text:p>291,46612356882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7</text:p>
          </table:table-cell>
          <table:table-cell office:value-type="float" office:value="8" calcext:value-type="float">
            <text:p>8</text:p>
          </table:table-cell>
          <table:table-cell office:value-type="float" office:value="397795" calcext:value-type="float">
            <text:p>397795</text:p>
          </table:table-cell>
          <table:table-cell office:value-type="float" office:value="0" calcext:value-type="float">
            <text:p>0</text:p>
          </table:table-cell>
          <table:table-cell office:value-type="float" office:value="397795" calcext:value-type="float">
            <text:p>397795</text:p>
          </table:table-cell>
          <table:table-cell office:value-type="float" office:value="331.616765705868" calcext:value-type="float">
            <text:p>331,61676570586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8</text:p>
          </table:table-cell>
          <table:table-cell office:value-type="float" office:value="8" calcext:value-type="float">
            <text:p>8</text:p>
          </table:table-cell>
          <table:table-cell office:value-type="float" office:value="465282" calcext:value-type="float">
            <text:p>465282</text:p>
          </table:table-cell>
          <table:table-cell office:value-type="float" office:value="0" calcext:value-type="float">
            <text:p>0</text:p>
          </table:table-cell>
          <table:table-cell office:value-type="float" office:value="465282" calcext:value-type="float">
            <text:p>465282</text:p>
          </table:table-cell>
          <table:table-cell office:value-type="float" office:value="387.386804515961" calcext:value-type="float">
            <text:p>387,38680451596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9</text:p>
          </table:table-cell>
          <table:table-cell office:value-type="float" office:value="8" calcext:value-type="float">
            <text:p>8</text:p>
          </table:table-cell>
          <table:table-cell office:value-type="float" office:value="605582" calcext:value-type="float">
            <text:p>605582</text:p>
          </table:table-cell>
          <table:table-cell office:value-type="float" office:value="0" calcext:value-type="float">
            <text:p>0</text:p>
          </table:table-cell>
          <table:table-cell office:value-type="float" office:value="605582" calcext:value-type="float">
            <text:p>605582</text:p>
          </table:table-cell>
          <table:table-cell office:value-type="float" office:value="436.557038446888" calcext:value-type="float">
            <text:p>436,55703844688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30</text:p>
          </table:table-cell>
          <table:table-cell office:value-type="float" office:value="8" calcext:value-type="float">
            <text:p>8</text:p>
          </table:table-cell>
          <table:table-cell office:value-type="float" office:value="888771" calcext:value-type="float">
            <text:p>888771</text:p>
          </table:table-cell>
          <table:table-cell office:value-type="float" office:value="0" calcext:value-type="float">
            <text:p>0</text:p>
          </table:table-cell>
          <table:table-cell office:value-type="float" office:value="888771" calcext:value-type="float">
            <text:p>888771</text:p>
          </table:table-cell>
          <table:table-cell office:value-type="float" office:value="526.464175739092" calcext:value-type="float">
            <text:p>526,46417573909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1</text:p>
          </table:table-cell>
          <table:table-cell office:value-type="float" office:value="9" calcext:value-type="float">
            <text:p>9</text:p>
          </table:table-cell>
          <table:table-cell office:value-type="float" office:value="29047" calcext:value-type="float">
            <text:p>29047</text:p>
          </table:table-cell>
          <table:table-cell office:value-type="float" office:value="0" calcext:value-type="float">
            <text:p>0</text:p>
          </table:table-cell>
          <table:table-cell office:value-type="float" office:value="29047" calcext:value-type="float">
            <text:p>29047</text:p>
          </table:table-cell>
          <table:table-cell office:value-type="float" office:value="70.1052272771485" calcext:value-type="float">
            <text:p>70,105227277148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2</text:p>
          </table:table-cell>
          <table:table-cell office:value-type="float" office:value="9" calcext:value-type="float">
            <text:p>9</text:p>
          </table:table-cell>
          <table:table-cell office:value-type="float" office:value="54204" calcext:value-type="float">
            <text:p>54204</text:p>
          </table:table-cell>
          <table:table-cell office:value-type="float" office:value="0" calcext:value-type="float">
            <text:p>0</text:p>
          </table:table-cell>
          <table:table-cell office:value-type="float" office:value="54204" calcext:value-type="float">
            <text:p>54204</text:p>
          </table:table-cell>
          <table:table-cell office:value-type="float" office:value="99.4794057221151" calcext:value-type="float">
            <text:p>99,479405722115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3</text:p>
          </table:table-cell>
          <table:table-cell office:value-type="float" office:value="9" calcext:value-type="float">
            <text:p>9</text:p>
          </table:table-cell>
          <table:table-cell office:value-type="float" office:value="66170" calcext:value-type="float">
            <text:p>66170</text:p>
          </table:table-cell>
          <table:table-cell office:value-type="float" office:value="0" calcext:value-type="float">
            <text:p>0</text:p>
          </table:table-cell>
          <table:table-cell office:value-type="float" office:value="66170" calcext:value-type="float">
            <text:p>66170</text:p>
          </table:table-cell>
          <table:table-cell office:value-type="float" office:value="121.888465996831" calcext:value-type="float">
            <text:p>121,88846599683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4</text:p>
          </table:table-cell>
          <table:table-cell office:value-type="float" office:value="9" calcext:value-type="float">
            <text:p>9</text:p>
          </table:table-cell>
          <table:table-cell office:value-type="float" office:value="86026" calcext:value-type="float">
            <text:p>86026</text:p>
          </table:table-cell>
          <table:table-cell office:value-type="float" office:value="0" calcext:value-type="float">
            <text:p>0</text:p>
          </table:table-cell>
          <table:table-cell office:value-type="float" office:value="86026" calcext:value-type="float">
            <text:p>86026</text:p>
          </table:table-cell>
          <table:table-cell office:value-type="float" office:value="141.289446379989" calcext:value-type="float">
            <text:p>141,28944637998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5</text:p>
          </table:table-cell>
          <table:table-cell office:value-type="float" office:value="9" calcext:value-type="float">
            <text:p>9</text:p>
          </table:table-cell>
          <table:table-cell office:value-type="float" office:value="106278" calcext:value-type="float">
            <text:p>106278</text:p>
          </table:table-cell>
          <table:table-cell office:value-type="float" office:value="0" calcext:value-type="float">
            <text:p>0</text:p>
          </table:table-cell>
          <table:table-cell office:value-type="float" office:value="106278" calcext:value-type="float">
            <text:p>106278</text:p>
          </table:table-cell>
          <table:table-cell office:value-type="float" office:value="157.573630075901" calcext:value-type="float">
            <text:p>157,57363007590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6</text:p>
          </table:table-cell>
          <table:table-cell office:value-type="float" office:value="9" calcext:value-type="float">
            <text:p>9</text:p>
          </table:table-cell>
          <table:table-cell office:value-type="float" office:value="114580" calcext:value-type="float">
            <text:p>114580</text:p>
          </table:table-cell>
          <table:table-cell office:value-type="float" office:value="0" calcext:value-type="float">
            <text:p>0</text:p>
          </table:table-cell>
          <table:table-cell office:value-type="float" office:value="114580" calcext:value-type="float">
            <text:p>114580</text:p>
          </table:table-cell>
          <table:table-cell office:value-type="float" office:value="172.748430507956" calcext:value-type="float">
            <text:p>172,74843050795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7</text:p>
          </table:table-cell>
          <table:table-cell office:value-type="float" office:value="9" calcext:value-type="float">
            <text:p>9</text:p>
          </table:table-cell>
          <table:table-cell office:value-type="float" office:value="166208" calcext:value-type="float">
            <text:p>166208</text:p>
          </table:table-cell>
          <table:table-cell office:value-type="float" office:value="0" calcext:value-type="float">
            <text:p>0</text:p>
          </table:table-cell>
          <table:table-cell office:value-type="float" office:value="166208" calcext:value-type="float">
            <text:p>166208</text:p>
          </table:table-cell>
          <table:table-cell office:value-type="float" office:value="199.96748018614" calcext:value-type="float">
            <text:p>199,9674801861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8</text:p>
          </table:table-cell>
          <table:table-cell office:value-type="float" office:value="9" calcext:value-type="float">
            <text:p>9</text:p>
          </table:table-cell>
          <table:table-cell office:value-type="float" office:value="191866" calcext:value-type="float">
            <text:p>191866</text:p>
          </table:table-cell>
          <table:table-cell office:value-type="float" office:value="0" calcext:value-type="float">
            <text:p>0</text:p>
          </table:table-cell>
          <table:table-cell office:value-type="float" office:value="191866" calcext:value-type="float">
            <text:p>191866</text:p>
          </table:table-cell>
          <table:table-cell office:value-type="float" office:value="218.506183099932" calcext:value-type="float">
            <text:p>218,50618309993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09</text:p>
          </table:table-cell>
          <table:table-cell office:value-type="float" office:value="9" calcext:value-type="float">
            <text:p>9</text:p>
          </table:table-cell>
          <table:table-cell office:value-type="float" office:value="222979" calcext:value-type="float">
            <text:p>222979</text:p>
          </table:table-cell>
          <table:table-cell office:value-type="float" office:value="0" calcext:value-type="float">
            <text:p>0</text:p>
          </table:table-cell>
          <table:table-cell office:value-type="float" office:value="222979" calcext:value-type="float">
            <text:p>222979</text:p>
          </table:table-cell>
          <table:table-cell office:value-type="float" office:value="243.433021298144" calcext:value-type="float">
            <text:p>243,43302129814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0</text:p>
          </table:table-cell>
          <table:table-cell office:value-type="float" office:value="9" calcext:value-type="float">
            <text:p>9</text:p>
          </table:table-cell>
          <table:table-cell office:value-type="float" office:value="250752" calcext:value-type="float">
            <text:p>250752</text:p>
          </table:table-cell>
          <table:table-cell office:value-type="float" office:value="0" calcext:value-type="float">
            <text:p>0</text:p>
          </table:table-cell>
          <table:table-cell office:value-type="float" office:value="250752" calcext:value-type="float">
            <text:p>250752</text:p>
          </table:table-cell>
          <table:table-cell office:value-type="float" office:value="264.603275676956" calcext:value-type="float">
            <text:p>264,60327567695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1</text:p>
          </table:table-cell>
          <table:table-cell office:value-type="float" office:value="9" calcext:value-type="float">
            <text:p>9</text:p>
          </table:table-cell>
          <table:table-cell office:value-type="float" office:value="294563" calcext:value-type="float">
            <text:p>294563</text:p>
          </table:table-cell>
          <table:table-cell office:value-type="float" office:value="0" calcext:value-type="float">
            <text:p>0</text:p>
          </table:table-cell>
          <table:table-cell office:value-type="float" office:value="294563" calcext:value-type="float">
            <text:p>294563</text:p>
          </table:table-cell>
          <table:table-cell office:value-type="float" office:value="282.659871184034" calcext:value-type="float">
            <text:p>282,65987118403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2</text:p>
          </table:table-cell>
          <table:table-cell office:value-type="float" office:value="9" calcext:value-type="float">
            <text:p>9</text:p>
          </table:table-cell>
          <table:table-cell office:value-type="float" office:value="302834" calcext:value-type="float">
            <text:p>302834</text:p>
          </table:table-cell>
          <table:table-cell office:value-type="float" office:value="0" calcext:value-type="float">
            <text:p>0</text:p>
          </table:table-cell>
          <table:table-cell office:value-type="float" office:value="302834" calcext:value-type="float">
            <text:p>302834</text:p>
          </table:table-cell>
          <table:table-cell office:value-type="float" office:value="299.575803400017" calcext:value-type="float">
            <text:p>299,57580340001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3</text:p>
          </table:table-cell>
          <table:table-cell office:value-type="float" office:value="9" calcext:value-type="float">
            <text:p>9</text:p>
          </table:table-cell>
          <table:table-cell office:value-type="float" office:value="320652" calcext:value-type="float">
            <text:p>320652</text:p>
          </table:table-cell>
          <table:table-cell office:value-type="float" office:value="0" calcext:value-type="float">
            <text:p>0</text:p>
          </table:table-cell>
          <table:table-cell office:value-type="float" office:value="320652" calcext:value-type="float">
            <text:p>320652</text:p>
          </table:table-cell>
          <table:table-cell office:value-type="float" office:value="316.435450389981" calcext:value-type="float">
            <text:p>316,43545038998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4</text:p>
          </table:table-cell>
          <table:table-cell office:value-type="float" office:value="9" calcext:value-type="float">
            <text:p>9</text:p>
          </table:table-cell>
          <table:table-cell office:value-type="float" office:value="403812" calcext:value-type="float">
            <text:p>403812</text:p>
          </table:table-cell>
          <table:table-cell office:value-type="float" office:value="0" calcext:value-type="float">
            <text:p>0</text:p>
          </table:table-cell>
          <table:table-cell office:value-type="float" office:value="403812" calcext:value-type="float">
            <text:p>403812</text:p>
          </table:table-cell>
          <table:table-cell office:value-type="float" office:value="346.238547948887" calcext:value-type="float">
            <text:p>346,23854794888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5</text:p>
          </table:table-cell>
          <table:table-cell office:value-type="float" office:value="9" calcext:value-type="float">
            <text:p>9</text:p>
          </table:table-cell>
          <table:table-cell office:value-type="float" office:value="466923" calcext:value-type="float">
            <text:p>466923</text:p>
          </table:table-cell>
          <table:table-cell office:value-type="float" office:value="0" calcext:value-type="float">
            <text:p>0</text:p>
          </table:table-cell>
          <table:table-cell office:value-type="float" office:value="466923" calcext:value-type="float">
            <text:p>466923</text:p>
          </table:table-cell>
          <table:table-cell office:value-type="float" office:value="373.989951056893" calcext:value-type="float">
            <text:p>373,98995105689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6</text:p>
          </table:table-cell>
          <table:table-cell office:value-type="float" office:value="9" calcext:value-type="float">
            <text:p>9</text:p>
          </table:table-cell>
          <table:table-cell office:value-type="float" office:value="541950" calcext:value-type="float">
            <text:p>541950</text:p>
          </table:table-cell>
          <table:table-cell office:value-type="float" office:value="0" calcext:value-type="float">
            <text:p>0</text:p>
          </table:table-cell>
          <table:table-cell office:value-type="float" office:value="541950" calcext:value-type="float">
            <text:p>541950</text:p>
          </table:table-cell>
          <table:table-cell office:value-type="float" office:value="400.483888283139" calcext:value-type="float">
            <text:p>400,48388828313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7</text:p>
          </table:table-cell>
          <table:table-cell office:value-type="float" office:value="9" calcext:value-type="float">
            <text:p>9</text:p>
          </table:table-cell>
          <table:table-cell office:value-type="float" office:value="574694" calcext:value-type="float">
            <text:p>574694</text:p>
          </table:table-cell>
          <table:table-cell office:value-type="float" office:value="0" calcext:value-type="float">
            <text:p>0</text:p>
          </table:table-cell>
          <table:table-cell office:value-type="float" office:value="574694" calcext:value-type="float">
            <text:p>574694</text:p>
          </table:table-cell>
          <table:table-cell office:value-type="float" office:value="424.910138203064" calcext:value-type="float">
            <text:p>424,91013820306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8</text:p>
          </table:table-cell>
          <table:table-cell office:value-type="float" office:value="9" calcext:value-type="float">
            <text:p>9</text:p>
          </table:table-cell>
          <table:table-cell office:value-type="float" office:value="641392" calcext:value-type="float">
            <text:p>641392</text:p>
          </table:table-cell>
          <table:table-cell office:value-type="float" office:value="0" calcext:value-type="float">
            <text:p>0</text:p>
          </table:table-cell>
          <table:table-cell office:value-type="float" office:value="641392" calcext:value-type="float">
            <text:p>641392</text:p>
          </table:table-cell>
          <table:table-cell office:value-type="float" office:value="448.227911296999" calcext:value-type="float">
            <text:p>448,22791129699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19</text:p>
          </table:table-cell>
          <table:table-cell office:value-type="float" office:value="9" calcext:value-type="float">
            <text:p>9</text:p>
          </table:table-cell>
          <table:table-cell office:value-type="float" office:value="758686" calcext:value-type="float">
            <text:p>758686</text:p>
          </table:table-cell>
          <table:table-cell office:value-type="float" office:value="0" calcext:value-type="float">
            <text:p>0</text:p>
          </table:table-cell>
          <table:table-cell office:value-type="float" office:value="758686" calcext:value-type="float">
            <text:p>758686</text:p>
          </table:table-cell>
          <table:table-cell office:value-type="float" office:value="501.356552368961" calcext:value-type="float">
            <text:p>501,35655236896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0</text:p>
          </table:table-cell>
          <table:table-cell office:value-type="float" office:value="9" calcext:value-type="float">
            <text:p>9</text:p>
          </table:table-cell>
          <table:table-cell office:value-type="float" office:value="994949" calcext:value-type="float">
            <text:p>994949</text:p>
          </table:table-cell>
          <table:table-cell office:value-type="float" office:value="0" calcext:value-type="float">
            <text:p>0</text:p>
          </table:table-cell>
          <table:table-cell office:value-type="float" office:value="994949" calcext:value-type="float">
            <text:p>994949</text:p>
          </table:table-cell>
          <table:table-cell office:value-type="float" office:value="550.229434818029" calcext:value-type="float">
            <text:p>550,22943481802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1</text:p>
          </table:table-cell>
          <table:table-cell office:value-type="float" office:value="9" calcext:value-type="float">
            <text:p>9</text:p>
          </table:table-cell>
          <table:table-cell office:value-type="float" office:value="39152" calcext:value-type="float">
            <text:p>39152</text:p>
          </table:table-cell>
          <table:table-cell office:value-type="float" office:value="0" calcext:value-type="float">
            <text:p>0</text:p>
          </table:table-cell>
          <table:table-cell office:value-type="float" office:value="39152" calcext:value-type="float">
            <text:p>39152</text:p>
          </table:table-cell>
          <table:table-cell office:value-type="float" office:value="86.5463633739855" calcext:value-type="float">
            <text:p>86,546363373985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2</text:p>
          </table:table-cell>
          <table:table-cell office:value-type="float" office:value="9" calcext:value-type="float">
            <text:p>9</text:p>
          </table:table-cell>
          <table:table-cell office:value-type="float" office:value="76051" calcext:value-type="float">
            <text:p>76051</text:p>
          </table:table-cell>
          <table:table-cell office:value-type="float" office:value="0" calcext:value-type="float">
            <text:p>0</text:p>
          </table:table-cell>
          <table:table-cell office:value-type="float" office:value="76051" calcext:value-type="float">
            <text:p>76051</text:p>
          </table:table-cell>
          <table:table-cell office:value-type="float" office:value="132.095901769818" calcext:value-type="float">
            <text:p>132,09590176981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3</text:p>
          </table:table-cell>
          <table:table-cell office:value-type="float" office:value="9" calcext:value-type="float">
            <text:p>9</text:p>
          </table:table-cell>
          <table:table-cell office:value-type="float" office:value="121574" calcext:value-type="float">
            <text:p>121574</text:p>
          </table:table-cell>
          <table:table-cell office:value-type="float" office:value="0" calcext:value-type="float">
            <text:p>0</text:p>
          </table:table-cell>
          <table:table-cell office:value-type="float" office:value="121574" calcext:value-type="float">
            <text:p>121574</text:p>
          </table:table-cell>
          <table:table-cell office:value-type="float" office:value="165.552898240974" calcext:value-type="float">
            <text:p>165,55289824097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4</text:p>
          </table:table-cell>
          <table:table-cell office:value-type="float" office:value="9" calcext:value-type="float">
            <text:p>9</text:p>
          </table:table-cell>
          <table:table-cell office:value-type="float" office:value="172791" calcext:value-type="float">
            <text:p>172791</text:p>
          </table:table-cell>
          <table:table-cell office:value-type="float" office:value="0" calcext:value-type="float">
            <text:p>0</text:p>
          </table:table-cell>
          <table:table-cell office:value-type="float" office:value="172791" calcext:value-type="float">
            <text:p>172791</text:p>
          </table:table-cell>
          <table:table-cell office:value-type="float" office:value="212.12380905007" calcext:value-type="float">
            <text:p>212,12380905007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5</text:p>
          </table:table-cell>
          <table:table-cell office:value-type="float" office:value="9" calcext:value-type="float">
            <text:p>9</text:p>
          </table:table-cell>
          <table:table-cell office:value-type="float" office:value="235349" calcext:value-type="float">
            <text:p>235349</text:p>
          </table:table-cell>
          <table:table-cell office:value-type="float" office:value="0" calcext:value-type="float">
            <text:p>0</text:p>
          </table:table-cell>
          <table:table-cell office:value-type="float" office:value="235349" calcext:value-type="float">
            <text:p>235349</text:p>
          </table:table-cell>
          <table:table-cell office:value-type="float" office:value="254.95126209408" calcext:value-type="float">
            <text:p>254,9512620940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6</text:p>
          </table:table-cell>
          <table:table-cell office:value-type="float" office:value="9" calcext:value-type="float">
            <text:p>9</text:p>
          </table:table-cell>
          <table:table-cell office:value-type="float" office:value="295774" calcext:value-type="float">
            <text:p>295774</text:p>
          </table:table-cell>
          <table:table-cell office:value-type="float" office:value="0" calcext:value-type="float">
            <text:p>0</text:p>
          </table:table-cell>
          <table:table-cell office:value-type="float" office:value="295774" calcext:value-type="float">
            <text:p>295774</text:p>
          </table:table-cell>
          <table:table-cell office:value-type="float" office:value="291.267543765949" calcext:value-type="float">
            <text:p>291,26754376594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7</text:p>
          </table:table-cell>
          <table:table-cell office:value-type="float" office:value="9" calcext:value-type="float">
            <text:p>9</text:p>
          </table:table-cell>
          <table:table-cell office:value-type="float" office:value="397918" calcext:value-type="float">
            <text:p>397918</text:p>
          </table:table-cell>
          <table:table-cell office:value-type="float" office:value="0" calcext:value-type="float">
            <text:p>0</text:p>
          </table:table-cell>
          <table:table-cell office:value-type="float" office:value="397918" calcext:value-type="float">
            <text:p>397918</text:p>
          </table:table-cell>
          <table:table-cell office:value-type="float" office:value="331.706544323824" calcext:value-type="float">
            <text:p>331,70654432382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8</text:p>
          </table:table-cell>
          <table:table-cell office:value-type="float" office:value="9" calcext:value-type="float">
            <text:p>9</text:p>
          </table:table-cell>
          <table:table-cell office:value-type="float" office:value="465528" calcext:value-type="float">
            <text:p>465528</text:p>
          </table:table-cell>
          <table:table-cell office:value-type="float" office:value="0" calcext:value-type="float">
            <text:p>0</text:p>
          </table:table-cell>
          <table:table-cell office:value-type="float" office:value="465528" calcext:value-type="float">
            <text:p>465528</text:p>
          </table:table-cell>
          <table:table-cell office:value-type="float" office:value="387.115290143992" calcext:value-type="float">
            <text:p>387,11529014399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29</text:p>
          </table:table-cell>
          <table:table-cell office:value-type="float" office:value="9" calcext:value-type="float">
            <text:p>9</text:p>
          </table:table-cell>
          <table:table-cell office:value-type="float" office:value="605793" calcext:value-type="float">
            <text:p>605793</text:p>
          </table:table-cell>
          <table:table-cell office:value-type="float" office:value="0" calcext:value-type="float">
            <text:p>0</text:p>
          </table:table-cell>
          <table:table-cell office:value-type="float" office:value="605793" calcext:value-type="float">
            <text:p>605793</text:p>
          </table:table-cell>
          <table:table-cell office:value-type="float" office:value="436.639056280953" calcext:value-type="float">
            <text:p>436,639056280953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wlp30</text:p>
          </table:table-cell>
          <table:table-cell office:value-type="float" office:value="9" calcext:value-type="float">
            <text:p>9</text:p>
          </table:table-cell>
          <table:table-cell office:value-type="float" office:value="890295" calcext:value-type="float">
            <text:p>890295</text:p>
          </table:table-cell>
          <table:table-cell office:value-type="float" office:value="0" calcext:value-type="float">
            <text:p>0</text:p>
          </table:table-cell>
          <table:table-cell office:value-type="float" office:value="890295" calcext:value-type="float">
            <text:p>890295</text:p>
          </table:table-cell>
          <table:table-cell office:value-type="float" office:value="526.434675449971" calcext:value-type="float">
            <text:p>526,434675449971</text:p>
          </table:table-cell>
          <table:table-cell table:number-columns-repeated="16376"/>
        </table:table-row>
        <table:table-row table:style-name="ro1" table:number-rows-repeated="1048274">
          <table:table-cell table:number-columns-repeated="16382"/>
        </table:table-row>
        <table:table-row table:style-name="ro1"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text>€ </number:text>
      <number:number number:decimal-places="0" number:min-decimal-places="0" number:min-integer-digits="1" number:grouping="true"/>
    </number:number-style>
    <number:number-style style:name="N112">
      <number:text>-€ 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decimal-places="2" number:min-integer-digits="1" number:grouping="true"/>
    </number:number-style>
    <number:number-style style:name="N115">
      <number:text>-€ 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€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dae3f3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2" style:display-name="Excel Built-in 20% - Accent2" style:family="table-cell" style:parent-style-name="Default">
      <style:table-cell-properties fo:background-color="#fbe5d6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3" style:display-name="Excel Built-in 20% - Accent3" style:family="table-cell" style:parent-style-name="Default">
      <style:table-cell-properties fo:background-color="#ededed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4" style:display-name="Excel Built-in 20% - Accent4" style:family="table-cell" style:parent-style-name="Default">
      <style:table-cell-properties fo:background-color="#fff2cc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5" style:display-name="Excel Built-in 20% - Accent5" style:family="table-cell" style:parent-style-name="Default">
      <style:table-cell-properties fo:background-color="#deebf7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6" style:display-name="Excel Built-in 20% - Accent6" style:family="table-cell" style:parent-style-name="Default">
      <style:table-cell-properties fo:background-color="#e2f0d9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1" style:display-name="Excel Built-in 40% - Accent1" style:family="table-cell" style:parent-style-name="Default">
      <style:table-cell-properties fo:background-color="#b4c7e7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2" style:display-name="Excel Built-in 40% - Accent2" style:family="table-cell" style:parent-style-name="Default">
      <style:table-cell-properties fo:background-color="#f8cbad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3" style:display-name="Excel Built-in 40% - Accent3" style:family="table-cell" style:parent-style-name="Default">
      <style:table-cell-properties fo:background-color="#dbdbdb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4" style:display-name="Excel Built-in 40% - Accent4" style:family="table-cell" style:parent-style-name="Default">
      <style:table-cell-properties fo:background-color="#ffe699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5" style:display-name="Excel Built-in 40% - Accent5" style:family="table-cell" style:parent-style-name="Default">
      <style:table-cell-properties fo:background-color="#bdd7ee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6" style:display-name="Excel Built-in 40% - Accent6" style:family="table-cell" style:parent-style-name="Default">
      <style:table-cell-properties fo:background-color="#c5e0b4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1" style:display-name="Excel Built-in 60% - Accent1" style:family="table-cell" style:parent-style-name="Default">
      <style:table-cell-properties fo:background-color="#8faadc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2" style:display-name="Excel Built-in 60% - Accent2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3" style:display-name="Excel Built-in 60% - Accent3" style:family="table-cell" style:parent-style-name="Default">
      <style:table-cell-properties fo:background-color="#c9c9c9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4" style:display-name="Excel Built-in 60% - Accent4" style:family="table-cell" style:parent-style-name="Default">
      <style:table-cell-properties fo:background-color="#ffd966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5" style:display-name="Excel Built-in 60% - Accent5" style:family="table-cell" style:parent-style-name="Default">
      <style:table-cell-properties fo:background-color="#9dc3e6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6" style:display-name="Excel Built-in 60% - Accent6" style:family="table-cell" style:parent-style-name="Default">
      <style:table-cell-properties fo:background-color="#a9d18e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Excel_20_Built-in_20_Accent1" style:display-name="Excel Built-in Accent1" style:family="table-cell" style:parent-style-name="Default">
      <style:table-cell-properties fo:background-color="#4472c4">
        <loext:background-complex-color loext:theme-type="accent1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/>
      </style:text-properties>
    </style:style>
    <style:style style:name="Excel_20_Built-in_20_Accent2" style:display-name="Excel Built-in Accent2" style:family="table-cell" style:parent-style-name="Default">
      <style:table-cell-properties fo:background-color="#ed7d31">
        <loext:background-complex-color loext:theme-type="accent2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/>
      </style:text-properties>
    </style:style>
    <style:style style:name="Excel_20_Built-in_20_Accent3" style:display-name="Excel Built-in Accent3" style:family="table-cell" style:parent-style-name="Default">
      <style:table-cell-properties fo:background-color="#a5a5a5">
        <loext:background-complex-color loext:theme-type="accent3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/>
      </style:text-properties>
    </style:style>
    <style:style style:name="Excel_20_Built-in_20_Accent4" style:display-name="Excel Built-in Accent4" style:family="table-cell" style:parent-style-name="Default">
      <style:table-cell-properties fo:background-color="#ffc000">
        <loext:background-complex-color loext:theme-type="accent4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/>
      </style:text-properties>
    </style:style>
    <style:style style:name="Excel_20_Built-in_20_Accent5" style:display-name="Excel Built-in Accent5" style:family="table-cell" style:parent-style-name="Default">
      <style:table-cell-properties fo:background-color="#5b9bd5">
        <loext:background-complex-color loext:theme-type="accent5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/>
      </style:text-properties>
    </style:style>
    <style:style style:name="Excel_20_Built-in_20_Accent6" style:display-name="Excel Built-in Accent6" style:family="table-cell" style:parent-style-name="Default">
      <style:table-cell-properties fo:background-color="#70ad47">
        <loext:background-complex-color loext:theme-type="accent6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/>
      </style:text-properties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light1" loext:color-type="theme"/>
      </style:text-properties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>
        <loext:char-complex-color loext:theme-type="dark1" loext:color-type="theme"/>
      </style:text-properties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>
        <loext:border-bottom-complex-color loext:theme-type="accent1" loext:color-type="theme"/>
      </style:table-cell-properties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2" loext:color-type="theme"/>
      </style:text-properties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>
        <loext:border-bottom-complex-color loext:theme-type="accent1" loext:color-type="theme">
          <loext:transformation loext:type="lummod" loext:value="5000"/>
          <loext:transformation loext:type="lumoff" loext:value="4999"/>
        </loext:border-bottom-complex-color>
      </style:table-cell-properties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2" loext:color-type="theme"/>
      </style:text-properties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>
        <loext:border-bottom-complex-color loext:theme-type="accent1" loext:color-type="theme">
          <loext:transformation loext:type="lummod" loext:value="6000"/>
          <loext:transformation loext:type="lumoff" loext:value="3999"/>
        </loext:border-bottom-complex-color>
      </style:table-cell-properties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2" loext:color-type="theme"/>
      </style:text-properties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2" loext:color-type="theme"/>
      </style:text-properties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>
        <loext:char-complex-color loext:theme-type="dark2" loext:color-type="theme"/>
      </style:text-properties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18cm 0.026cm 0.018cm" style:diagonal-bl-tr="none" style:diagonal-tl-br="none" fo:border-left="none" fo:border-right="none" fo:border-top="0.74pt solid #4472c4">
        <loext:border-bottom-complex-color loext:theme-type="accent1" loext:color-type="theme"/>
        <loext:border-top-complex-color loext:theme-type="accent1" loext:color-type="theme"/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4">00/00/0000</text:date>, <text:time style:data-style-name="N2" text:time-value="11:16:19.6364139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og-sqrt" style:display-name="PageStyle_Log-sqr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creation-date>2023-07-27T07:38:30</meta:creation-date>
    <dc:date>2023-11-14T11:16:25.137196003</dc:date>
    <meta:generator>LibreOffice/7.6.2.1$MacOSX_X86_64 LibreOffice_project/56f7684011345957bbf33a7ee678afaf4d2ba333</meta:generator>
    <meta:editing-duration>PT2M3S</meta:editing-duration>
    <meta:editing-cycles>2</meta:editing-cycles>
    <meta:document-statistic meta:table-count="1" meta:cell-count="1933" meta:object-count="0"/>
    <meta:user-defined meta:name="AppVersion">16.0300</meta:user-defined>
  </office:meta>
</office:document-meta>
</file>